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9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8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number-columns-repeated="1005" table:default-cell-style-name="Default"/>
        <table:table-row table:style-name="ro1">
          <table:table-cell table:style-name="ce1" office:value-type="string">
            <text:p>AVERAGE</text:p>
          </table:table-cell>
          <table:table-cell table:style-name="ce1" table:number-columns-repeated="2"/>
          <table:table-cell table:style-name="ce2" table:formula="of:=AVERAGE([.D4:.D53])" office:value-type="float" office:value="0.000166666666666668">
            <text:p>0.00017</text:p>
          </table:table-cell>
          <table:table-cell table:style-name="ce2" table:number-columns-repeated="2"/>
          <table:table-cell table:style-name="ce2" table:formula="of:=AVERAGE([.G4:.G53])" office:value-type="float" office:value="0.000166666666666668">
            <text:p>0.00017</text:p>
          </table:table-cell>
          <table:table-cell table:style-name="ce2" table:number-columns-repeated="2"/>
          <table:table-cell table:style-name="ce2" table:formula="of:=AVERAGE([.J4:.J53])" office:value-type="float" office:value="0.000722222222222231">
            <text:p>0.00072</text:p>
          </table:table-cell>
          <table:table-cell table:style-name="ce2" table:number-columns-repeated="2"/>
          <table:table-cell table:style-name="ce2" table:formula="of:=AVERAGE([.M4:.M53])" office:value-type="float" office:value="0.000638888888888896">
            <text:p>0.00064</text:p>
          </table:table-cell>
          <table:table-cell table:style-name="ce1" table:number-columns-repeated="1005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number-columns-repeated="2"/>
          <table:table-cell table:style-name="ce2" table:formula="of:=STDEV([.D4:.D53])" office:value-type="float" office:value="0.00117851130197759">
            <text:p>0.00118</text:p>
          </table:table-cell>
          <table:table-cell table:style-name="ce2" table:number-columns-repeated="2"/>
          <table:table-cell table:style-name="ce2" table:formula="of:=STDEV([.G4:.G53])" office:value-type="float" office:value="0.00117851130197759">
            <text:p>0.00118</text:p>
          </table:table-cell>
          <table:table-cell table:style-name="ce2" table:number-columns-repeated="2"/>
          <table:table-cell table:style-name="ce2" table:formula="of:=STDEV([.J4:.J53])" office:value-type="float" office:value="0.002231415225319">
            <text:p>0.00223</text:p>
          </table:table-cell>
          <table:table-cell table:style-name="ce2" table:number-columns-repeated="2"/>
          <table:table-cell table:style-name="ce2" table:formula="of:=STDEV([.M4:.M53])" office:value-type="float" office:value="0.00217730251883">
            <text:p>0.00218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1" office:value-type="string">
            <text:p>Crossover-b</text:p>
          </table:table-cell>
          <table:table-cell table:style-name="ce1" office:value-type="string">
            <text:p>Crossover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Hungry-b</text:p>
          </table:table-cell>
          <table:table-cell table:style-name="ce1" office:value-type="string">
            <text:p>Hungry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LocalBranching-b</text:p>
          </table:table-cell>
          <table:table-cell table:style-name="ce1" office:value-type="string">
            <text:p>LocalBranching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Mutation-b</text:p>
          </table:table-cell>
          <table:table-cell table:style-name="ce1" office:value-type="string">
            <text:p>Mutation-a</text:p>
          </table:table-cell>
          <table:table-cell table:style-name="ce1" office:value-type="string">
            <text:p>Improvement</text:p>
          </table:table-cell>
          <table:table-cell table:style-name="ce1"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]-[.B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]-[.E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]-[.H4]" office:value-type="float" office:value="0">
            <text:p>0</text:p>
          </table:table-cell>
          <table:table-cell office:value-type="float" office:value="0.573611111111111">
            <text:p>0.573611111111111</text:p>
          </table:table-cell>
          <table:table-cell office:value-type="float" office:value="0.579166666666667">
            <text:p>0.579166666666667</text:p>
          </table:table-cell>
          <table:table-cell table:formula="of:=[.L4]-[.K4]" office:value-type="float" office:value="0.00555555555555565">
            <text:p>0.00555555555555565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5]-[.B5]" office:value-type="float" office:value="0">
            <text:p>0</text:p>
          </table:table-cell>
          <table:table-cell office:value-type="float" office:value="0.570833333333333">
            <text:p>0.570833333333333</text:p>
          </table:table-cell>
          <table:table-cell office:value-type="float" office:value="0.579166666666667">
            <text:p>0.579166666666667</text:p>
          </table:table-cell>
          <table:table-cell table:formula="of:=[.F5]-[.E5]" office:value-type="float" office:value="0.00833333333333341">
            <text:p>0.00833333333333341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5]-[.H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5]-[.K5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6]-[.B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6]-[.E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6]-[.H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6]-[.K6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7]-[.B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7]-[.E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7]-[.H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7]-[.K7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3611111111111">
            <text:p>0.573611111111111</text:p>
          </table:table-cell>
          <table:table-cell table:formula="of:=[.C8]-[.B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8]-[.E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8]-[.H8]" office:value-type="float" office:value="0">
            <text:p>0</text:p>
          </table:table-cell>
          <table:table-cell office:value-type="float" office:value="0.570833333333333">
            <text:p>0.570833333333333</text:p>
          </table:table-cell>
          <table:table-cell office:value-type="float" office:value="0.570833333333333">
            <text:p>0.570833333333333</text:p>
          </table:table-cell>
          <table:table-cell table:formula="of:=[.L8]-[.K8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9]-[.B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9]-[.E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9]-[.H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9]-[.K9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0]-[.B1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0]-[.E1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0]-[.H1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0]-[.K10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1]-[.B1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1]-[.E1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1]-[.H1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1]-[.K11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2]-[.B1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2]-[.E12]" office:value-type="float" office:value="0">
            <text:p>0</text:p>
          </table:table-cell>
          <table:table-cell office:value-type="float" office:value="0.570833333333333">
            <text:p>0.570833333333333</text:p>
          </table:table-cell>
          <table:table-cell office:value-type="float" office:value="0.579166666666667">
            <text:p>0.579166666666667</text:p>
          </table:table-cell>
          <table:table-cell table:formula="of:=[.I12]-[.H12]" office:value-type="float" office:value="0.00833333333333341">
            <text:p>0.00833333333333341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2]-[.K12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3]-[.B1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3]-[.E1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3]-[.H1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3]-[.K13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4]-[.B1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4]-[.E1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4]-[.H14]" office:value-type="float" office:value="0">
            <text:p>0</text:p>
          </table:table-cell>
          <table:table-cell office:value-type="float" office:value="0.577777777777778">
            <text:p>0.577777777777778</text:p>
          </table:table-cell>
          <table:table-cell office:value-type="float" office:value="0.579166666666667">
            <text:p>0.579166666666667</text:p>
          </table:table-cell>
          <table:table-cell table:formula="of:=[.L14]-[.K14]" office:value-type="float" office:value="0.00138888888888888">
            <text:p>0.00138888888888888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5]-[.B1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5]-[.E1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5]-[.H1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5]-[.K15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6]-[.B1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6]-[.E1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6]-[.H1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6]-[.K16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7]-[.B1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7]-[.E1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7]-[.H1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7]-[.K17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8]-[.B1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8]-[.E1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18]-[.H18]" office:value-type="float" office:value="0">
            <text:p>0</text:p>
          </table:table-cell>
          <table:table-cell office:value-type="float" office:value="0.577777777777778">
            <text:p>0.577777777777778</text:p>
          </table:table-cell>
          <table:table-cell office:value-type="float" office:value="0.579166666666667">
            <text:p>0.579166666666667</text:p>
          </table:table-cell>
          <table:table-cell table:formula="of:=[.L18]-[.K18]" office:value-type="float" office:value="0.001388888888889">
            <text:p>0.001388888888889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19]-[.B1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19]-[.E19]" office:value-type="float" office:value="0">
            <text:p>0</text:p>
          </table:table-cell>
          <table:table-cell office:value-type="float" office:value="0.569444444444444">
            <text:p>0.569444444444444</text:p>
          </table:table-cell>
          <table:table-cell office:value-type="float" office:value="0.579166666666667">
            <text:p>0.579166666666667</text:p>
          </table:table-cell>
          <table:table-cell table:formula="of:=[.I19]-[.H19]" office:value-type="float" office:value="0.00972222222222241">
            <text:p>0.00972222222222241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19]-[.K19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0]-[.B2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0]-[.E2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0]-[.H2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0]-[.K20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1]-[.B2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1]-[.E2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1]-[.H2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1]-[.K21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2]-[.B2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2]-[.E22]" office:value-type="float" office:value="0">
            <text:p>0</text:p>
          </table:table-cell>
          <table:table-cell office:value-type="float" office:value="0.577777777777778">
            <text:p>0.577777777777778</text:p>
          </table:table-cell>
          <table:table-cell office:value-type="float" office:value="0.579166666666667">
            <text:p>0.579166666666667</text:p>
          </table:table-cell>
          <table:table-cell table:formula="of:=[.I22]-[.H22]" office:value-type="float" office:value="0.00138888888888888">
            <text:p>0.00138888888888888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2]-[.K22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3]-[.B2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3]-[.E2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3]-[.H2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3]-[.K23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7777777777778">
            <text:p>0.577777777777778</text:p>
          </table:table-cell>
          <table:table-cell table:formula="of:=[.C24]-[.B2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4]-[.E2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4]-[.H2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4]-[.K24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5]-[.B2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5]-[.E2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5]-[.H2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5]-[.K25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569444444444444">
            <text:p>0.569444444444444</text:p>
          </table:table-cell>
          <table:table-cell office:value-type="float" office:value="0.577777777777778">
            <text:p>0.577777777777778</text:p>
          </table:table-cell>
          <table:table-cell table:formula="of:=[.C26]-[.B26]" office:value-type="float" office:value="0.00833333333333341">
            <text:p>0.00833333333333341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6]-[.E2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6]-[.H2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6]-[.K26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7]-[.B2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7]-[.E2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7]-[.H2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7]-[.K27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8]-[.B2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8]-[.E28]" office:value-type="float" office:value="0">
            <text:p>0</text:p>
          </table:table-cell>
          <table:table-cell office:value-type="float" office:value="0.573611111111111">
            <text:p>0.573611111111111</text:p>
          </table:table-cell>
          <table:table-cell office:value-type="float" office:value="0.579166666666667">
            <text:p>0.579166666666667</text:p>
          </table:table-cell>
          <table:table-cell table:formula="of:=[.I28]-[.H28]" office:value-type="float" office:value="0.00555555555555554">
            <text:p>0.00555555555555554</text:p>
          </table:table-cell>
          <table:table-cell office:value-type="float" office:value="0.573611111111111">
            <text:p>0.573611111111111</text:p>
          </table:table-cell>
          <table:table-cell office:value-type="float" office:value="0.579166666666667">
            <text:p>0.579166666666667</text:p>
          </table:table-cell>
          <table:table-cell table:formula="of:=[.L28]-[.K28]" office:value-type="float" office:value="0.00555555555555554">
            <text:p>0.00555555555555554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29]-[.B2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29]-[.E2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29]-[.H2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29]-[.K29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0833333333333">
            <text:p>0.570833333333333</text:p>
          </table:table-cell>
          <table:table-cell table:formula="of:=[.C30]-[.B3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0]-[.E30]" office:value-type="float" office:value="0">
            <text:p>0</text:p>
          </table:table-cell>
          <table:table-cell office:value-type="float" office:value="0.577777777777778">
            <text:p>0.577777777777778</text:p>
          </table:table-cell>
          <table:table-cell office:value-type="float" office:value="0.579166666666667">
            <text:p>0.579166666666667</text:p>
          </table:table-cell>
          <table:table-cell table:formula="of:=[.I30]-[.H30]" office:value-type="float" office:value="0.001388888888889">
            <text:p>0.001388888888889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0]-[.K30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1]-[.B3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1]-[.E31]" office:value-type="float" office:value="0">
            <text:p>0</text:p>
          </table:table-cell>
          <table:table-cell office:value-type="float" office:value="0.570833333333333">
            <text:p>0.570833333333333</text:p>
          </table:table-cell>
          <table:table-cell office:value-type="float" office:value="0.579166666666667">
            <text:p>0.579166666666667</text:p>
          </table:table-cell>
          <table:table-cell table:formula="of:=[.I31]-[.H31]" office:value-type="float" office:value="0.00833333333333341">
            <text:p>0.00833333333333341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1]-[.K31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2]-[.B3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2]-[.E3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2]-[.H3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2]-[.K32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3]-[.B3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3]-[.E3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3]-[.H3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3]-[.K33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4]-[.B3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4]-[.E3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4]-[.H3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4]-[.K34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5]-[.B3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5]-[.E3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5]-[.H3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5]-[.K35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6]-[.B3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6]-[.E3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6]-[.H36]" office:value-type="float" office:value="0">
            <text:p>0</text:p>
          </table:table-cell>
          <table:table-cell office:value-type="float" office:value="0.573611111111111">
            <text:p>0.573611111111111</text:p>
          </table:table-cell>
          <table:table-cell office:value-type="float" office:value="0.579166666666667">
            <text:p>0.579166666666667</text:p>
          </table:table-cell>
          <table:table-cell table:formula="of:=[.L36]-[.K36]" office:value-type="float" office:value="0.00555555555555565">
            <text:p>0.00555555555555565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7]-[.B3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7]-[.E3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7]-[.H3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7]-[.K37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8]-[.B3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8]-[.E3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8]-[.H3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38]-[.K38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39]-[.B3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39]-[.E3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39]-[.H39]" office:value-type="float" office:value="0">
            <text:p>0</text:p>
          </table:table-cell>
          <table:table-cell office:value-type="float" office:value="0.566666666666667">
            <text:p>0.566666666666667</text:p>
          </table:table-cell>
          <table:table-cell office:value-type="float" office:value="0.579166666666667">
            <text:p>0.579166666666667</text:p>
          </table:table-cell>
          <table:table-cell table:formula="of:=[.L39]-[.K39]" office:value-type="float" office:value="0.0125000000000001">
            <text:p>0.0125000000000001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0]-[.B4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0]-[.E4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0]-[.H4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0]-[.K40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1]-[.B4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1]-[.E4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1]-[.H4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1]-[.K41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.577777777777778">
            <text:p>0.577777777777778</text:p>
          </table:table-cell>
          <table:table-cell office:value-type="float" office:value="0.577777777777778">
            <text:p>0.577777777777778</text:p>
          </table:table-cell>
          <table:table-cell table:formula="of:=[.C42]-[.B4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2]-[.E4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2]-[.H4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2]-[.K42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3]-[.B4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3]-[.E4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3]-[.H4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3]-[.K43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4]-[.B4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4]-[.E4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4]-[.H44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4]-[.K44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5]-[.B4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5]-[.E4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5]-[.H45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5]-[.K45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6]-[.B4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6]-[.E4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6]-[.H46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6]-[.K46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7]-[.B4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7]-[.E4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7]-[.H47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7]-[.K47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8]-[.B4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8]-[.E4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8]-[.H48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8]-[.K48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49]-[.B4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49]-[.E4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49]-[.H49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49]-[.K49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50]-[.B5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50]-[.E5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50]-[.H50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50]-[.K50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51]-[.B5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51]-[.E5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51]-[.H51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51]-[.K51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52]-[.B5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52]-[.E5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I52]-[.H52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52]-[.K52]" office:value-type="float" office:value="0">
            <text:p>0</text:p>
          </table:table-cell>
          <table:table-cell table:number-columns-repeated="1005"/>
        </table:table-row>
        <table:table-row table:style-name="ro1">
          <table:table-cell/>
          <table:table-cell table:number-columns-repeated="2" office:value-type="float" office:value="0.579166666666667">
            <text:p>0.579166666666667</text:p>
          </table:table-cell>
          <table:table-cell table:formula="of:=[.C53]-[.B53]" office:value-type="float" office:value="0">
            <text:p>0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F53]-[.E53]" office:value-type="float" office:value="0">
            <text:p>0</text:p>
          </table:table-cell>
          <table:table-cell office:value-type="float" office:value="0.577777777777778">
            <text:p>0.577777777777778</text:p>
          </table:table-cell>
          <table:table-cell office:value-type="float" office:value="0.579166666666667">
            <text:p>0.579166666666667</text:p>
          </table:table-cell>
          <table:table-cell table:formula="of:=[.I53]-[.H53]" office:value-type="float" office:value="0.00138888888888888">
            <text:p>0.00138888888888888</text:p>
          </table:table-cell>
          <table:table-cell table:number-columns-repeated="2" office:value-type="float" office:value="0.579166666666667">
            <text:p>0.579166666666667</text:p>
          </table:table-cell>
          <table:table-cell table:formula="of:=[.L53]-[.K53]" office:value-type="float" office:value="0">
            <text:p>0</text:p>
          </table:table-cell>
          <table:table-cell table:number-columns-repeated="1005"/>
        </table:table-row>
      </table:table>
      <table:table table:name="Sheet2" table:style-name="ta1" table:print="false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AVERAGE</text:p>
          </table:table-cell>
          <table:table-cell table:style-name="ce1" table:number-columns-repeated="2"/>
          <table:table-cell table:style-name="ce2" table:formula="of:=AVERAGE([.D4:.D53])" office:value-type="float" office:value="0.000333333333333334">
            <text:p>0.00033</text:p>
          </table:table-cell>
          <table:table-cell table:style-name="ce2" table:number-columns-repeated="2"/>
          <table:table-cell table:style-name="ce2" table:formula="of:=AVERAGE([.G4:.G53])" office:value-type="float" office:value="0.00502222222222225">
            <text:p>0.00502</text:p>
          </table:table-cell>
          <table:table-cell table:style-name="ce2" table:number-columns-repeated="2"/>
          <table:table-cell table:style-name="ce2" table:formula="of:=AVERAGE([.J4:.J53])" office:value-type="float" office:value="0.00697777777777779">
            <text:p>0.00698</text:p>
          </table:table-cell>
          <table:table-cell table:style-name="ce2" table:number-columns-repeated="2"/>
          <table:table-cell table:style-name="ce2" table:formula="of:=AVERAGE([.M4:.M53])" office:value-type="float" office:value="0.00851111111111113">
            <text:p>0.0085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number-columns-repeated="2"/>
          <table:table-cell table:style-name="ce2" table:formula="of:=STDEV([.D4:.D53])" office:value-type="float" office:value="0.00165338624253966">
            <text:p>0.00165</text:p>
          </table:table-cell>
          <table:table-cell table:style-name="ce2" table:number-columns-repeated="2"/>
          <table:table-cell table:style-name="ce2" table:formula="of:=STDEV([.G4:.G53])" office:value-type="float" office:value="0.00617719372759176">
            <text:p>0.00618</text:p>
          </table:table-cell>
          <table:table-cell table:style-name="ce2" table:number-columns-repeated="2"/>
          <table:table-cell table:style-name="ce2" table:formula="of:=STDEV([.J4:.J53])" office:value-type="float" office:value="0.00615594766140658">
            <text:p>0.00616</text:p>
          </table:table-cell>
          <table:table-cell table:style-name="ce2" table:number-columns-repeated="2"/>
          <table:table-cell table:style-name="ce2" table:formula="of:=STDEV([.M4:.M53])" office:value-type="float" office:value="0.00659297900300304">
            <text:p>0.00659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>
            <text:p>Crossover-b</text:p>
          </table:table-cell>
          <table:table-cell table:style-name="ce1" office:value-type="string">
            <text:p>Crossover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Hungry-b</text:p>
          </table:table-cell>
          <table:table-cell table:style-name="ce1" office:value-type="string">
            <text:p>Hungry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LocalBranching-b</text:p>
          </table:table-cell>
          <table:table-cell table:style-name="ce1" office:value-type="string">
            <text:p>LocalBranching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Mutation-b</text:p>
          </table:table-cell>
          <table:table-cell table:style-name="ce1" office:value-type="string">
            <text:p>Mutation-a</text:p>
          </table:table-cell>
          <table:table-cell table:style-name="ce1" office:value-type="string">
            <text:p>Improvement</text:p>
          </table:table-cell>
          <table:table-cell table:style-name="ce1" table:number-columns-repeated="1011"/>
        </table:table-row>
        <table:table-row table:style-name="ro1">
          <table:table-cell/>
          <table:table-cell table:number-columns-repeated="2" office:value-type="float" office:value="0.528888888888889">
            <text:p>0.528888888888889</text:p>
          </table:table-cell>
          <table:table-cell table:formula="of:=[.C4]-[.B4]" office:value-type="float" office:value="0">
            <text:p>0</text:p>
          </table:table-cell>
          <table:table-cell table:number-columns-repeated="2" office:value-type="float" office:value="0.522222222222222">
            <text:p>0.522222222222222</text:p>
          </table:table-cell>
          <table:table-cell table:formula="of:=[.F4]-[.E4]" office:value-type="float" office:value="0">
            <text:p>0</text:p>
          </table:table-cell>
          <table:table-cell office:value-type="float" office:value="0.512222222222222">
            <text:p>0.512222222222222</text:p>
          </table:table-cell>
          <table:table-cell office:value-type="float" office:value="0.512222222222222">
            <text:p>0.512222222222222</text:p>
          </table:table-cell>
          <table:table-cell table:formula="of:=[.I4]-[.H4]" office:value-type="float" office:value="0">
            <text:p>0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L4]-[.K4]" office:value-type="float" office:value="0.0111111111111111">
            <text:p>0.011111111111111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3333333333334">
            <text:p>0.503333333333334</text:p>
          </table:table-cell>
          <table:table-cell table:formula="of:=[.C5]-[.B5]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511111111111111">
            <text:p>0.511111111111111</text:p>
          </table:table-cell>
          <table:table-cell table:formula="of:=[.F5]-[.E5]" office:value-type="float" office:value="0.00111111111111106">
            <text:p>0.00111111111111106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I5]-[.H5]" office:value-type="float" office:value="0.0111111111111111">
            <text:p>0.0111111111111111</text:p>
          </table:table-cell>
          <table:table-cell office:value-type="float" office:value="0.504444444444444">
            <text:p>0.504444444444444</text:p>
          </table:table-cell>
          <table:table-cell office:value-type="float" office:value="0.516666666666667">
            <text:p>0.516666666666667</text:p>
          </table:table-cell>
          <table:table-cell table:formula="of:=[.L5]-[.K5]" office:value-type="float" office:value="0.0122222222222222">
            <text:p>0.012222222222222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7777777777778">
            <text:p>0.517777777777778</text:p>
          </table:table-cell>
          <table:table-cell table:formula="of:=[.C6]-[.B6]" office:value-type="float" office:value="0">
            <text:p>0</text:p>
          </table:table-cell>
          <table:table-cell table:number-columns-repeated="2" office:value-type="float" office:value="0.522222222222222">
            <text:p>0.522222222222222</text:p>
          </table:table-cell>
          <table:table-cell table:formula="of:=[.F6]-[.E6]" office:value-type="float" office:value="0">
            <text:p>0</text:p>
          </table:table-cell>
          <table:table-cell table:number-columns-repeated="2" office:value-type="float" office:value="0.513333333333333">
            <text:p>0.513333333333333</text:p>
          </table:table-cell>
          <table:table-cell table:formula="of:=[.I6]-[.H6]" office:value-type="float" office:value="0">
            <text:p>0</text:p>
          </table:table-cell>
          <table:table-cell table:number-columns-repeated="2" office:value-type="float" office:value="0.525555555555556">
            <text:p>0.525555555555556</text:p>
          </table:table-cell>
          <table:table-cell table:formula="of:=[.L6]-[.K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8888888888889">
            <text:p>0.518888888888889</text:p>
          </table:table-cell>
          <table:table-cell table:formula="of:=[.C7]-[.B7]" office:value-type="float" office:value="0">
            <text:p>0</text:p>
          </table:table-cell>
          <table:table-cell table:number-columns-repeated="2" office:value-type="float" office:value="0.512222222222222">
            <text:p>0.512222222222222</text:p>
          </table:table-cell>
          <table:table-cell table:formula="of:=[.F7]-[.E7]" office:value-type="float" office:value="0">
            <text:p>0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I7]-[.H7]" office:value-type="float" office:value="0.0144444444444444">
            <text:p>0.0144444444444444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7]-[.K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5555555555556">
            <text:p>0.505555555555556</text:p>
          </table:table-cell>
          <table:table-cell table:formula="of:=[.C8]-[.B8]" office:value-type="float" office:value="0">
            <text:p>0</text:p>
          </table:table-cell>
          <table:table-cell table:number-columns-repeated="2" office:value-type="float" office:value="0.527777777777778">
            <text:p>0.527777777777778</text:p>
          </table:table-cell>
          <table:table-cell table:formula="of:=[.F8]-[.E8]" office:value-type="float" office:value="0">
            <text:p>0</text:p>
          </table:table-cell>
          <table:table-cell office:value-type="float" office:value="0.516666666666667">
            <text:p>0.516666666666667</text:p>
          </table:table-cell>
          <table:table-cell office:value-type="float" office:value="0.518888888888889">
            <text:p>0.518888888888889</text:p>
          </table:table-cell>
          <table:table-cell table:formula="of:=[.I8]-[.H8]" office:value-type="float" office:value="0.00222222222222235">
            <text:p>0.00222222222222235</text:p>
          </table:table-cell>
          <table:table-cell office:value-type="float" office:value="0.51">
            <text:p>0.51</text:p>
          </table:table-cell>
          <table:table-cell office:value-type="float" office:value="0.528888888888889">
            <text:p>0.528888888888889</text:p>
          </table:table-cell>
          <table:table-cell table:formula="of:=[.L8]-[.K8]" office:value-type="float" office:value="0.0188888888888888">
            <text:p>0.018888888888888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1111111111111">
            <text:p>0.521111111111111</text:p>
          </table:table-cell>
          <table:table-cell table:formula="of:=[.C9]-[.B9]" office:value-type="float" office:value="0">
            <text:p>0</text:p>
          </table:table-cell>
          <table:table-cell office:value-type="float" office:value="0.516666666666667">
            <text:p>0.516666666666667</text:p>
          </table:table-cell>
          <table:table-cell office:value-type="float" office:value="0.518888888888889">
            <text:p>0.518888888888889</text:p>
          </table:table-cell>
          <table:table-cell table:formula="of:=[.F9]-[.E9]" office:value-type="float" office:value="0.00222222222222246">
            <text:p>0.00222222222222246</text:p>
          </table:table-cell>
          <table:table-cell office:value-type="float" office:value="0.516666666666667">
            <text:p>0.516666666666667</text:p>
          </table:table-cell>
          <table:table-cell office:value-type="float" office:value="0.516666666666667">
            <text:p>0.516666666666667</text:p>
          </table:table-cell>
          <table:table-cell table:formula="of:=[.I9]-[.H9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9]-[.K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10]-[.B10]" office:value-type="float" office:value="0">
            <text:p>0</text:p>
          </table:table-cell>
          <table:table-cell office:value-type="float" office:value="0.504444444444444">
            <text:p>0.504444444444444</text:p>
          </table:table-cell>
          <table:table-cell office:value-type="float" office:value="0.528888888888889">
            <text:p>0.528888888888889</text:p>
          </table:table-cell>
          <table:table-cell table:formula="of:=[.F10]-[.E10]" office:value-type="float" office:value="0.0244444444444446">
            <text:p>0.0244444444444446</text:p>
          </table:table-cell>
          <table:table-cell office:value-type="float" office:value="0.522222222222222">
            <text:p>0.522222222222222</text:p>
          </table:table-cell>
          <table:table-cell office:value-type="float" office:value="0.528888888888889">
            <text:p>0.528888888888889</text:p>
          </table:table-cell>
          <table:table-cell table:formula="of:=[.I10]-[.H10]" office:value-type="float" office:value="0.00666666666666671">
            <text:p>0.00666666666666671</text:p>
          </table:table-cell>
          <table:table-cell table:number-columns-repeated="2" office:value-type="float" office:value="0.523333333333333">
            <text:p>0.523333333333333</text:p>
          </table:table-cell>
          <table:table-cell table:formula="of:=[.L10]-[.K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4444444444445">
            <text:p>0.514444444444445</text:p>
          </table:table-cell>
          <table:table-cell table:formula="of:=[.C11]-[.B11]" office:value-type="float" office:value="0">
            <text:p>0</text:p>
          </table:table-cell>
          <table:table-cell table:number-columns-repeated="2" office:value-type="float" office:value="0.525555555555556">
            <text:p>0.525555555555556</text:p>
          </table:table-cell>
          <table:table-cell table:formula="of:=[.F11]-[.E11]" office:value-type="float" office:value="0">
            <text:p>0</text:p>
          </table:table-cell>
          <table:table-cell table:number-columns-repeated="2" office:value-type="float" office:value="0.512222222222222">
            <text:p>0.512222222222222</text:p>
          </table:table-cell>
          <table:table-cell table:formula="of:=[.I11]-[.H11]" office:value-type="float" office:value="0">
            <text:p>0</text:p>
          </table:table-cell>
          <table:table-cell office:value-type="float" office:value="0.503333333333333">
            <text:p>0.503333333333333</text:p>
          </table:table-cell>
          <table:table-cell office:value-type="float" office:value="0.505555555555556">
            <text:p>0.505555555555556</text:p>
          </table:table-cell>
          <table:table-cell table:formula="of:=[.L11]-[.K11]" office:value-type="float" office:value="0.00222222222222213">
            <text:p>0.0022222222222221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8888888888889">
            <text:p>0.528888888888889</text:p>
          </table:table-cell>
          <table:table-cell table:formula="of:=[.C12]-[.B12]" office:value-type="float" office:value="0">
            <text:p>0</text:p>
          </table:table-cell>
          <table:table-cell office:value-type="float" office:value="0.513333333333333">
            <text:p>0.513333333333333</text:p>
          </table:table-cell>
          <table:table-cell office:value-type="float" office:value="0.523333333333333">
            <text:p>0.523333333333333</text:p>
          </table:table-cell>
          <table:table-cell table:formula="of:=[.F12]-[.E12]" office:value-type="float" office:value="0.01">
            <text:p>0.01</text:p>
          </table:table-cell>
          <table:table-cell office:value-type="float" office:value="0.518888888888889">
            <text:p>0.518888888888889</text:p>
          </table:table-cell>
          <table:table-cell office:value-type="float" office:value="0.528888888888889">
            <text:p>0.528888888888889</text:p>
          </table:table-cell>
          <table:table-cell table:formula="of:=[.I12]-[.H12]" office:value-type="float" office:value="0.01">
            <text:p>0.01</text:p>
          </table:table-cell>
          <table:table-cell office:value-type="float" office:value="0.514444444444444">
            <text:p>0.514444444444444</text:p>
          </table:table-cell>
          <table:table-cell office:value-type="float" office:value="0.528888888888889">
            <text:p>0.528888888888889</text:p>
          </table:table-cell>
          <table:table-cell table:formula="of:=[.L12]-[.K12]" office:value-type="float" office:value="0.0144444444444445">
            <text:p>0.014444444444444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5555555555556">
            <text:p>0.505555555555556</text:p>
          </table:table-cell>
          <table:table-cell table:formula="of:=[.C13]-[.B13]" office:value-type="float" office:value="0">
            <text:p>0</text:p>
          </table:table-cell>
          <table:table-cell office:value-type="float" office:value="0.512222222222222">
            <text:p>0.512222222222222</text:p>
          </table:table-cell>
          <table:table-cell office:value-type="float" office:value="0.515555555555556">
            <text:p>0.515555555555556</text:p>
          </table:table-cell>
          <table:table-cell table:formula="of:=[.F13]-[.E13]" office:value-type="float" office:value="0.00333333333333319">
            <text:p>0.00333333333333319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I13]-[.H13]" office:value-type="float" office:value="0.0111111111111113">
            <text:p>0.0111111111111113</text:p>
          </table:table-cell>
          <table:table-cell office:value-type="float" office:value="0.505555555555556">
            <text:p>0.505555555555556</text:p>
          </table:table-cell>
          <table:table-cell office:value-type="float" office:value="0.512222222222222">
            <text:p>0.512222222222222</text:p>
          </table:table-cell>
          <table:table-cell table:formula="of:=[.L13]-[.K13]" office:value-type="float" office:value="0.00666666666666682">
            <text:p>0.0066666666666668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2222222222222">
            <text:p>0.522222222222222</text:p>
          </table:table-cell>
          <table:table-cell table:formula="of:=[.C14]-[.B14]" office:value-type="float" office:value="0">
            <text:p>0</text:p>
          </table:table-cell>
          <table:table-cell office:value-type="float" office:value="0.515555555555556">
            <text:p>0.515555555555556</text:p>
          </table:table-cell>
          <table:table-cell office:value-type="float" office:value="0.523333333333333">
            <text:p>0.523333333333333</text:p>
          </table:table-cell>
          <table:table-cell table:formula="of:=[.F14]-[.E14]" office:value-type="float" office:value="0.00777777777777777">
            <text:p>0.00777777777777777</text:p>
          </table:table-cell>
          <table:table-cell office:value-type="float" office:value="0.51">
            <text:p>0.51</text:p>
          </table:table-cell>
          <table:table-cell office:value-type="float" office:value="0.528888888888889">
            <text:p>0.528888888888889</text:p>
          </table:table-cell>
          <table:table-cell table:formula="of:=[.I14]-[.H14]" office:value-type="float" office:value="0.018888888888889">
            <text:p>0.018888888888889</text:p>
          </table:table-cell>
          <table:table-cell office:value-type="float" office:value="0.503333333333333">
            <text:p>0.503333333333333</text:p>
          </table:table-cell>
          <table:table-cell office:value-type="float" office:value="0.515555555555556">
            <text:p>0.515555555555556</text:p>
          </table:table-cell>
          <table:table-cell table:formula="of:=[.L14]-[.K14]" office:value-type="float" office:value="0.0122222222222222">
            <text:p>0.012222222222222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7777777777778">
            <text:p>0.507777777777778</text:p>
          </table:table-cell>
          <table:table-cell table:formula="of:=[.C15]-[.B15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F15]-[.E15]" office:value-type="float" office:value="0">
            <text:p>0</text:p>
          </table:table-cell>
          <table:table-cell office:value-type="float" office:value="0.506666666666667">
            <text:p>0.506666666666667</text:p>
          </table:table-cell>
          <table:table-cell office:value-type="float" office:value="0.513333333333333">
            <text:p>0.513333333333333</text:p>
          </table:table-cell>
          <table:table-cell table:formula="of:=[.I15]-[.H15]" office:value-type="float" office:value="0.00666666666666671">
            <text:p>0.00666666666666671</text:p>
          </table:table-cell>
          <table:table-cell office:value-type="float" office:value="0.518888888888889">
            <text:p>0.518888888888889</text:p>
          </table:table-cell>
          <table:table-cell office:value-type="float" office:value="0.528888888888889">
            <text:p>0.528888888888889</text:p>
          </table:table-cell>
          <table:table-cell table:formula="of:=[.L15]-[.K15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16]-[.B16]" office:value-type="float" office:value="0">
            <text:p>0</text:p>
          </table:table-cell>
          <table:table-cell office:value-type="float" office:value="0.516666666666667">
            <text:p>0.516666666666667</text:p>
          </table:table-cell>
          <table:table-cell office:value-type="float" office:value="0.528888888888889">
            <text:p>0.528888888888889</text:p>
          </table:table-cell>
          <table:table-cell table:formula="of:=[.F16]-[.E16]" office:value-type="float" office:value="0.0122222222222224">
            <text:p>0.0122222222222224</text:p>
          </table:table-cell>
          <table:table-cell office:value-type="float" office:value="0.518888888888889">
            <text:p>0.518888888888889</text:p>
          </table:table-cell>
          <table:table-cell office:value-type="float" office:value="0.524444444444444">
            <text:p>0.524444444444444</text:p>
          </table:table-cell>
          <table:table-cell table:formula="of:=[.I16]-[.H16]" office:value-type="float" office:value="0.00555555555555565">
            <text:p>0.00555555555555565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L16]-[.K16]" office:value-type="float" office:value="0.0111111111111113">
            <text:p>0.01111111111111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506666666666667">
            <text:p>0.506666666666667</text:p>
          </table:table-cell>
          <table:table-cell office:value-type="float" office:value="0.514444444444445">
            <text:p>0.514444444444445</text:p>
          </table:table-cell>
          <table:table-cell table:formula="of:=[.C17]-[.B17]" office:value-type="float" office:value="0.00777777777777777">
            <text:p>0.00777777777777777</text:p>
          </table:table-cell>
          <table:table-cell office:value-type="float" office:value="0.512222222222222">
            <text:p>0.512222222222222</text:p>
          </table:table-cell>
          <table:table-cell office:value-type="float" office:value="0.517777777777778">
            <text:p>0.517777777777778</text:p>
          </table:table-cell>
          <table:table-cell table:formula="of:=[.F17]-[.E17]" office:value-type="float" office:value="0.00555555555555565">
            <text:p>0.00555555555555565</text:p>
          </table:table-cell>
          <table:table-cell office:value-type="float" office:value="0.508888888888889">
            <text:p>0.508888888888889</text:p>
          </table:table-cell>
          <table:table-cell office:value-type="float" office:value="0.528888888888889">
            <text:p>0.528888888888889</text:p>
          </table:table-cell>
          <table:table-cell table:formula="of:=[.I17]-[.H17]" office:value-type="float" office:value="0.0199999999999998">
            <text:p>0.0199999999999998</text:p>
          </table:table-cell>
          <table:table-cell office:value-type="float" office:value="0.521111111111111">
            <text:p>0.521111111111111</text:p>
          </table:table-cell>
          <table:table-cell office:value-type="float" office:value="0.528888888888889">
            <text:p>0.528888888888889</text:p>
          </table:table-cell>
          <table:table-cell table:formula="of:=[.L17]-[.K17]" office:value-type="float" office:value="0.00777777777777766">
            <text:p>0.0077777777777776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5555555555556">
            <text:p>0.525555555555556</text:p>
          </table:table-cell>
          <table:table-cell table:formula="of:=[.C18]-[.B18]" office:value-type="float" office:value="0">
            <text:p>0</text:p>
          </table:table-cell>
          <table:table-cell office:value-type="float" office:value="0.508888888888889">
            <text:p>0.508888888888889</text:p>
          </table:table-cell>
          <table:table-cell office:value-type="float" office:value="0.523333333333333">
            <text:p>0.523333333333333</text:p>
          </table:table-cell>
          <table:table-cell table:formula="of:=[.F18]-[.E18]" office:value-type="float" office:value="0.0144444444444444">
            <text:p>0.0144444444444444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I18]-[.H18]" office:value-type="float" office:value="0.0144444444444444">
            <text:p>0.0144444444444444</text:p>
          </table:table-cell>
          <table:table-cell office:value-type="float" office:value="0.508888888888889">
            <text:p>0.508888888888889</text:p>
          </table:table-cell>
          <table:table-cell office:value-type="float" office:value="0.528888888888889">
            <text:p>0.528888888888889</text:p>
          </table:table-cell>
          <table:table-cell table:formula="of:=[.L18]-[.K18]" office:value-type="float" office:value="0.02">
            <text:p>0.0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8888888888889">
            <text:p>0.528888888888889</text:p>
          </table:table-cell>
          <table:table-cell table:formula="of:=[.C19]-[.B19]" office:value-type="float" office:value="0">
            <text:p>0</text:p>
          </table:table-cell>
          <table:table-cell office:value-type="float" office:value="0.505555555555556">
            <text:p>0.505555555555556</text:p>
          </table:table-cell>
          <table:table-cell office:value-type="float" office:value="0.522222222222222">
            <text:p>0.522222222222222</text:p>
          </table:table-cell>
          <table:table-cell table:formula="of:=[.F19]-[.E19]" office:value-type="float" office:value="0.0166666666666667">
            <text:p>0.0166666666666667</text:p>
          </table:table-cell>
          <table:table-cell office:value-type="float" office:value="0.524444444444444">
            <text:p>0.524444444444444</text:p>
          </table:table-cell>
          <table:table-cell office:value-type="float" office:value="0.528888888888889">
            <text:p>0.528888888888889</text:p>
          </table:table-cell>
          <table:table-cell table:formula="of:=[.I19]-[.H19]" office:value-type="float" office:value="0.00444444444444436">
            <text:p>0.00444444444444436</text:p>
          </table:table-cell>
          <table:table-cell office:value-type="float" office:value="0.514444444444445">
            <text:p>0.514444444444445</text:p>
          </table:table-cell>
          <table:table-cell office:value-type="float" office:value="0.523333333333333">
            <text:p>0.523333333333333</text:p>
          </table:table-cell>
          <table:table-cell table:formula="of:=[.L19]-[.K19]" office:value-type="float" office:value="0.00888888888888883">
            <text:p>0.0088888888888888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8888888888889">
            <text:p>0.508888888888889</text:p>
          </table:table-cell>
          <table:table-cell table:formula="of:=[.C20]-[.B20]" office:value-type="float" office:value="0">
            <text:p>0</text:p>
          </table:table-cell>
          <table:table-cell office:value-type="float" office:value="0.518888888888889">
            <text:p>0.518888888888889</text:p>
          </table:table-cell>
          <table:table-cell office:value-type="float" office:value="0.525555555555556">
            <text:p>0.525555555555556</text:p>
          </table:table-cell>
          <table:table-cell table:formula="of:=[.F20]-[.E20]" office:value-type="float" office:value="0.00666666666666682">
            <text:p>0.00666666666666682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I20]-[.H20]" office:value-type="float" office:value="0.0144444444444444">
            <text:p>0.0144444444444444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20]-[.K2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8888888888889">
            <text:p>0.518888888888889</text:p>
          </table:table-cell>
          <table:table-cell table:formula="of:=[.C21]-[.B21]" office:value-type="float" office:value="0">
            <text:p>0</text:p>
          </table:table-cell>
          <table:table-cell office:value-type="float" office:value="0.518888888888889">
            <text:p>0.518888888888889</text:p>
          </table:table-cell>
          <table:table-cell office:value-type="float" office:value="0.521111111111111">
            <text:p>0.521111111111111</text:p>
          </table:table-cell>
          <table:table-cell table:formula="of:=[.F21]-[.E21]" office:value-type="float" office:value="0.00222222222222213">
            <text:p>0.00222222222222213</text:p>
          </table:table-cell>
          <table:table-cell office:value-type="float" office:value="0.507777777777778">
            <text:p>0.507777777777778</text:p>
          </table:table-cell>
          <table:table-cell office:value-type="float" office:value="0.516666666666667">
            <text:p>0.516666666666667</text:p>
          </table:table-cell>
          <table:table-cell table:formula="of:=[.I21]-[.H21]" office:value-type="float" office:value="0.00888888888888895">
            <text:p>0.00888888888888895</text:p>
          </table:table-cell>
          <table:table-cell office:value-type="float" office:value="0.524444444444444">
            <text:p>0.524444444444444</text:p>
          </table:table-cell>
          <table:table-cell office:value-type="float" office:value="0.528888888888889">
            <text:p>0.528888888888889</text:p>
          </table:table-cell>
          <table:table-cell table:formula="of:=[.L21]-[.K21]" office:value-type="float" office:value="0.00444444444444436">
            <text:p>0.004444444444444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515555555555556">
            <text:p>0.515555555555556</text:p>
          </table:table-cell>
          <table:table-cell office:value-type="float" office:value="0.524444444444444">
            <text:p>0.524444444444444</text:p>
          </table:table-cell>
          <table:table-cell table:formula="of:=[.C22]-[.B22]" office:value-type="float" office:value="0.00888888888888895">
            <text:p>0.00888888888888895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F22]-[.E22]" office:value-type="float" office:value="0">
            <text:p>0</text:p>
          </table:table-cell>
          <table:table-cell office:value-type="float" office:value="0.518888888888889">
            <text:p>0.518888888888889</text:p>
          </table:table-cell>
          <table:table-cell office:value-type="float" office:value="0.524444444444444">
            <text:p>0.524444444444444</text:p>
          </table:table-cell>
          <table:table-cell table:formula="of:=[.I22]-[.H22]" office:value-type="float" office:value="0.00555555555555543">
            <text:p>0.00555555555555543</text:p>
          </table:table-cell>
          <table:table-cell office:value-type="float" office:value="0.521111111111111">
            <text:p>0.521111111111111</text:p>
          </table:table-cell>
          <table:table-cell office:value-type="float" office:value="0.528888888888889">
            <text:p>0.528888888888889</text:p>
          </table:table-cell>
          <table:table-cell table:formula="of:=[.L22]-[.K22]" office:value-type="float" office:value="0.00777777777777788">
            <text:p>0.0077777777777778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1111111111111">
            <text:p>0.521111111111111</text:p>
          </table:table-cell>
          <table:table-cell table:formula="of:=[.C23]-[.B23]" office:value-type="float" office:value="0">
            <text:p>0</text:p>
          </table:table-cell>
          <table:table-cell table:number-columns-repeated="2" office:value-type="float" office:value="0.523333333333333">
            <text:p>0.523333333333333</text:p>
          </table:table-cell>
          <table:table-cell table:formula="of:=[.F23]-[.E23]" office:value-type="float" office:value="0">
            <text:p>0</text:p>
          </table:table-cell>
          <table:table-cell office:value-type="float" office:value="0.515555555555556">
            <text:p>0.515555555555556</text:p>
          </table:table-cell>
          <table:table-cell office:value-type="float" office:value="0.528888888888889">
            <text:p>0.528888888888889</text:p>
          </table:table-cell>
          <table:table-cell table:formula="of:=[.I23]-[.H23]" office:value-type="float" office:value="0.0133333333333333">
            <text:p>0.0133333333333333</text:p>
          </table:table-cell>
          <table:table-cell office:value-type="float" office:value="0.522222222222222">
            <text:p>0.522222222222222</text:p>
          </table:table-cell>
          <table:table-cell office:value-type="float" office:value="0.528888888888889">
            <text:p>0.528888888888889</text:p>
          </table:table-cell>
          <table:table-cell table:formula="of:=[.L23]-[.K23]" office:value-type="float" office:value="0.00666666666666682">
            <text:p>0.0066666666666668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8888888888889">
            <text:p>0.518888888888889</text:p>
          </table:table-cell>
          <table:table-cell table:formula="of:=[.C24]-[.B24]" office:value-type="float" office:value="0">
            <text:p>0</text:p>
          </table:table-cell>
          <table:table-cell table:number-columns-repeated="2" office:value-type="float" office:value="0.523333333333333">
            <text:p>0.523333333333333</text:p>
          </table:table-cell>
          <table:table-cell table:formula="of:=[.F24]-[.E24]" office:value-type="float" office:value="0">
            <text:p>0</text:p>
          </table:table-cell>
          <table:table-cell office:value-type="float" office:value="0.506666666666667">
            <text:p>0.506666666666667</text:p>
          </table:table-cell>
          <table:table-cell office:value-type="float" office:value="0.518888888888889">
            <text:p>0.518888888888889</text:p>
          </table:table-cell>
          <table:table-cell table:formula="of:=[.I24]-[.H24]" office:value-type="float" office:value="0.0122222222222221">
            <text:p>0.0122222222222221</text:p>
          </table:table-cell>
          <table:table-cell office:value-type="float" office:value="0.512222222222222">
            <text:p>0.512222222222222</text:p>
          </table:table-cell>
          <table:table-cell office:value-type="float" office:value="0.522222222222222">
            <text:p>0.522222222222222</text:p>
          </table:table-cell>
          <table:table-cell table:formula="of:=[.L24]-[.K24]" office:value-type="float" office:value="0.01">
            <text:p>0.0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1111111111111">
            <text:p>0.521111111111111</text:p>
          </table:table-cell>
          <table:table-cell table:formula="of:=[.C25]-[.B25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F25]-[.E25]" office:value-type="float" office:value="0">
            <text:p>0</text:p>
          </table:table-cell>
          <table:table-cell table:number-columns-repeated="2" office:value-type="float" office:value="0.513333333333333">
            <text:p>0.513333333333333</text:p>
          </table:table-cell>
          <table:table-cell table:formula="of:=[.I25]-[.H25]" office:value-type="float" office:value="0">
            <text:p>0</text:p>
          </table:table-cell>
          <table:table-cell office:value-type="float" office:value="0.504444444444444">
            <text:p>0.504444444444444</text:p>
          </table:table-cell>
          <table:table-cell office:value-type="float" office:value="0.523333333333333">
            <text:p>0.523333333333333</text:p>
          </table:table-cell>
          <table:table-cell table:formula="of:=[.L25]-[.K25]" office:value-type="float" office:value="0.0188888888888888">
            <text:p>0.018888888888888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1111111111111">
            <text:p>0.521111111111111</text:p>
          </table:table-cell>
          <table:table-cell table:formula="of:=[.C26]-[.B26]" office:value-type="float" office:value="0">
            <text:p>0</text:p>
          </table:table-cell>
          <table:table-cell table:number-columns-repeated="2" office:value-type="float" office:value="0.518888888888889">
            <text:p>0.518888888888889</text:p>
          </table:table-cell>
          <table:table-cell table:formula="of:=[.F26]-[.E26]" office:value-type="float" office:value="0">
            <text:p>0</text:p>
          </table:table-cell>
          <table:table-cell office:value-type="float" office:value="0.515555555555556">
            <text:p>0.515555555555556</text:p>
          </table:table-cell>
          <table:table-cell office:value-type="float" office:value="0.518888888888889">
            <text:p>0.518888888888889</text:p>
          </table:table-cell>
          <table:table-cell table:formula="of:=[.I26]-[.H26]" office:value-type="float" office:value="0.0033333333333333">
            <text:p>0.0033333333333333</text:p>
          </table:table-cell>
          <table:table-cell office:value-type="float" office:value="0.524444444444444">
            <text:p>0.524444444444444</text:p>
          </table:table-cell>
          <table:table-cell office:value-type="float" office:value="0.528888888888889">
            <text:p>0.528888888888889</text:p>
          </table:table-cell>
          <table:table-cell table:formula="of:=[.L26]-[.K26]" office:value-type="float" office:value="0.00444444444444436">
            <text:p>0.0044444444444443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4444444444445">
            <text:p>0.514444444444445</text:p>
          </table:table-cell>
          <table:table-cell table:formula="of:=[.C27]-[.B27]" office:value-type="float" office:value="0">
            <text:p>0</text:p>
          </table:table-cell>
          <table:table-cell office:value-type="float" office:value="0.512222222222222">
            <text:p>0.512222222222222</text:p>
          </table:table-cell>
          <table:table-cell office:value-type="float" office:value="0.522222222222222">
            <text:p>0.522222222222222</text:p>
          </table:table-cell>
          <table:table-cell table:formula="of:=[.F27]-[.E27]" office:value-type="float" office:value="0.0100000000000002">
            <text:p>0.0100000000000002</text:p>
          </table:table-cell>
          <table:table-cell office:value-type="float" office:value="0.522222222222222">
            <text:p>0.522222222222222</text:p>
          </table:table-cell>
          <table:table-cell office:value-type="float" office:value="0.528888888888889">
            <text:p>0.528888888888889</text:p>
          </table:table-cell>
          <table:table-cell table:formula="of:=[.I27]-[.H27]" office:value-type="float" office:value="0.00666666666666682">
            <text:p>0.00666666666666682</text:p>
          </table:table-cell>
          <table:table-cell office:value-type="float" office:value="0.511111111111111">
            <text:p>0.511111111111111</text:p>
          </table:table-cell>
          <table:table-cell office:value-type="float" office:value="0.523333333333333">
            <text:p>0.523333333333333</text:p>
          </table:table-cell>
          <table:table-cell table:formula="of:=[.L27]-[.K27]" office:value-type="float" office:value="0.0122222222222222">
            <text:p>0.012222222222222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1111111111111">
            <text:p>0.511111111111111</text:p>
          </table:table-cell>
          <table:table-cell table:formula="of:=[.C28]-[.B28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F28]-[.E28]" office:value-type="float" office:value="0">
            <text:p>0</text:p>
          </table:table-cell>
          <table:table-cell table:number-columns-repeated="2" office:value-type="float" office:value="0.507777777777778">
            <text:p>0.507777777777778</text:p>
          </table:table-cell>
          <table:table-cell table:formula="of:=[.I28]-[.H28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L28]-[.K2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5555555555556">
            <text:p>0.525555555555556</text:p>
          </table:table-cell>
          <table:table-cell table:formula="of:=[.C29]-[.B29]" office:value-type="float" office:value="0">
            <text:p>0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F29]-[.E29]" office:value-type="float" office:value="0.0144444444444446">
            <text:p>0.0144444444444446</text:p>
          </table:table-cell>
          <table:table-cell office:value-type="float" office:value="0.516666666666667">
            <text:p>0.516666666666667</text:p>
          </table:table-cell>
          <table:table-cell office:value-type="float" office:value="0.528888888888889">
            <text:p>0.528888888888889</text:p>
          </table:table-cell>
          <table:table-cell table:formula="of:=[.I29]-[.H29]" office:value-type="float" office:value="0.0122222222222224">
            <text:p>0.0122222222222224</text:p>
          </table:table-cell>
          <table:table-cell office:value-type="float" office:value="0.522222222222222">
            <text:p>0.522222222222222</text:p>
          </table:table-cell>
          <table:table-cell office:value-type="float" office:value="0.528888888888889">
            <text:p>0.528888888888889</text:p>
          </table:table-cell>
          <table:table-cell table:formula="of:=[.L29]-[.K29]" office:value-type="float" office:value="0.0066666666666666">
            <text:p>0.006666666666666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30]-[.B30]" office:value-type="float" office:value="0">
            <text:p>0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F30]-[.E30]" office:value-type="float" office:value="0.0144444444444445">
            <text:p>0.0144444444444445</text:p>
          </table:table-cell>
          <table:table-cell office:value-type="float" office:value="0.507777777777778">
            <text:p>0.507777777777778</text:p>
          </table:table-cell>
          <table:table-cell office:value-type="float" office:value="0.518888888888889">
            <text:p>0.518888888888889</text:p>
          </table:table-cell>
          <table:table-cell table:formula="of:=[.I30]-[.H30]" office:value-type="float" office:value="0.0111111111111111">
            <text:p>0.0111111111111111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L30]-[.K30]" office:value-type="float" office:value="0.00555555555555554">
            <text:p>0.0055555555555555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7777777777778">
            <text:p>0.507777777777778</text:p>
          </table:table-cell>
          <table:table-cell table:formula="of:=[.C31]-[.B31]" office:value-type="float" office:value="0">
            <text:p>0</text:p>
          </table:table-cell>
          <table:table-cell office:value-type="float" office:value="0.506666666666667">
            <text:p>0.506666666666667</text:p>
          </table:table-cell>
          <table:table-cell office:value-type="float" office:value="0.507777777777778">
            <text:p>0.507777777777778</text:p>
          </table:table-cell>
          <table:table-cell table:formula="of:=[.F31]-[.E31]" office:value-type="float" office:value="0.00111111111111106">
            <text:p>0.00111111111111106</text:p>
          </table:table-cell>
          <table:table-cell office:value-type="float" office:value="0.518888888888889">
            <text:p>0.518888888888889</text:p>
          </table:table-cell>
          <table:table-cell office:value-type="float" office:value="0.525555555555556">
            <text:p>0.525555555555556</text:p>
          </table:table-cell>
          <table:table-cell table:formula="of:=[.I31]-[.H31]" office:value-type="float" office:value="0.00666666666666671">
            <text:p>0.00666666666666671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31]-[.K3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8888888888889">
            <text:p>0.508888888888889</text:p>
          </table:table-cell>
          <table:table-cell table:formula="of:=[.C32]-[.B32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F32]-[.E32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I32]-[.H32]" office:value-type="float" office:value="0">
            <text:p>0</text:p>
          </table:table-cell>
          <table:table-cell office:value-type="float" office:value="0.518888888888889">
            <text:p>0.518888888888889</text:p>
          </table:table-cell>
          <table:table-cell office:value-type="float" office:value="0.528888888888889">
            <text:p>0.528888888888889</text:p>
          </table:table-cell>
          <table:table-cell table:formula="of:=[.L32]-[.K32]" office:value-type="float" office:value="0.0100000000000002">
            <text:p>0.010000000000000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3333333333333">
            <text:p>0.513333333333333</text:p>
          </table:table-cell>
          <table:table-cell table:formula="of:=[.C33]-[.B33]" office:value-type="float" office:value="0">
            <text:p>0</text:p>
          </table:table-cell>
          <table:table-cell table:number-columns-repeated="2" office:value-type="float" office:value="0.522222222222222">
            <text:p>0.522222222222222</text:p>
          </table:table-cell>
          <table:table-cell table:formula="of:=[.F33]-[.E33]" office:value-type="float" office:value="0">
            <text:p>0</text:p>
          </table:table-cell>
          <table:table-cell table:number-columns-repeated="2" office:value-type="float" office:value="0.507777777777778">
            <text:p>0.507777777777778</text:p>
          </table:table-cell>
          <table:table-cell table:formula="of:=[.I33]-[.H33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L33]-[.K3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7777777777778">
            <text:p>0.517777777777778</text:p>
          </table:table-cell>
          <table:table-cell table:formula="of:=[.C34]-[.B34]" office:value-type="float" office:value="0">
            <text:p>0</text:p>
          </table:table-cell>
          <table:table-cell office:value-type="float" office:value="0.507777777777778">
            <text:p>0.507777777777778</text:p>
          </table:table-cell>
          <table:table-cell office:value-type="float" office:value="0.521111111111111">
            <text:p>0.521111111111111</text:p>
          </table:table-cell>
          <table:table-cell table:formula="of:=[.F34]-[.E34]" office:value-type="float" office:value="0.0133333333333333">
            <text:p>0.0133333333333333</text:p>
          </table:table-cell>
          <table:table-cell table:number-columns-repeated="2" office:value-type="float" office:value="0.513333333333333">
            <text:p>0.513333333333333</text:p>
          </table:table-cell>
          <table:table-cell table:formula="of:=[.I34]-[.H34]" office:value-type="float" office:value="0">
            <text:p>0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L34]-[.K34]" office:value-type="float" office:value="0.0111111111111113">
            <text:p>0.011111111111111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6666666666667">
            <text:p>0.516666666666667</text:p>
          </table:table-cell>
          <table:table-cell table:formula="of:=[.C35]-[.B35]" office:value-type="float" office:value="0">
            <text:p>0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F35]-[.E35]" office:value-type="float" office:value="0.00555555555555554">
            <text:p>0.00555555555555554</text:p>
          </table:table-cell>
          <table:table-cell office:value-type="float" office:value="0.505555555555556">
            <text:p>0.505555555555556</text:p>
          </table:table-cell>
          <table:table-cell office:value-type="float" office:value="0.528888888888889">
            <text:p>0.528888888888889</text:p>
          </table:table-cell>
          <table:table-cell table:formula="of:=[.I35]-[.H35]" office:value-type="float" office:value="0.0233333333333333">
            <text:p>0.0233333333333333</text:p>
          </table:table-cell>
          <table:table-cell office:value-type="float" office:value="0.525555555555556">
            <text:p>0.525555555555556</text:p>
          </table:table-cell>
          <table:table-cell office:value-type="float" office:value="0.528888888888889">
            <text:p>0.528888888888889</text:p>
          </table:table-cell>
          <table:table-cell table:formula="of:=[.L35]-[.K35]" office:value-type="float" office:value="0.0033333333333333">
            <text:p>0.003333333333333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36]-[.B36]" office:value-type="float" office:value="0">
            <text:p>0</text:p>
          </table:table-cell>
          <table:table-cell office:value-type="float" office:value="0.521111111111111">
            <text:p>0.521111111111111</text:p>
          </table:table-cell>
          <table:table-cell office:value-type="float" office:value="0.528888888888889">
            <text:p>0.528888888888889</text:p>
          </table:table-cell>
          <table:table-cell table:formula="of:=[.F36]-[.E36]" office:value-type="float" office:value="0.00777777777777788">
            <text:p>0.00777777777777788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I36]-[.H36]" office:value-type="float" office:value="0.00555555555555554">
            <text:p>0.00555555555555554</text:p>
          </table:table-cell>
          <table:table-cell office:value-type="float" office:value="0.51">
            <text:p>0.51</text:p>
          </table:table-cell>
          <table:table-cell office:value-type="float" office:value="0.528888888888889">
            <text:p>0.528888888888889</text:p>
          </table:table-cell>
          <table:table-cell table:formula="of:=[.L36]-[.K36]" office:value-type="float" office:value="0.0188888888888888">
            <text:p>0.018888888888888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518888888888889">
            <text:p>0.518888888888889</text:p>
          </table:table-cell>
          <table:table-cell office:value-type="float" office:value="0.518888888888889">
            <text:p>0.518888888888889</text:p>
          </table:table-cell>
          <table:table-cell table:formula="of:=[.C37]-[.B37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F37]-[.E37]" office:value-type="float" office:value="0">
            <text:p>0</text:p>
          </table:table-cell>
          <table:table-cell office:value-type="float" office:value="0.521111111111111">
            <text:p>0.521111111111111</text:p>
          </table:table-cell>
          <table:table-cell office:value-type="float" office:value="0.528888888888889">
            <text:p>0.528888888888889</text:p>
          </table:table-cell>
          <table:table-cell table:formula="of:=[.I37]-[.H37]" office:value-type="float" office:value="0.00777777777777788">
            <text:p>0.00777777777777788</text:p>
          </table:table-cell>
          <table:table-cell office:value-type="float" office:value="0.512222222222222">
            <text:p>0.512222222222222</text:p>
          </table:table-cell>
          <table:table-cell office:value-type="float" office:value="0.528888888888889">
            <text:p>0.528888888888889</text:p>
          </table:table-cell>
          <table:table-cell table:formula="of:=[.L37]-[.K37]" office:value-type="float" office:value="0.0166666666666667">
            <text:p>0.016666666666666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38]-[.B38]" office:value-type="float" office:value="0">
            <text:p>0</text:p>
          </table:table-cell>
          <table:table-cell office:value-type="float" office:value="0.517777777777778">
            <text:p>0.517777777777778</text:p>
          </table:table-cell>
          <table:table-cell office:value-type="float" office:value="0.524444444444444">
            <text:p>0.524444444444444</text:p>
          </table:table-cell>
          <table:table-cell table:formula="of:=[.F38]-[.E38]" office:value-type="float" office:value="0.0066666666666666">
            <text:p>0.0066666666666666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I38]-[.H38]" office:value-type="float" office:value="0">
            <text:p>0</text:p>
          </table:table-cell>
          <table:table-cell office:value-type="float" office:value="0.507777777777778">
            <text:p>0.507777777777778</text:p>
          </table:table-cell>
          <table:table-cell office:value-type="float" office:value="0.522222222222222">
            <text:p>0.522222222222222</text:p>
          </table:table-cell>
          <table:table-cell table:formula="of:=[.L38]-[.K38]" office:value-type="float" office:value="0.0144444444444444">
            <text:p>0.014444444444444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4444444444444">
            <text:p>0.524444444444444</text:p>
          </table:table-cell>
          <table:table-cell table:formula="of:=[.C39]-[.B39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F39]-[.E39]" office:value-type="float" office:value="0">
            <text:p>0</text:p>
          </table:table-cell>
          <table:table-cell office:value-type="float" office:value="0.512222222222222">
            <text:p>0.512222222222222</text:p>
          </table:table-cell>
          <table:table-cell office:value-type="float" office:value="0.512222222222222">
            <text:p>0.512222222222222</text:p>
          </table:table-cell>
          <table:table-cell table:formula="of:=[.I39]-[.H39]" office:value-type="float" office:value="0">
            <text:p>0</text:p>
          </table:table-cell>
          <table:table-cell office:value-type="float" office:value="0.516666666666667">
            <text:p>0.516666666666667</text:p>
          </table:table-cell>
          <table:table-cell office:value-type="float" office:value="0.528888888888889">
            <text:p>0.528888888888889</text:p>
          </table:table-cell>
          <table:table-cell table:formula="of:=[.L39]-[.K39]" office:value-type="float" office:value="0.0122222222222225">
            <text:p>0.012222222222222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8888888888889">
            <text:p>0.508888888888889</text:p>
          </table:table-cell>
          <table:table-cell table:formula="of:=[.C40]-[.B40]" office:value-type="float" office:value="0">
            <text:p>0</text:p>
          </table:table-cell>
          <table:table-cell office:value-type="float" office:value="0.506666666666667">
            <text:p>0.506666666666667</text:p>
          </table:table-cell>
          <table:table-cell office:value-type="float" office:value="0.513333333333333">
            <text:p>0.513333333333333</text:p>
          </table:table-cell>
          <table:table-cell table:formula="of:=[.F40]-[.E40]" office:value-type="float" office:value="0.00666666666666671">
            <text:p>0.00666666666666671</text:p>
          </table:table-cell>
          <table:table-cell office:value-type="float" office:value="0.513333333333333">
            <text:p>0.513333333333333</text:p>
          </table:table-cell>
          <table:table-cell office:value-type="float" office:value="0.528888888888889">
            <text:p>0.528888888888889</text:p>
          </table:table-cell>
          <table:table-cell table:formula="of:=[.I40]-[.H40]" office:value-type="float" office:value="0.0155555555555554">
            <text:p>0.0155555555555554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40]-[.K4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8888888888889">
            <text:p>0.508888888888889</text:p>
          </table:table-cell>
          <table:table-cell table:formula="of:=[.C41]-[.B41]" office:value-type="float" office:value="0">
            <text:p>0</text:p>
          </table:table-cell>
          <table:table-cell table:number-columns-repeated="2" office:value-type="float" office:value="0.518888888888889">
            <text:p>0.518888888888889</text:p>
          </table:table-cell>
          <table:table-cell table:formula="of:=[.F41]-[.E41]" office:value-type="float" office:value="0">
            <text:p>0</text:p>
          </table:table-cell>
          <table:table-cell office:value-type="float" office:value="0.521111111111111">
            <text:p>0.521111111111111</text:p>
          </table:table-cell>
          <table:table-cell office:value-type="float" office:value="0.528888888888889">
            <text:p>0.528888888888889</text:p>
          </table:table-cell>
          <table:table-cell table:formula="of:=[.I41]-[.H41]" office:value-type="float" office:value="0.00777777777777788">
            <text:p>0.00777777777777788</text:p>
          </table:table-cell>
          <table:table-cell office:value-type="float" office:value="0.525555555555556">
            <text:p>0.525555555555556</text:p>
          </table:table-cell>
          <table:table-cell office:value-type="float" office:value="0.528888888888889">
            <text:p>0.528888888888889</text:p>
          </table:table-cell>
          <table:table-cell table:formula="of:=[.L41]-[.K41]" office:value-type="float" office:value="0.0033333333333333">
            <text:p>0.003333333333333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">
            <text:p>0.51</text:p>
          </table:table-cell>
          <table:table-cell table:formula="of:=[.C42]-[.B42]" office:value-type="float" office:value="0">
            <text:p>0</text:p>
          </table:table-cell>
          <table:table-cell office:value-type="float" office:value="0.514444444444444">
            <text:p>0.514444444444444</text:p>
          </table:table-cell>
          <table:table-cell office:value-type="float" office:value="0.528888888888889">
            <text:p>0.528888888888889</text:p>
          </table:table-cell>
          <table:table-cell table:formula="of:=[.F42]-[.E42]" office:value-type="float" office:value="0.0144444444444447">
            <text:p>0.0144444444444447</text:p>
          </table:table-cell>
          <table:table-cell office:value-type="float" office:value="0.515555555555556">
            <text:p>0.515555555555556</text:p>
          </table:table-cell>
          <table:table-cell office:value-type="float" office:value="0.518888888888889">
            <text:p>0.518888888888889</text:p>
          </table:table-cell>
          <table:table-cell table:formula="of:=[.I42]-[.H42]" office:value-type="float" office:value="0.00333333333333352">
            <text:p>0.00333333333333352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L42]-[.K4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8888888888889">
            <text:p>0.518888888888889</text:p>
          </table:table-cell>
          <table:table-cell table:formula="of:=[.C43]-[.B43]" office:value-type="float" office:value="0">
            <text:p>0</text:p>
          </table:table-cell>
          <table:table-cell office:value-type="float" office:value="0.517777777777778">
            <text:p>0.517777777777778</text:p>
          </table:table-cell>
          <table:table-cell office:value-type="float" office:value="0.524444444444444">
            <text:p>0.524444444444444</text:p>
          </table:table-cell>
          <table:table-cell table:formula="of:=[.F43]-[.E43]" office:value-type="float" office:value="0.00666666666666671">
            <text:p>0.00666666666666671</text:p>
          </table:table-cell>
          <table:table-cell office:value-type="float" office:value="0.524444444444444">
            <text:p>0.524444444444444</text:p>
          </table:table-cell>
          <table:table-cell office:value-type="float" office:value="0.528888888888889">
            <text:p>0.528888888888889</text:p>
          </table:table-cell>
          <table:table-cell table:formula="of:=[.I43]-[.H43]" office:value-type="float" office:value="0.00444444444444436">
            <text:p>0.00444444444444436</text:p>
          </table:table-cell>
          <table:table-cell office:value-type="float" office:value="0.507777777777778">
            <text:p>0.507777777777778</text:p>
          </table:table-cell>
          <table:table-cell office:value-type="float" office:value="0.528888888888889">
            <text:p>0.528888888888889</text:p>
          </table:table-cell>
          <table:table-cell table:formula="of:=[.L43]-[.K43]" office:value-type="float" office:value="0.0211111111111112">
            <text:p>0.021111111111111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5555555555556">
            <text:p>0.525555555555556</text:p>
          </table:table-cell>
          <table:table-cell table:formula="of:=[.C44]-[.B44]" office:value-type="float" office:value="0">
            <text:p>0</text:p>
          </table:table-cell>
          <table:table-cell office:value-type="float" office:value="0.522222222222222">
            <text:p>0.522222222222222</text:p>
          </table:table-cell>
          <table:table-cell office:value-type="float" office:value="0.523333333333333">
            <text:p>0.523333333333333</text:p>
          </table:table-cell>
          <table:table-cell table:formula="of:=[.F44]-[.E44]" office:value-type="float" office:value="0.00111111111111106">
            <text:p>0.00111111111111106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I44]-[.H44]" office:value-type="float" office:value="0.00555555555555554">
            <text:p>0.00555555555555554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L44]-[.K4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8888888888889">
            <text:p>0.528888888888889</text:p>
          </table:table-cell>
          <table:table-cell table:formula="of:=[.C45]-[.B45]" office:value-type="float" office:value="0">
            <text:p>0</text:p>
          </table:table-cell>
          <table:table-cell table:number-columns-repeated="2" office:value-type="float" office:value="0.51">
            <text:p>0.51</text:p>
          </table:table-cell>
          <table:table-cell table:formula="of:=[.F45]-[.E45]" office:value-type="float" office:value="0">
            <text:p>0</text:p>
          </table:table-cell>
          <table:table-cell office:value-type="float" office:value="0.516666666666667">
            <text:p>0.516666666666667</text:p>
          </table:table-cell>
          <table:table-cell office:value-type="float" office:value="0.528888888888889">
            <text:p>0.528888888888889</text:p>
          </table:table-cell>
          <table:table-cell table:formula="of:=[.I45]-[.H45]" office:value-type="float" office:value="0.0122222222222222">
            <text:p>0.0122222222222222</text:p>
          </table:table-cell>
          <table:table-cell office:value-type="float" office:value="0.508888888888889">
            <text:p>0.508888888888889</text:p>
          </table:table-cell>
          <table:table-cell office:value-type="float" office:value="0.528888888888889">
            <text:p>0.528888888888889</text:p>
          </table:table-cell>
          <table:table-cell table:formula="of:=[.L45]-[.K45]" office:value-type="float" office:value="0.0199999999999998">
            <text:p>0.019999999999999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8888888888889">
            <text:p>0.528888888888889</text:p>
          </table:table-cell>
          <table:table-cell table:formula="of:=[.C46]-[.B46]" office:value-type="float" office:value="0">
            <text:p>0</text:p>
          </table:table-cell>
          <table:table-cell office:value-type="float" office:value="0.521111111111111">
            <text:p>0.521111111111111</text:p>
          </table:table-cell>
          <table:table-cell office:value-type="float" office:value="0.524444444444444">
            <text:p>0.524444444444444</text:p>
          </table:table-cell>
          <table:table-cell table:formula="of:=[.F46]-[.E46]" office:value-type="float" office:value="0.0033333333333333">
            <text:p>0.0033333333333333</text:p>
          </table:table-cell>
          <table:table-cell office:value-type="float" office:value="0.514444444444444">
            <text:p>0.514444444444444</text:p>
          </table:table-cell>
          <table:table-cell office:value-type="float" office:value="0.528888888888889">
            <text:p>0.528888888888889</text:p>
          </table:table-cell>
          <table:table-cell table:formula="of:=[.I46]-[.H46]" office:value-type="float" office:value="0.0144444444444445">
            <text:p>0.0144444444444445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L46]-[.K46]" office:value-type="float" office:value="0.0144444444444444">
            <text:p>0.014444444444444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6666666666667">
            <text:p>0.516666666666667</text:p>
          </table:table-cell>
          <table:table-cell table:formula="of:=[.C47]-[.B47]" office:value-type="float" office:value="0">
            <text:p>0</text:p>
          </table:table-cell>
          <table:table-cell office:value-type="float" office:value="0.507777777777778">
            <text:p>0.507777777777778</text:p>
          </table:table-cell>
          <table:table-cell office:value-type="float" office:value="0.516666666666667">
            <text:p>0.516666666666667</text:p>
          </table:table-cell>
          <table:table-cell table:formula="of:=[.F47]-[.E47]" office:value-type="float" office:value="0.00888888888888883">
            <text:p>0.00888888888888883</text:p>
          </table:table-cell>
          <table:table-cell table:number-columns-repeated="2" office:value-type="float" office:value="0.518888888888889">
            <text:p>0.518888888888889</text:p>
          </table:table-cell>
          <table:table-cell table:formula="of:=[.I47]-[.H47]" office:value-type="float" office:value="0">
            <text:p>0</text:p>
          </table:table-cell>
          <table:table-cell office:value-type="float" office:value="0.518888888888889">
            <text:p>0.518888888888889</text:p>
          </table:table-cell>
          <table:table-cell office:value-type="float" office:value="0.528888888888889">
            <text:p>0.528888888888889</text:p>
          </table:table-cell>
          <table:table-cell table:formula="of:=[.L47]-[.K47]" office:value-type="float" office:value="0.0100000000000002">
            <text:p>0.010000000000000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3333333333333">
            <text:p>0.523333333333333</text:p>
          </table:table-cell>
          <table:table-cell table:formula="of:=[.C48]-[.B48]" office:value-type="float" office:value="0">
            <text:p>0</text:p>
          </table:table-cell>
          <table:table-cell table:number-columns-repeated="2" office:value-type="float" office:value="0.513333333333333">
            <text:p>0.513333333333333</text:p>
          </table:table-cell>
          <table:table-cell table:formula="of:=[.F48]-[.E48]" office:value-type="float" office:value="0">
            <text:p>0</text:p>
          </table:table-cell>
          <table:table-cell office:value-type="float" office:value="0.51">
            <text:p>0.51</text:p>
          </table:table-cell>
          <table:table-cell office:value-type="float" office:value="0.523333333333333">
            <text:p>0.523333333333333</text:p>
          </table:table-cell>
          <table:table-cell table:formula="of:=[.I48]-[.H48]" office:value-type="float" office:value="0.0133333333333333">
            <text:p>0.0133333333333333</text:p>
          </table:table-cell>
          <table:table-cell table:number-columns-repeated="2" office:value-type="float" office:value="0.511111111111111">
            <text:p>0.511111111111111</text:p>
          </table:table-cell>
          <table:table-cell table:formula="of:=[.L48]-[.K4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07777777777778">
            <text:p>0.507777777777778</text:p>
          </table:table-cell>
          <table:table-cell table:formula="of:=[.C49]-[.B49]" office:value-type="float" office:value="0">
            <text:p>0</text:p>
          </table:table-cell>
          <table:table-cell table:number-columns-repeated="2" office:value-type="float" office:value="0.527777777777778">
            <text:p>0.527777777777778</text:p>
          </table:table-cell>
          <table:table-cell table:formula="of:=[.F49]-[.E49]" office:value-type="float" office:value="0">
            <text:p>0</text:p>
          </table:table-cell>
          <table:table-cell office:value-type="float" office:value="0.512222222222222">
            <text:p>0.512222222222222</text:p>
          </table:table-cell>
          <table:table-cell office:value-type="float" office:value="0.516666666666667">
            <text:p>0.516666666666667</text:p>
          </table:table-cell>
          <table:table-cell table:formula="of:=[.I49]-[.H49]" office:value-type="float" office:value="0.00444444444444447">
            <text:p>0.00444444444444447</text:p>
          </table:table-cell>
          <table:table-cell office:value-type="float" office:value="0.514444444444445">
            <text:p>0.514444444444445</text:p>
          </table:table-cell>
          <table:table-cell office:value-type="float" office:value="0.525555555555556">
            <text:p>0.525555555555556</text:p>
          </table:table-cell>
          <table:table-cell table:formula="of:=[.L49]-[.K49]" office:value-type="float" office:value="0.0111111111111111">
            <text:p>0.011111111111111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2222222222222">
            <text:p>0.512222222222222</text:p>
          </table:table-cell>
          <table:table-cell table:formula="of:=[.C50]-[.B50]" office:value-type="float" office:value="0">
            <text:p>0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F50]-[.E50]" office:value-type="float" office:value="0.0144444444444445">
            <text:p>0.0144444444444445</text:p>
          </table:table-cell>
          <table:table-cell office:value-type="float" office:value="0.518888888888889">
            <text:p>0.518888888888889</text:p>
          </table:table-cell>
          <table:table-cell office:value-type="float" office:value="0.523333333333333">
            <text:p>0.523333333333333</text:p>
          </table:table-cell>
          <table:table-cell table:formula="of:=[.I50]-[.H50]" office:value-type="float" office:value="0.00444444444444447">
            <text:p>0.00444444444444447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L50]-[.K50]" office:value-type="float" office:value="0.00555555555555554">
            <text:p>0.0055555555555555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2222222222222">
            <text:p>0.522222222222222</text:p>
          </table:table-cell>
          <table:table-cell table:formula="of:=[.C51]-[.B51]" office:value-type="float" office:value="0">
            <text:p>0</text:p>
          </table:table-cell>
          <table:table-cell office:value-type="float" office:value="0.514444444444445">
            <text:p>0.514444444444445</text:p>
          </table:table-cell>
          <table:table-cell office:value-type="float" office:value="0.528888888888889">
            <text:p>0.528888888888889</text:p>
          </table:table-cell>
          <table:table-cell table:formula="of:=[.F51]-[.E51]" office:value-type="float" office:value="0.0144444444444446">
            <text:p>0.0144444444444446</text:p>
          </table:table-cell>
          <table:table-cell office:value-type="float" office:value="0.527777777777778">
            <text:p>0.527777777777778</text:p>
          </table:table-cell>
          <table:table-cell office:value-type="float" office:value="0.528888888888889">
            <text:p>0.528888888888889</text:p>
          </table:table-cell>
          <table:table-cell table:formula="of:=[.I51]-[.H51]" office:value-type="float" office:value="0.00111111111111117">
            <text:p>0.00111111111111117</text:p>
          </table:table-cell>
          <table:table-cell office:value-type="float" office:value="0.512222222222222">
            <text:p>0.512222222222222</text:p>
          </table:table-cell>
          <table:table-cell office:value-type="float" office:value="0.528888888888889">
            <text:p>0.528888888888889</text:p>
          </table:table-cell>
          <table:table-cell table:formula="of:=[.L51]-[.K51]" office:value-type="float" office:value="0.0166666666666667">
            <text:p>0.016666666666666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17777777777778">
            <text:p>0.517777777777778</text:p>
          </table:table-cell>
          <table:table-cell table:formula="of:=[.C52]-[.B52]" office:value-type="float" office:value="0">
            <text:p>0</text:p>
          </table:table-cell>
          <table:table-cell table:number-columns-repeated="2" office:value-type="float" office:value="0.516666666666667">
            <text:p>0.516666666666667</text:p>
          </table:table-cell>
          <table:table-cell table:formula="of:=[.F52]-[.E52]" office:value-type="float" office:value="0">
            <text:p>0</text:p>
          </table:table-cell>
          <table:table-cell table:number-columns-repeated="2" office:value-type="float" office:value="0.528888888888889">
            <text:p>0.528888888888889</text:p>
          </table:table-cell>
          <table:table-cell table:formula="of:=[.I52]-[.H52]" office:value-type="float" office:value="0">
            <text:p>0</text:p>
          </table:table-cell>
          <table:table-cell office:value-type="float" office:value="0.517777777777778">
            <text:p>0.517777777777778</text:p>
          </table:table-cell>
          <table:table-cell office:value-type="float" office:value="0.528888888888889">
            <text:p>0.528888888888889</text:p>
          </table:table-cell>
          <table:table-cell table:formula="of:=[.L52]-[.K52]" office:value-type="float" office:value="0.0111111111111112">
            <text:p>0.011111111111111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524444444444444">
            <text:p>0.524444444444444</text:p>
          </table:table-cell>
          <table:table-cell table:formula="of:=[.C53]-[.B53]" office:value-type="float" office:value="0">
            <text:p>0</text:p>
          </table:table-cell>
          <table:table-cell office:value-type="float" office:value="0.523333333333333">
            <text:p>0.523333333333333</text:p>
          </table:table-cell>
          <table:table-cell office:value-type="float" office:value="0.524444444444444">
            <text:p>0.524444444444444</text:p>
          </table:table-cell>
          <table:table-cell table:formula="of:=[.F53]-[.E53]" office:value-type="float" office:value="0.00111111111111117">
            <text:p>0.00111111111111117</text:p>
          </table:table-cell>
          <table:table-cell office:value-type="float" office:value="0.523333333333333">
            <text:p>0.523333333333333</text:p>
          </table:table-cell>
          <table:table-cell office:value-type="float" office:value="0.528888888888889">
            <text:p>0.528888888888889</text:p>
          </table:table-cell>
          <table:table-cell table:formula="of:=[.I53]-[.H53]" office:value-type="float" office:value="0.00555555555555554">
            <text:p>0.00555555555555554</text:p>
          </table:table-cell>
          <table:table-cell office:value-type="float" office:value="0.515555555555556">
            <text:p>0.515555555555556</text:p>
          </table:table-cell>
          <table:table-cell office:value-type="float" office:value="0.528888888888889">
            <text:p>0.528888888888889</text:p>
          </table:table-cell>
          <table:table-cell table:formula="of:=[.L53]-[.K53]" office:value-type="float" office:value="0.0133333333333335">
            <text:p>0.0133333333333335</text:p>
          </table:table-cell>
          <table:table-cell table:number-columns-repeated="1011"/>
        </table:table-row>
      </table:table>
      <table:table table:name="Sheet3" table:style-name="ta1" table:print="false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AVERAGE</text:p>
          </table:table-cell>
          <table:table-cell table:style-name="ce1" table:number-columns-repeated="2"/>
          <table:table-cell table:style-name="ce2" table:formula="of:=AVERAGE([.D4:.D53])" office:value-type="float" office:value="0.000163636363636362">
            <text:p>0.00016</text:p>
          </table:table-cell>
          <table:table-cell table:style-name="ce1" table:number-columns-repeated="2"/>
          <table:table-cell table:style-name="ce2" table:formula="of:=AVERAGE([.G4:.G53])" office:value-type="float" office:value="0.00663636363636366">
            <text:p>0.00664</text:p>
          </table:table-cell>
          <table:table-cell table:style-name="ce1" table:number-columns-repeated="2"/>
          <table:table-cell table:style-name="ce2" table:formula="of:=AVERAGE([.J4:.J53])" office:value-type="float" office:value="0.00796363636363636">
            <text:p>0.00796</text:p>
          </table:table-cell>
          <table:table-cell table:style-name="ce1" table:number-columns-repeated="2"/>
          <table:table-cell table:style-name="ce2" table:formula="of:=AVERAGE([.M4:.M53])" office:value-type="float" office:value="0.00963636363636365">
            <text:p>0.00964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number-columns-repeated="2"/>
          <table:table-cell table:style-name="ce2" table:formula="of:=STDEV([.D4:.D53])" office:value-type="float" office:value="0.000814980337129201">
            <text:p>0.00081</text:p>
          </table:table-cell>
          <table:table-cell table:style-name="ce1" table:number-columns-repeated="2"/>
          <table:table-cell table:style-name="ce2" table:formula="of:=STDEV([.G4:.G53])" office:value-type="float" office:value="0.00667095212798071">
            <text:p>0.00667</text:p>
          </table:table-cell>
          <table:table-cell table:style-name="ce1" table:number-columns-repeated="2"/>
          <table:table-cell table:style-name="ce2" table:formula="of:=STDEV([.J4:.J53])" office:value-type="float" office:value="0.00796890567025232">
            <text:p>0.00797</text:p>
          </table:table-cell>
          <table:table-cell table:style-name="ce1" table:number-columns-repeated="2"/>
          <table:table-cell table:style-name="ce2" table:formula="of:=STDEV([.M4:.M53])" office:value-type="float" office:value="0.00804146783398063">
            <text:p>0.00804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>
            <text:p>Crossover-b</text:p>
          </table:table-cell>
          <table:table-cell table:style-name="ce1" office:value-type="string">
            <text:p>Crossover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Hungry-b</text:p>
          </table:table-cell>
          <table:table-cell table:style-name="ce1" office:value-type="string">
            <text:p>Hungry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LocalBranching-b</text:p>
          </table:table-cell>
          <table:table-cell table:style-name="ce1" office:value-type="string">
            <text:p>LocalBranching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Mutation-b</text:p>
          </table:table-cell>
          <table:table-cell table:style-name="ce1" office:value-type="string">
            <text:p>Mutation-a</text:p>
          </table:table-cell>
          <table:table-cell table:style-name="ce1" office:value-type="string">
            <text:p>Improvement</text:p>
          </table:table-cell>
          <table:table-cell table:style-name="ce1"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4]-[.B4]" office:value-type="float" office:value="0">
            <text:p>0</text:p>
          </table:table-cell>
          <table:table-cell office:value-type="float" office:value="0.482727272727273">
            <text:p>0.482727272727273</text:p>
          </table:table-cell>
          <table:table-cell office:value-type="float" office:value="0.492727272727273">
            <text:p>0.492727272727273</text:p>
          </table:table-cell>
          <table:table-cell table:formula="of:=[.F4]-[.E4]" office:value-type="float" office:value="0.0100000000000002">
            <text:p>0.0100000000000002</text:p>
          </table:table-cell>
          <table:table-cell office:value-type="float" office:value="0.480909090909091">
            <text:p>0.480909090909091</text:p>
          </table:table-cell>
          <table:table-cell office:value-type="float" office:value="0.494545454545455">
            <text:p>0.494545454545455</text:p>
          </table:table-cell>
          <table:table-cell table:formula="of:=[.I4]-[.H4]" office:value-type="float" office:value="0.0136363636363637">
            <text:p>0.0136363636363637</text:p>
          </table:table-cell>
          <table:table-cell office:value-type="float" office:value="0.481818181818182">
            <text:p>0.481818181818182</text:p>
          </table:table-cell>
          <table:table-cell office:value-type="float" office:value="0.494545454545455">
            <text:p>0.494545454545455</text:p>
          </table:table-cell>
          <table:table-cell table:formula="of:=[.L4]-[.K4]" office:value-type="float" office:value="0.0127272727272728">
            <text:p>0.012727272727272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5454545454545">
            <text:p>0.485454545454545</text:p>
          </table:table-cell>
          <table:table-cell table:formula="of:=[.C5]-[.B5]" office:value-type="float" office:value="0">
            <text:p>0</text:p>
          </table:table-cell>
          <table:table-cell table:number-columns-repeated="2" office:value-type="float" office:value="0.482727272727273">
            <text:p>0.482727272727273</text:p>
          </table:table-cell>
          <table:table-cell table:formula="of:=[.F5]-[.E5]" office:value-type="float" office:value="0">
            <text:p>0</text:p>
          </table:table-cell>
          <table:table-cell table:number-columns-repeated="2" office:value-type="float" office:value="0.498181818181818">
            <text:p>0.498181818181818</text:p>
          </table:table-cell>
          <table:table-cell table:formula="of:=[.I5]-[.H5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80909090909091">
            <text:p>0.480909090909091</text:p>
          </table:table-cell>
          <table:table-cell table:formula="of:=[.L5]-[.K5]" office:value-type="float" office:value="0.00818181818181824">
            <text:p>0.0081818181818182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2727272727273">
            <text:p>0.472727272727273</text:p>
          </table:table-cell>
          <table:table-cell table:formula="of:=[.C6]-[.B6]" office:value-type="float" office:value="0">
            <text:p>0</text:p>
          </table:table-cell>
          <table:table-cell office:value-type="float" office:value="0.477272727272727">
            <text:p>0.477272727272727</text:p>
          </table:table-cell>
          <table:table-cell office:value-type="float" office:value="0.481818181818182">
            <text:p>0.481818181818182</text:p>
          </table:table-cell>
          <table:table-cell table:formula="of:=[.F6]-[.E6]" office:value-type="float" office:value="0.00454545454545441">
            <text:p>0.00454545454545441</text:p>
          </table:table-cell>
          <table:table-cell table:number-columns-repeated="2" office:value-type="float" office:value="0.478181818181818">
            <text:p>0.478181818181818</text:p>
          </table:table-cell>
          <table:table-cell table:formula="of:=[.I6]-[.H6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87272727272727">
            <text:p>0.487272727272727</text:p>
          </table:table-cell>
          <table:table-cell table:formula="of:=[.L6]-[.K6]" office:value-type="float" office:value="0.0145454545454545">
            <text:p>0.014545454545454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9090909090909">
            <text:p>0.489090909090909</text:p>
          </table:table-cell>
          <table:table-cell table:formula="of:=[.C7]-[.B7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93636363636364">
            <text:p>0.493636363636364</text:p>
          </table:table-cell>
          <table:table-cell table:formula="of:=[.F7]-[.E7]" office:value-type="float" office:value="0.0145454545454546">
            <text:p>0.0145454545454546</text:p>
          </table:table-cell>
          <table:table-cell office:value-type="float" office:value="0.479090909090909">
            <text:p>0.479090909090909</text:p>
          </table:table-cell>
          <table:table-cell office:value-type="float" office:value="0.490909090909091">
            <text:p>0.490909090909091</text:p>
          </table:table-cell>
          <table:table-cell table:formula="of:=[.I7]-[.H7]" office:value-type="float" office:value="0.0118181818181818">
            <text:p>0.0118181818181818</text:p>
          </table:table-cell>
          <table:table-cell office:value-type="float" office:value="0.474545454545455">
            <text:p>0.474545454545455</text:p>
          </table:table-cell>
          <table:table-cell office:value-type="float" office:value="0.498181818181818">
            <text:p>0.498181818181818</text:p>
          </table:table-cell>
          <table:table-cell table:formula="of:=[.L7]-[.K7]" office:value-type="float" office:value="0.0236363636363636">
            <text:p>0.02363636363636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483636363636364">
            <text:p>0.483636363636364</text:p>
          </table:table-cell>
          <table:table-cell office:value-type="float" office:value="0.488181818181818">
            <text:p>0.488181818181818</text:p>
          </table:table-cell>
          <table:table-cell table:formula="of:=[.C8]-[.B8]" office:value-type="float" office:value="0.00454545454545452">
            <text:p>0.00454545454545452</text:p>
          </table:table-cell>
          <table:table-cell table:number-columns-repeated="2" office:value-type="float" office:value="0.498181818181818">
            <text:p>0.498181818181818</text:p>
          </table:table-cell>
          <table:table-cell table:formula="of:=[.F8]-[.E8]" office:value-type="float" office:value="0">
            <text:p>0</text:p>
          </table:table-cell>
          <table:table-cell office:value-type="float" office:value="0.474545454545455">
            <text:p>0.474545454545455</text:p>
          </table:table-cell>
          <table:table-cell office:value-type="float" office:value="0.497272727272727">
            <text:p>0.497272727272727</text:p>
          </table:table-cell>
          <table:table-cell table:formula="of:=[.I8]-[.H8]" office:value-type="float" office:value="0.0227272727272727">
            <text:p>0.0227272727272727</text:p>
          </table:table-cell>
          <table:table-cell office:value-type="float" office:value="0.489090909090909">
            <text:p>0.489090909090909</text:p>
          </table:table-cell>
          <table:table-cell office:value-type="float" office:value="0.498181818181818">
            <text:p>0.498181818181818</text:p>
          </table:table-cell>
          <table:table-cell table:formula="of:=[.L8]-[.K8]" office:value-type="float" office:value="0.00909090909090909">
            <text:p>0.009090909090909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1818181818182">
            <text:p>0.481818181818182</text:p>
          </table:table-cell>
          <table:table-cell table:formula="of:=[.C9]-[.B9]" office:value-type="float" office:value="0">
            <text:p>0</text:p>
          </table:table-cell>
          <table:table-cell table:number-columns-repeated="2" office:value-type="float" office:value="0.497272727272727">
            <text:p>0.497272727272727</text:p>
          </table:table-cell>
          <table:table-cell table:formula="of:=[.F9]-[.E9]" office:value-type="float" office:value="0">
            <text:p>0</text:p>
          </table:table-cell>
          <table:table-cell office:value-type="float" office:value="0.486363636363636">
            <text:p>0.486363636363636</text:p>
          </table:table-cell>
          <table:table-cell office:value-type="float" office:value="0.497272727272727">
            <text:p>0.497272727272727</text:p>
          </table:table-cell>
          <table:table-cell table:formula="of:=[.I9]-[.H9]" office:value-type="float" office:value="0.0109090909090909">
            <text:p>0.0109090909090909</text:p>
          </table:table-cell>
          <table:table-cell table:number-columns-repeated="2" office:value-type="float" office:value="0.494545454545455">
            <text:p>0.494545454545455</text:p>
          </table:table-cell>
          <table:table-cell table:formula="of:=[.L9]-[.K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8181818181818">
            <text:p>0.488181818181818</text:p>
          </table:table-cell>
          <table:table-cell table:formula="of:=[.C10]-[.B10]" office:value-type="float" office:value="0">
            <text:p>0</text:p>
          </table:table-cell>
          <table:table-cell table:number-columns-repeated="2" office:value-type="float" office:value="0.482727272727273">
            <text:p>0.482727272727273</text:p>
          </table:table-cell>
          <table:table-cell table:formula="of:=[.F10]-[.E10]" office:value-type="float" office:value="0">
            <text:p>0</text:p>
          </table:table-cell>
          <table:table-cell table:number-columns-repeated="2" office:value-type="float" office:value="0.487272727272727">
            <text:p>0.487272727272727</text:p>
          </table:table-cell>
          <table:table-cell table:formula="of:=[.I10]-[.H10]" office:value-type="float" office:value="0">
            <text:p>0</text:p>
          </table:table-cell>
          <table:table-cell office:value-type="float" office:value="0.485454545454545">
            <text:p>0.485454545454545</text:p>
          </table:table-cell>
          <table:table-cell office:value-type="float" office:value="0.493636363636364">
            <text:p>0.493636363636364</text:p>
          </table:table-cell>
          <table:table-cell table:formula="of:=[.L10]-[.K10]" office:value-type="float" office:value="0.00818181818181835">
            <text:p>0.0081818181818183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4545454545455">
            <text:p>0.494545454545455</text:p>
          </table:table-cell>
          <table:table-cell table:formula="of:=[.C11]-[.B11]" office:value-type="float" office:value="0">
            <text:p>0</text:p>
          </table:table-cell>
          <table:table-cell table:number-columns-repeated="2" office:value-type="float" office:value="0.497272727272727">
            <text:p>0.497272727272727</text:p>
          </table:table-cell>
          <table:table-cell table:formula="of:=[.F11]-[.E11]" office:value-type="float" office:value="0">
            <text:p>0</text:p>
          </table:table-cell>
          <table:table-cell office:value-type="float" office:value="0.481818181818182">
            <text:p>0.481818181818182</text:p>
          </table:table-cell>
          <table:table-cell office:value-type="float" office:value="0.498181818181818">
            <text:p>0.498181818181818</text:p>
          </table:table-cell>
          <table:table-cell table:formula="of:=[.I11]-[.H11]" office:value-type="float" office:value="0.0163636363636364">
            <text:p>0.0163636363636364</text:p>
          </table:table-cell>
          <table:table-cell office:value-type="float" office:value="0.482727272727273">
            <text:p>0.482727272727273</text:p>
          </table:table-cell>
          <table:table-cell office:value-type="float" office:value="0.487272727272727">
            <text:p>0.487272727272727</text:p>
          </table:table-cell>
          <table:table-cell table:formula="of:=[.L11]-[.K11]" office:value-type="float" office:value="0.00454545454545469">
            <text:p>0.0045454545454546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6363636363636">
            <text:p>0.476363636363636</text:p>
          </table:table-cell>
          <table:table-cell table:formula="of:=[.C12]-[.B12]" office:value-type="float" office:value="0">
            <text:p>0</text:p>
          </table:table-cell>
          <table:table-cell table:number-columns-repeated="2" office:value-type="float" office:value="0.478181818181818">
            <text:p>0.478181818181818</text:p>
          </table:table-cell>
          <table:table-cell table:formula="of:=[.F12]-[.E12]" office:value-type="float" office:value="0">
            <text:p>0</text:p>
          </table:table-cell>
          <table:table-cell office:value-type="float" office:value="0.488181818181818">
            <text:p>0.488181818181818</text:p>
          </table:table-cell>
          <table:table-cell office:value-type="float" office:value="0.493636363636364">
            <text:p>0.493636363636364</text:p>
          </table:table-cell>
          <table:table-cell table:formula="of:=[.I12]-[.H12]" office:value-type="float" office:value="0.00545454545454549">
            <text:p>0.00545454545454549</text:p>
          </table:table-cell>
          <table:table-cell office:value-type="float" office:value="0.473636363636364">
            <text:p>0.473636363636364</text:p>
          </table:table-cell>
          <table:table-cell office:value-type="float" office:value="0.486363636363636">
            <text:p>0.486363636363636</text:p>
          </table:table-cell>
          <table:table-cell table:formula="of:=[.L12]-[.K12]" office:value-type="float" office:value="0.0127272727272727">
            <text:p>0.012727272727272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3636363636364">
            <text:p>0.483636363636364</text:p>
          </table:table-cell>
          <table:table-cell table:formula="of:=[.C13]-[.B13]" office:value-type="float" office:value="0">
            <text:p>0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F13]-[.E13]" office:value-type="float" office:value="0">
            <text:p>0</text:p>
          </table:table-cell>
          <table:table-cell office:value-type="float" office:value="0.473636363636364">
            <text:p>0.473636363636364</text:p>
          </table:table-cell>
          <table:table-cell office:value-type="float" office:value="0.475454545454546">
            <text:p>0.475454545454546</text:p>
          </table:table-cell>
          <table:table-cell table:formula="of:=[.I13]-[.H13]" office:value-type="float" office:value="0.00181818181818189">
            <text:p>0.00181818181818189</text:p>
          </table:table-cell>
          <table:table-cell table:number-columns-repeated="2" office:value-type="float" office:value="0.487272727272727">
            <text:p>0.487272727272727</text:p>
          </table:table-cell>
          <table:table-cell table:formula="of:=[.L13]-[.K1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8181818181818">
            <text:p>0.488181818181818</text:p>
          </table:table-cell>
          <table:table-cell table:formula="of:=[.C14]-[.B14]" office:value-type="float" office:value="0">
            <text:p>0</text:p>
          </table:table-cell>
          <table:table-cell office:value-type="float" office:value="0.477272727272727">
            <text:p>0.477272727272727</text:p>
          </table:table-cell>
          <table:table-cell office:value-type="float" office:value="0.489090909090909">
            <text:p>0.489090909090909</text:p>
          </table:table-cell>
          <table:table-cell table:formula="of:=[.F14]-[.E14]" office:value-type="float" office:value="0.0118181818181818">
            <text:p>0.0118181818181818</text:p>
          </table:table-cell>
          <table:table-cell office:value-type="float" office:value="0.474545454545455">
            <text:p>0.474545454545455</text:p>
          </table:table-cell>
          <table:table-cell office:value-type="float" office:value="0.488181818181818">
            <text:p>0.488181818181818</text:p>
          </table:table-cell>
          <table:table-cell table:formula="of:=[.I14]-[.H14]" office:value-type="float" office:value="0.0136363636363636">
            <text:p>0.0136363636363636</text:p>
          </table:table-cell>
          <table:table-cell office:value-type="float" office:value="0.474545454545455">
            <text:p>0.474545454545455</text:p>
          </table:table-cell>
          <table:table-cell office:value-type="float" office:value="0.477272727272727">
            <text:p>0.477272727272727</text:p>
          </table:table-cell>
          <table:table-cell table:formula="of:=[.L14]-[.K14]" office:value-type="float" office:value="0.0027272727272728">
            <text:p>0.002727272727272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15]-[.B15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85454545454545">
            <text:p>0.485454545454545</text:p>
          </table:table-cell>
          <table:table-cell table:formula="of:=[.F15]-[.E15]" office:value-type="float" office:value="0.0127272727272727">
            <text:p>0.0127272727272727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I15]-[.H15]" office:value-type="float" office:value="0">
            <text:p>0</text:p>
          </table:table-cell>
          <table:table-cell office:value-type="float" office:value="0.474545454545455">
            <text:p>0.474545454545455</text:p>
          </table:table-cell>
          <table:table-cell office:value-type="float" office:value="0.492727272727273">
            <text:p>0.492727272727273</text:p>
          </table:table-cell>
          <table:table-cell table:formula="of:=[.L15]-[.K15]" office:value-type="float" office:value="0.0181818181818182">
            <text:p>0.018181818181818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5454545454545">
            <text:p>0.485454545454545</text:p>
          </table:table-cell>
          <table:table-cell table:formula="of:=[.C16]-[.B16]" office:value-type="float" office:value="0">
            <text:p>0</text:p>
          </table:table-cell>
          <table:table-cell table:number-columns-repeated="2" office:value-type="float" office:value="0.484545454545455">
            <text:p>0.484545454545455</text:p>
          </table:table-cell>
          <table:table-cell table:formula="of:=[.F16]-[.E16]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93636363636364">
            <text:p>0.493636363636364</text:p>
          </table:table-cell>
          <table:table-cell table:formula="of:=[.I16]-[.H16]" office:value-type="float" office:value="0.0136363636363637">
            <text:p>0.0136363636363637</text:p>
          </table:table-cell>
          <table:table-cell office:value-type="float" office:value="0.477272727272727">
            <text:p>0.477272727272727</text:p>
          </table:table-cell>
          <table:table-cell office:value-type="float" office:value="0.490909090909091">
            <text:p>0.490909090909091</text:p>
          </table:table-cell>
          <table:table-cell table:formula="of:=[.L16]-[.K16]" office:value-type="float" office:value="0.0136363636363637">
            <text:p>0.013636363636363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8181818181818">
            <text:p>0.478181818181818</text:p>
          </table:table-cell>
          <table:table-cell table:formula="of:=[.C17]-[.B17]" office:value-type="float" office:value="0">
            <text:p>0</text:p>
          </table:table-cell>
          <table:table-cell office:value-type="float" office:value="0.476363636363636">
            <text:p>0.476363636363636</text:p>
          </table:table-cell>
          <table:table-cell office:value-type="float" office:value="0.492727272727273">
            <text:p>0.492727272727273</text:p>
          </table:table-cell>
          <table:table-cell table:formula="of:=[.F17]-[.E17]" office:value-type="float" office:value="0.0163636363636365">
            <text:p>0.0163636363636365</text:p>
          </table:table-cell>
          <table:table-cell office:value-type="float" office:value="0.478181818181818">
            <text:p>0.478181818181818</text:p>
          </table:table-cell>
          <table:table-cell office:value-type="float" office:value="0.483636363636364">
            <text:p>0.483636363636364</text:p>
          </table:table-cell>
          <table:table-cell table:formula="of:=[.I17]-[.H17]" office:value-type="float" office:value="0.00545454545454549">
            <text:p>0.00545454545454549</text:p>
          </table:table-cell>
          <table:table-cell table:number-columns-repeated="2" office:value-type="float" office:value="0.478181818181818">
            <text:p>0.478181818181818</text:p>
          </table:table-cell>
          <table:table-cell table:formula="of:=[.L17]-[.K1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4545454545455">
            <text:p>0.484545454545455</text:p>
          </table:table-cell>
          <table:table-cell table:formula="of:=[.C18]-[.B18]" office:value-type="float" office:value="0">
            <text:p>0</text:p>
          </table:table-cell>
          <table:table-cell office:value-type="float" office:value="0.467272727272727">
            <text:p>0.467272727272727</text:p>
          </table:table-cell>
          <table:table-cell office:value-type="float" office:value="0.485454545454546">
            <text:p>0.485454545454546</text:p>
          </table:table-cell>
          <table:table-cell table:formula="of:=[.F18]-[.E18]" office:value-type="float" office:value="0.0181818181818182">
            <text:p>0.0181818181818182</text:p>
          </table:table-cell>
          <table:table-cell office:value-type="float" office:value="0.471818181818182">
            <text:p>0.471818181818182</text:p>
          </table:table-cell>
          <table:table-cell office:value-type="float" office:value="0.498181818181818">
            <text:p>0.498181818181818</text:p>
          </table:table-cell>
          <table:table-cell table:formula="of:=[.I18]-[.H18]" office:value-type="float" office:value="0.0263636363636364">
            <text:p>0.0263636363636364</text:p>
          </table:table-cell>
          <table:table-cell office:value-type="float" office:value="0.466363636363636">
            <text:p>0.466363636363636</text:p>
          </table:table-cell>
          <table:table-cell office:value-type="float" office:value="0.497272727272727">
            <text:p>0.497272727272727</text:p>
          </table:table-cell>
          <table:table-cell table:formula="of:=[.L18]-[.K18]" office:value-type="float" office:value="0.0309090909090909">
            <text:p>0.03090909090909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8181818181818">
            <text:p>0.488181818181818</text:p>
          </table:table-cell>
          <table:table-cell table:formula="of:=[.C19]-[.B19]" office:value-type="float" office:value="0">
            <text:p>0</text:p>
          </table:table-cell>
          <table:table-cell office:value-type="float" office:value="0.490909090909091">
            <text:p>0.490909090909091</text:p>
          </table:table-cell>
          <table:table-cell office:value-type="float" office:value="0.494545454545455">
            <text:p>0.494545454545455</text:p>
          </table:table-cell>
          <table:table-cell table:formula="of:=[.F19]-[.E19]" office:value-type="float" office:value="0.0036363636363636">
            <text:p>0.0036363636363636</text:p>
          </table:table-cell>
          <table:table-cell office:value-type="float" office:value="0.486363636363637">
            <text:p>0.486363636363637</text:p>
          </table:table-cell>
          <table:table-cell office:value-type="float" office:value="0.498181818181818">
            <text:p>0.498181818181818</text:p>
          </table:table-cell>
          <table:table-cell table:formula="of:=[.I19]-[.H19]" office:value-type="float" office:value="0.0118181818181817">
            <text:p>0.0118181818181817</text:p>
          </table:table-cell>
          <table:table-cell office:value-type="float" office:value="0.493636363636364">
            <text:p>0.493636363636364</text:p>
          </table:table-cell>
          <table:table-cell office:value-type="float" office:value="0.498181818181818">
            <text:p>0.498181818181818</text:p>
          </table:table-cell>
          <table:table-cell table:formula="of:=[.L19]-[.K19]" office:value-type="float" office:value="0.00454545454545446">
            <text:p>0.0045454545454544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6363636363636">
            <text:p>0.476363636363636</text:p>
          </table:table-cell>
          <table:table-cell table:formula="of:=[.C20]-[.B20]" office:value-type="float" office:value="0">
            <text:p>0</text:p>
          </table:table-cell>
          <table:table-cell office:value-type="float" office:value="0.470909090909091">
            <text:p>0.470909090909091</text:p>
          </table:table-cell>
          <table:table-cell office:value-type="float" office:value="0.497272727272727">
            <text:p>0.497272727272727</text:p>
          </table:table-cell>
          <table:table-cell table:formula="of:=[.F20]-[.E20]" office:value-type="float" office:value="0.0263636363636364">
            <text:p>0.0263636363636364</text:p>
          </table:table-cell>
          <table:table-cell office:value-type="float" office:value="0.485454545454546">
            <text:p>0.485454545454546</text:p>
          </table:table-cell>
          <table:table-cell office:value-type="float" office:value="0.494545454545455">
            <text:p>0.494545454545455</text:p>
          </table:table-cell>
          <table:table-cell table:formula="of:=[.I20]-[.H20]" office:value-type="float" office:value="0.00909090909090909">
            <text:p>0.00909090909090909</text:p>
          </table:table-cell>
          <table:table-cell office:value-type="float" office:value="0.478181818181818">
            <text:p>0.478181818181818</text:p>
          </table:table-cell>
          <table:table-cell office:value-type="float" office:value="0.479090909090909">
            <text:p>0.479090909090909</text:p>
          </table:table-cell>
          <table:table-cell table:formula="of:=[.L20]-[.K20]" office:value-type="float" office:value="0.000909090909090804">
            <text:p>0.00090909090909080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21]-[.B21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8">
            <text:p>0.48</text:p>
          </table:table-cell>
          <table:table-cell table:formula="of:=[.F21]-[.E21]" office:value-type="float" office:value="0.00727272727272726">
            <text:p>0.00727272727272726</text:p>
          </table:table-cell>
          <table:table-cell table:number-columns-repeated="2" office:value-type="float" office:value="0.498181818181818">
            <text:p>0.498181818181818</text:p>
          </table:table-cell>
          <table:table-cell table:formula="of:=[.I21]-[.H21]" office:value-type="float" office:value="0">
            <text:p>0</text:p>
          </table:table-cell>
          <table:table-cell office:value-type="float" office:value="0.476363636363636">
            <text:p>0.476363636363636</text:p>
          </table:table-cell>
          <table:table-cell office:value-type="float" office:value="0.487272727272727">
            <text:p>0.487272727272727</text:p>
          </table:table-cell>
          <table:table-cell table:formula="of:=[.L21]-[.K21]" office:value-type="float" office:value="0.010909090909091">
            <text:p>0.01090909090909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9090909090909">
            <text:p>0.479090909090909</text:p>
          </table:table-cell>
          <table:table-cell table:formula="of:=[.C22]-[.B22]" office:value-type="float" office:value="0">
            <text:p>0</text:p>
          </table:table-cell>
          <table:table-cell office:value-type="float" office:value="0.488181818181818">
            <text:p>0.488181818181818</text:p>
          </table:table-cell>
          <table:table-cell office:value-type="float" office:value="0.493636363636364">
            <text:p>0.493636363636364</text:p>
          </table:table-cell>
          <table:table-cell table:formula="of:=[.F22]-[.E22]" office:value-type="float" office:value="0.0054545454545456">
            <text:p>0.0054545454545456</text:p>
          </table:table-cell>
          <table:table-cell office:value-type="float" office:value="0.488181818181818">
            <text:p>0.488181818181818</text:p>
          </table:table-cell>
          <table:table-cell office:value-type="float" office:value="0.498181818181818">
            <text:p>0.498181818181818</text:p>
          </table:table-cell>
          <table:table-cell table:formula="of:=[.I22]-[.H22]" office:value-type="float" office:value="0.00999999999999995">
            <text:p>0.00999999999999995</text:p>
          </table:table-cell>
          <table:table-cell table:number-columns-repeated="2" office:value-type="float" office:value="0.498181818181818">
            <text:p>0.498181818181818</text:p>
          </table:table-cell>
          <table:table-cell table:formula="of:=[.L22]-[.K2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5454545454545">
            <text:p>0.485454545454545</text:p>
          </table:table-cell>
          <table:table-cell table:formula="of:=[.C23]-[.B23]" office:value-type="float" office:value="0">
            <text:p>0</text:p>
          </table:table-cell>
          <table:table-cell office:value-type="float" office:value="0.469090909090909">
            <text:p>0.469090909090909</text:p>
          </table:table-cell>
          <table:table-cell office:value-type="float" office:value="0.486363636363636">
            <text:p>0.486363636363636</text:p>
          </table:table-cell>
          <table:table-cell table:formula="of:=[.F23]-[.E23]" office:value-type="float" office:value="0.0172727272727273">
            <text:p>0.0172727272727273</text:p>
          </table:table-cell>
          <table:table-cell table:number-columns-repeated="2" office:value-type="float" office:value="0.497272727272727">
            <text:p>0.497272727272727</text:p>
          </table:table-cell>
          <table:table-cell table:formula="of:=[.I23]-[.H23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80909090909091">
            <text:p>0.480909090909091</text:p>
          </table:table-cell>
          <table:table-cell table:formula="of:=[.L23]-[.K23]" office:value-type="float" office:value="0.00181818181818183">
            <text:p>0.0018181818181818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8181818181818">
            <text:p>0.478181818181818</text:p>
          </table:table-cell>
          <table:table-cell table:formula="of:=[.C24]-[.B24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87272727272727">
            <text:p>0.487272727272727</text:p>
          </table:table-cell>
          <table:table-cell table:formula="of:=[.F24]-[.E24]" office:value-type="float" office:value="0.0145454545454546">
            <text:p>0.0145454545454546</text:p>
          </table:table-cell>
          <table:table-cell table:number-columns-repeated="2" office:value-type="float" office:value="0.493636363636364">
            <text:p>0.493636363636364</text:p>
          </table:table-cell>
          <table:table-cell table:formula="of:=[.I24]-[.H24]" office:value-type="float" office:value="0">
            <text:p>0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L24]-[.K2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2727272727273">
            <text:p>0.492727272727273</text:p>
          </table:table-cell>
          <table:table-cell table:formula="of:=[.C25]-[.B25]" office:value-type="float" office:value="0">
            <text:p>0</text:p>
          </table:table-cell>
          <table:table-cell office:value-type="float" office:value="0.486363636363636">
            <text:p>0.486363636363636</text:p>
          </table:table-cell>
          <table:table-cell office:value-type="float" office:value="0.498181818181818">
            <text:p>0.498181818181818</text:p>
          </table:table-cell>
          <table:table-cell table:formula="of:=[.F25]-[.E25]" office:value-type="float" office:value="0.0118181818181818">
            <text:p>0.0118181818181818</text:p>
          </table:table-cell>
          <table:table-cell office:value-type="float" office:value="0.477272727272727">
            <text:p>0.477272727272727</text:p>
          </table:table-cell>
          <table:table-cell office:value-type="float" office:value="0.479090909090909">
            <text:p>0.479090909090909</text:p>
          </table:table-cell>
          <table:table-cell table:formula="of:=[.I25]-[.H25]" office:value-type="float" office:value="0.00181818181818189">
            <text:p>0.00181818181818189</text:p>
          </table:table-cell>
          <table:table-cell office:value-type="float" office:value="0.492727272727273">
            <text:p>0.492727272727273</text:p>
          </table:table-cell>
          <table:table-cell office:value-type="float" office:value="0.497272727272727">
            <text:p>0.497272727272727</text:p>
          </table:table-cell>
          <table:table-cell table:formula="of:=[.L25]-[.K25]" office:value-type="float" office:value="0.00454545454545463">
            <text:p>0.004545454545454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487272727272727">
            <text:p>0.487272727272727</text:p>
          </table:table-cell>
          <table:table-cell office:value-type="float" office:value="0.487272727272727">
            <text:p>0.487272727272727</text:p>
          </table:table-cell>
          <table:table-cell table:formula="of:=[.C26]-[.B26]" office:value-type="float" office:value="0">
            <text:p>0</text:p>
          </table:table-cell>
          <table:table-cell office:value-type="float" office:value="0.483636363636364">
            <text:p>0.483636363636364</text:p>
          </table:table-cell>
          <table:table-cell office:value-type="float" office:value="0.493636363636364">
            <text:p>0.493636363636364</text:p>
          </table:table-cell>
          <table:table-cell table:formula="of:=[.F26]-[.E26]" office:value-type="float" office:value="0.01">
            <text:p>0.01</text:p>
          </table:table-cell>
          <table:table-cell table:number-columns-repeated="2" office:value-type="float" office:value="0.483636363636364">
            <text:p>0.483636363636364</text:p>
          </table:table-cell>
          <table:table-cell table:formula="of:=[.I26]-[.H26]" office:value-type="float" office:value="0">
            <text:p>0</text:p>
          </table:table-cell>
          <table:table-cell office:value-type="float" office:value="0.481818181818182">
            <text:p>0.481818181818182</text:p>
          </table:table-cell>
          <table:table-cell office:value-type="float" office:value="0.498181818181818">
            <text:p>0.498181818181818</text:p>
          </table:table-cell>
          <table:table-cell table:formula="of:=[.L26]-[.K26]" office:value-type="float" office:value="0.0163636363636364">
            <text:p>0.016363636363636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3636363636364">
            <text:p>0.483636363636364</text:p>
          </table:table-cell>
          <table:table-cell table:formula="of:=[.C27]-[.B27]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88181818181818">
            <text:p>0.488181818181818</text:p>
          </table:table-cell>
          <table:table-cell table:formula="of:=[.F27]-[.E27]" office:value-type="float" office:value="0.00818181818181824">
            <text:p>0.00818181818181824</text:p>
          </table:table-cell>
          <table:table-cell office:value-type="float" office:value="0.493636363636364">
            <text:p>0.493636363636364</text:p>
          </table:table-cell>
          <table:table-cell office:value-type="float" office:value="0.498181818181818">
            <text:p>0.498181818181818</text:p>
          </table:table-cell>
          <table:table-cell table:formula="of:=[.I27]-[.H27]" office:value-type="float" office:value="0.00454545454545446">
            <text:p>0.00454545454545446</text:p>
          </table:table-cell>
          <table:table-cell office:value-type="float" office:value="0.465454545454546">
            <text:p>0.465454545454546</text:p>
          </table:table-cell>
          <table:table-cell office:value-type="float" office:value="0.486363636363637">
            <text:p>0.486363636363637</text:p>
          </table:table-cell>
          <table:table-cell table:formula="of:=[.L27]-[.K27]" office:value-type="float" office:value="0.0209090909090909">
            <text:p>0.02090909090909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">
            <text:p>0.49</text:p>
          </table:table-cell>
          <table:table-cell table:formula="of:=[.C28]-[.B28]" office:value-type="float" office:value="0">
            <text:p>0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F28]-[.E28]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0.494545454545455">
            <text:p>0.494545454545455</text:p>
          </table:table-cell>
          <table:table-cell table:formula="of:=[.I28]-[.H28]" office:value-type="float" office:value="0.00454545454545452">
            <text:p>0.00454545454545452</text:p>
          </table:table-cell>
          <table:table-cell office:value-type="float" office:value="0.490909090909091">
            <text:p>0.490909090909091</text:p>
          </table:table-cell>
          <table:table-cell office:value-type="float" office:value="0.498181818181818">
            <text:p>0.498181818181818</text:p>
          </table:table-cell>
          <table:table-cell table:formula="of:=[.L28]-[.K28]" office:value-type="float" office:value="0.00727272727272726">
            <text:p>0.0072727272727272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">
            <text:p>0.48</text:p>
          </table:table-cell>
          <table:table-cell table:formula="of:=[.C29]-[.B29]" office:value-type="float" office:value="0">
            <text:p>0</text:p>
          </table:table-cell>
          <table:table-cell table:number-columns-repeated="2" office:value-type="float" office:value="0.489090909090909">
            <text:p>0.489090909090909</text:p>
          </table:table-cell>
          <table:table-cell table:formula="of:=[.F29]-[.E29]" office:value-type="float" office:value="0">
            <text:p>0</text:p>
          </table:table-cell>
          <table:table-cell office:value-type="float" office:value="0.474545454545455">
            <text:p>0.474545454545455</text:p>
          </table:table-cell>
          <table:table-cell office:value-type="float" office:value="0.490909090909091">
            <text:p>0.490909090909091</text:p>
          </table:table-cell>
          <table:table-cell table:formula="of:=[.I29]-[.H29]" office:value-type="float" office:value="0.0163636363636364">
            <text:p>0.0163636363636364</text:p>
          </table:table-cell>
          <table:table-cell office:value-type="float" office:value="0.49">
            <text:p>0.49</text:p>
          </table:table-cell>
          <table:table-cell office:value-type="float" office:value="0.498181818181818">
            <text:p>0.498181818181818</text:p>
          </table:table-cell>
          <table:table-cell table:formula="of:=[.L29]-[.K29]" office:value-type="float" office:value="0.00818181818181807">
            <text:p>0.0081818181818180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471818181818182">
            <text:p>0.471818181818182</text:p>
          </table:table-cell>
          <table:table-cell office:value-type="float" office:value="0.475454545454545">
            <text:p>0.475454545454545</text:p>
          </table:table-cell>
          <table:table-cell table:formula="of:=[.C30]-[.B30]" office:value-type="float" office:value="0.0036363636363636">
            <text:p>0.0036363636363636</text:p>
          </table:table-cell>
          <table:table-cell table:number-columns-repeated="2" office:value-type="float" office:value="0.497272727272727">
            <text:p>0.497272727272727</text:p>
          </table:table-cell>
          <table:table-cell table:formula="of:=[.F30]-[.E30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80909090909091">
            <text:p>0.480909090909091</text:p>
          </table:table-cell>
          <table:table-cell table:formula="of:=[.I30]-[.H30]" office:value-type="float" office:value="0.00181818181818183">
            <text:p>0.00181818181818183</text:p>
          </table:table-cell>
          <table:table-cell office:value-type="float" office:value="0.482727272727273">
            <text:p>0.482727272727273</text:p>
          </table:table-cell>
          <table:table-cell office:value-type="float" office:value="0.497272727272727">
            <text:p>0.497272727272727</text:p>
          </table:table-cell>
          <table:table-cell table:formula="of:=[.L30]-[.K30]" office:value-type="float" office:value="0.0145454545454546">
            <text:p>0.014545454545454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3636363636364">
            <text:p>0.483636363636364</text:p>
          </table:table-cell>
          <table:table-cell table:formula="of:=[.C31]-[.B31]" office:value-type="float" office:value="0">
            <text:p>0</text:p>
          </table:table-cell>
          <table:table-cell office:value-type="float" office:value="0.473636363636364">
            <text:p>0.473636363636364</text:p>
          </table:table-cell>
          <table:table-cell office:value-type="float" office:value="0.480909090909091">
            <text:p>0.480909090909091</text:p>
          </table:table-cell>
          <table:table-cell table:formula="of:=[.F31]-[.E31]" office:value-type="float" office:value="0.00727272727272726">
            <text:p>0.00727272727272726</text:p>
          </table:table-cell>
          <table:table-cell office:value-type="float" office:value="0.49">
            <text:p>0.49</text:p>
          </table:table-cell>
          <table:table-cell office:value-type="float" office:value="0.494545454545455">
            <text:p>0.494545454545455</text:p>
          </table:table-cell>
          <table:table-cell table:formula="of:=[.I31]-[.H31]" office:value-type="float" office:value="0.00454545454545452">
            <text:p>0.00454545454545452</text:p>
          </table:table-cell>
          <table:table-cell office:value-type="float" office:value="0.493636363636364">
            <text:p>0.493636363636364</text:p>
          </table:table-cell>
          <table:table-cell office:value-type="float" office:value="0.498181818181818">
            <text:p>0.498181818181818</text:p>
          </table:table-cell>
          <table:table-cell table:formula="of:=[.L31]-[.K31]" office:value-type="float" office:value="0.00454545454545435">
            <text:p>0.0045454545454543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0909090909091">
            <text:p>0.480909090909091</text:p>
          </table:table-cell>
          <table:table-cell table:formula="of:=[.C32]-[.B32]" office:value-type="float" office:value="0">
            <text:p>0</text:p>
          </table:table-cell>
          <table:table-cell office:value-type="float" office:value="0.476363636363636">
            <text:p>0.476363636363636</text:p>
          </table:table-cell>
          <table:table-cell office:value-type="float" office:value="0.484545454545455">
            <text:p>0.484545454545455</text:p>
          </table:table-cell>
          <table:table-cell table:formula="of:=[.F32]-[.E32]" office:value-type="float" office:value="0.00818181818181829">
            <text:p>0.00818181818181829</text:p>
          </table:table-cell>
          <table:table-cell office:value-type="float" office:value="0.475454545454546">
            <text:p>0.475454545454546</text:p>
          </table:table-cell>
          <table:table-cell office:value-type="float" office:value="0.498181818181818">
            <text:p>0.498181818181818</text:p>
          </table:table-cell>
          <table:table-cell table:formula="of:=[.I32]-[.H32]" office:value-type="float" office:value="0.0227272727272726">
            <text:p>0.0227272727272726</text:p>
          </table:table-cell>
          <table:table-cell office:value-type="float" office:value="0.477272727272727">
            <text:p>0.477272727272727</text:p>
          </table:table-cell>
          <table:table-cell office:value-type="float" office:value="0.498181818181818">
            <text:p>0.498181818181818</text:p>
          </table:table-cell>
          <table:table-cell table:formula="of:=[.L32]-[.K32]" office:value-type="float" office:value="0.0209090909090909">
            <text:p>0.02090909090909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6363636363636">
            <text:p>0.476363636363636</text:p>
          </table:table-cell>
          <table:table-cell table:formula="of:=[.C33]-[.B33]" office:value-type="float" office:value="0">
            <text:p>0</text:p>
          </table:table-cell>
          <table:table-cell table:number-columns-repeated="2" office:value-type="float" office:value="0.493636363636364">
            <text:p>0.493636363636364</text:p>
          </table:table-cell>
          <table:table-cell table:formula="of:=[.F33]-[.E33]" office:value-type="float" office:value="0">
            <text:p>0</text:p>
          </table:table-cell>
          <table:table-cell office:value-type="float" office:value="0.493636363636364">
            <text:p>0.493636363636364</text:p>
          </table:table-cell>
          <table:table-cell office:value-type="float" office:value="0.498181818181818">
            <text:p>0.498181818181818</text:p>
          </table:table-cell>
          <table:table-cell table:formula="of:=[.I33]-[.H33]" office:value-type="float" office:value="0.00454545454545446">
            <text:p>0.00454545454545446</text:p>
          </table:table-cell>
          <table:table-cell office:value-type="float" office:value="0.482727272727273">
            <text:p>0.482727272727273</text:p>
          </table:table-cell>
          <table:table-cell office:value-type="float" office:value="0.490909090909091">
            <text:p>0.490909090909091</text:p>
          </table:table-cell>
          <table:table-cell table:formula="of:=[.L33]-[.K33]" office:value-type="float" office:value="0.00818181818181835">
            <text:p>0.0081818181818183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">
            <text:p>0.47</text:p>
          </table:table-cell>
          <table:table-cell table:formula="of:=[.C34]-[.B34]" office:value-type="float" office:value="0">
            <text:p>0</text:p>
          </table:table-cell>
          <table:table-cell office:value-type="float" office:value="0.482727272727273">
            <text:p>0.482727272727273</text:p>
          </table:table-cell>
          <table:table-cell office:value-type="float" office:value="0.487272727272727">
            <text:p>0.487272727272727</text:p>
          </table:table-cell>
          <table:table-cell table:formula="of:=[.F34]-[.E34]" office:value-type="float" office:value="0.00454545454545463">
            <text:p>0.00454545454545463</text:p>
          </table:table-cell>
          <table:table-cell office:value-type="float" office:value="0.480909090909091">
            <text:p>0.480909090909091</text:p>
          </table:table-cell>
          <table:table-cell office:value-type="float" office:value="0.498181818181818">
            <text:p>0.498181818181818</text:p>
          </table:table-cell>
          <table:table-cell table:formula="of:=[.I34]-[.H34]" office:value-type="float" office:value="0.0172727272727273">
            <text:p>0.0172727272727273</text:p>
          </table:table-cell>
          <table:table-cell office:value-type="float" office:value="0.470909090909091">
            <text:p>0.470909090909091</text:p>
          </table:table-cell>
          <table:table-cell office:value-type="float" office:value="0.497272727272727">
            <text:p>0.497272727272727</text:p>
          </table:table-cell>
          <table:table-cell table:formula="of:=[.L34]-[.K34]" office:value-type="float" office:value="0.0263636363636364">
            <text:p>0.026363636363636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">
            <text:p>0.47</text:p>
          </table:table-cell>
          <table:table-cell table:formula="of:=[.C35]-[.B35]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84545454545455">
            <text:p>0.484545454545455</text:p>
          </table:table-cell>
          <table:table-cell table:formula="of:=[.F35]-[.E35]" office:value-type="float" office:value="0.00454545454545463">
            <text:p>0.00454545454545463</text:p>
          </table:table-cell>
          <table:table-cell office:value-type="float" office:value="0.468181818181818">
            <text:p>0.468181818181818</text:p>
          </table:table-cell>
          <table:table-cell office:value-type="float" office:value="0.492727272727273">
            <text:p>0.492727272727273</text:p>
          </table:table-cell>
          <table:table-cell table:formula="of:=[.I35]-[.H35]" office:value-type="float" office:value="0.0245454545454545">
            <text:p>0.0245454545454545</text:p>
          </table:table-cell>
          <table:table-cell office:value-type="float" office:value="0.484545454545455">
            <text:p>0.484545454545455</text:p>
          </table:table-cell>
          <table:table-cell office:value-type="float" office:value="0.498181818181818">
            <text:p>0.498181818181818</text:p>
          </table:table-cell>
          <table:table-cell table:formula="of:=[.L35]-[.K35]" office:value-type="float" office:value="0.0136363636363636">
            <text:p>0.013636363636363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4545454545455">
            <text:p>0.484545454545455</text:p>
          </table:table-cell>
          <table:table-cell table:formula="of:=[.C36]-[.B36]" office:value-type="float" office:value="0">
            <text:p>0</text:p>
          </table:table-cell>
          <table:table-cell office:value-type="float" office:value="0.476363636363636">
            <text:p>0.476363636363636</text:p>
          </table:table-cell>
          <table:table-cell office:value-type="float" office:value="0.481818181818182">
            <text:p>0.481818181818182</text:p>
          </table:table-cell>
          <table:table-cell table:formula="of:=[.F36]-[.E36]" office:value-type="float" office:value="0.0054545454545456">
            <text:p>0.0054545454545456</text:p>
          </table:table-cell>
          <table:table-cell office:value-type="float" office:value="0.48">
            <text:p>0.48</text:p>
          </table:table-cell>
          <table:table-cell office:value-type="float" office:value="0.482727272727273">
            <text:p>0.482727272727273</text:p>
          </table:table-cell>
          <table:table-cell table:formula="of:=[.I36]-[.H36]" office:value-type="float" office:value="0.00272727272727269">
            <text:p>0.00272727272727269</text:p>
          </table:table-cell>
          <table:table-cell office:value-type="float" office:value="0.483636363636364">
            <text:p>0.483636363636364</text:p>
          </table:table-cell>
          <table:table-cell office:value-type="float" office:value="0.497272727272727">
            <text:p>0.497272727272727</text:p>
          </table:table-cell>
          <table:table-cell table:formula="of:=[.L36]-[.K36]" office:value-type="float" office:value="0.0136363636363636">
            <text:p>0.013636363636363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37]-[.B37]" office:value-type="float" office:value="0">
            <text:p>0</text:p>
          </table:table-cell>
          <table:table-cell office:value-type="float" office:value="0.478181818181818">
            <text:p>0.478181818181818</text:p>
          </table:table-cell>
          <table:table-cell office:value-type="float" office:value="0.479090909090909">
            <text:p>0.479090909090909</text:p>
          </table:table-cell>
          <table:table-cell table:formula="of:=[.F37]-[.E37]" office:value-type="float" office:value="0.000909090909090693">
            <text:p>0.000909090909090693</text:p>
          </table:table-cell>
          <table:table-cell office:value-type="float" office:value="0.475454545454546">
            <text:p>0.475454545454546</text:p>
          </table:table-cell>
          <table:table-cell office:value-type="float" office:value="0.498181818181818">
            <text:p>0.498181818181818</text:p>
          </table:table-cell>
          <table:table-cell table:formula="of:=[.I37]-[.H37]" office:value-type="float" office:value="0.0227272727272726">
            <text:p>0.0227272727272726</text:p>
          </table:table-cell>
          <table:table-cell office:value-type="float" office:value="0.493636363636364">
            <text:p>0.493636363636364</text:p>
          </table:table-cell>
          <table:table-cell office:value-type="float" office:value="0.496363636363637">
            <text:p>0.496363636363637</text:p>
          </table:table-cell>
          <table:table-cell table:formula="of:=[.L37]-[.K37]" office:value-type="float" office:value="0.00272727272727269">
            <text:p>0.0027272727272726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8181818181818">
            <text:p>0.478181818181818</text:p>
          </table:table-cell>
          <table:table-cell table:formula="of:=[.C38]-[.B38]" office:value-type="float" office:value="0">
            <text:p>0</text:p>
          </table:table-cell>
          <table:table-cell office:value-type="float" office:value="0.467272727272727">
            <text:p>0.467272727272727</text:p>
          </table:table-cell>
          <table:table-cell office:value-type="float" office:value="0.478181818181818">
            <text:p>0.478181818181818</text:p>
          </table:table-cell>
          <table:table-cell table:formula="of:=[.F38]-[.E38]" office:value-type="float" office:value="0.010909090909091">
            <text:p>0.010909090909091</text:p>
          </table:table-cell>
          <table:table-cell office:value-type="float" office:value="0.472727272727273">
            <text:p>0.472727272727273</text:p>
          </table:table-cell>
          <table:table-cell office:value-type="float" office:value="0.479090909090909">
            <text:p>0.479090909090909</text:p>
          </table:table-cell>
          <table:table-cell table:formula="of:=[.I38]-[.H38]" office:value-type="float" office:value="0.00636363636363635">
            <text:p>0.00636363636363635</text:p>
          </table:table-cell>
          <table:table-cell table:number-columns-repeated="2" office:value-type="float" office:value="0.492727272727273">
            <text:p>0.492727272727273</text:p>
          </table:table-cell>
          <table:table-cell table:formula="of:=[.L38]-[.K3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6363636363636">
            <text:p>0.486363636363636</text:p>
          </table:table-cell>
          <table:table-cell table:formula="of:=[.C39]-[.B39]" office:value-type="float" office:value="0">
            <text:p>0</text:p>
          </table:table-cell>
          <table:table-cell office:value-type="float" office:value="0.477272727272727">
            <text:p>0.477272727272727</text:p>
          </table:table-cell>
          <table:table-cell office:value-type="float" office:value="0.487272727272727">
            <text:p>0.487272727272727</text:p>
          </table:table-cell>
          <table:table-cell table:formula="of:=[.F39]-[.E39]" office:value-type="float" office:value="0.0100000000000001">
            <text:p>0.0100000000000001</text:p>
          </table:table-cell>
          <table:table-cell table:number-columns-repeated="2" office:value-type="float" office:value="0.497272727272727">
            <text:p>0.497272727272727</text:p>
          </table:table-cell>
          <table:table-cell table:formula="of:=[.I39]-[.H39]" office:value-type="float" office:value="0">
            <text:p>0</text:p>
          </table:table-cell>
          <table:table-cell office:value-type="float" office:value="0.490909090909091">
            <text:p>0.490909090909091</text:p>
          </table:table-cell>
          <table:table-cell office:value-type="float" office:value="0.493636363636364">
            <text:p>0.493636363636364</text:p>
          </table:table-cell>
          <table:table-cell table:formula="of:=[.L39]-[.K39]" office:value-type="float" office:value="0.0027272727272728">
            <text:p>0.002727272727272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1818181818182">
            <text:p>0.491818181818182</text:p>
          </table:table-cell>
          <table:table-cell table:formula="of:=[.C40]-[.B40]" office:value-type="float" office:value="0">
            <text:p>0</text:p>
          </table:table-cell>
          <table:table-cell office:value-type="float" office:value="0.471818181818182">
            <text:p>0.471818181818182</text:p>
          </table:table-cell>
          <table:table-cell office:value-type="float" office:value="0.481818181818182">
            <text:p>0.481818181818182</text:p>
          </table:table-cell>
          <table:table-cell table:formula="of:=[.F40]-[.E40]" office:value-type="float" office:value="0.01">
            <text:p>0.01</text:p>
          </table:table-cell>
          <table:table-cell office:value-type="float" office:value="0.48">
            <text:p>0.48</text:p>
          </table:table-cell>
          <table:table-cell office:value-type="float" office:value="0.498181818181818">
            <text:p>0.498181818181818</text:p>
          </table:table-cell>
          <table:table-cell table:formula="of:=[.I40]-[.H40]" office:value-type="float" office:value="0.0181818181818182">
            <text:p>0.0181818181818182</text:p>
          </table:table-cell>
          <table:table-cell office:value-type="float" office:value="0.479090909090909">
            <text:p>0.479090909090909</text:p>
          </table:table-cell>
          <table:table-cell office:value-type="float" office:value="0.487272727272727">
            <text:p>0.487272727272727</text:p>
          </table:table-cell>
          <table:table-cell table:formula="of:=[.L40]-[.K40]" office:value-type="float" office:value="0.00818181818181835">
            <text:p>0.0081818181818183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3636363636364">
            <text:p>0.483636363636364</text:p>
          </table:table-cell>
          <table:table-cell table:formula="of:=[.C41]-[.B41]" office:value-type="float" office:value="0">
            <text:p>0</text:p>
          </table:table-cell>
          <table:table-cell table:number-columns-repeated="2" office:value-type="float" office:value="0.493636363636364">
            <text:p>0.493636363636364</text:p>
          </table:table-cell>
          <table:table-cell table:formula="of:=[.F41]-[.E41]" office:value-type="float" office:value="0">
            <text:p>0</text:p>
          </table:table-cell>
          <table:table-cell office:value-type="float" office:value="0.481818181818182">
            <text:p>0.481818181818182</text:p>
          </table:table-cell>
          <table:table-cell office:value-type="float" office:value="0.488181818181818">
            <text:p>0.488181818181818</text:p>
          </table:table-cell>
          <table:table-cell table:formula="of:=[.I41]-[.H41]" office:value-type="float" office:value="0.00636363636363635">
            <text:p>0.00636363636363635</text:p>
          </table:table-cell>
          <table:table-cell office:value-type="float" office:value="0.480909090909091">
            <text:p>0.480909090909091</text:p>
          </table:table-cell>
          <table:table-cell office:value-type="float" office:value="0.488181818181818">
            <text:p>0.488181818181818</text:p>
          </table:table-cell>
          <table:table-cell table:formula="of:=[.L41]-[.K41]" office:value-type="float" office:value="0.00727272727272721">
            <text:p>0.0072727272727272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3636363636364">
            <text:p>0.483636363636364</text:p>
          </table:table-cell>
          <table:table-cell table:formula="of:=[.C42]-[.B42]" office:value-type="float" office:value="0">
            <text:p>0</text:p>
          </table:table-cell>
          <table:table-cell table:number-columns-repeated="2" office:value-type="float" office:value="0.498181818181818">
            <text:p>0.498181818181818</text:p>
          </table:table-cell>
          <table:table-cell table:formula="of:=[.F42]-[.E42]" office:value-type="float" office:value="0">
            <text:p>0</text:p>
          </table:table-cell>
          <table:table-cell office:value-type="float" office:value="0.487272727272727">
            <text:p>0.487272727272727</text:p>
          </table:table-cell>
          <table:table-cell office:value-type="float" office:value="0.490909090909091">
            <text:p>0.490909090909091</text:p>
          </table:table-cell>
          <table:table-cell table:formula="of:=[.I42]-[.H42]" office:value-type="float" office:value="0.0036363636363636">
            <text:p>0.0036363636363636</text:p>
          </table:table-cell>
          <table:table-cell office:value-type="float" office:value="0.483636363636364">
            <text:p>0.483636363636364</text:p>
          </table:table-cell>
          <table:table-cell office:value-type="float" office:value="0.491818181818182">
            <text:p>0.491818181818182</text:p>
          </table:table-cell>
          <table:table-cell table:formula="of:=[.L42]-[.K42]" office:value-type="float" office:value="0.00818181818181824">
            <text:p>0.0081818181818182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2727272727273">
            <text:p>0.482727272727273</text:p>
          </table:table-cell>
          <table:table-cell table:formula="of:=[.C43]-[.B43]" office:value-type="float" office:value="0">
            <text:p>0</text:p>
          </table:table-cell>
          <table:table-cell office:value-type="float" office:value="0.471818181818182">
            <text:p>0.471818181818182</text:p>
          </table:table-cell>
          <table:table-cell office:value-type="float" office:value="0.487272727272727">
            <text:p>0.487272727272727</text:p>
          </table:table-cell>
          <table:table-cell table:formula="of:=[.F43]-[.E43]" office:value-type="float" office:value="0.0154545454545455">
            <text:p>0.0154545454545455</text:p>
          </table:table-cell>
          <table:table-cell table:number-columns-repeated="2" office:value-type="float" office:value="0.483636363636364">
            <text:p>0.483636363636364</text:p>
          </table:table-cell>
          <table:table-cell table:formula="of:=[.I43]-[.H43]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84545454545455">
            <text:p>0.484545454545455</text:p>
          </table:table-cell>
          <table:table-cell table:formula="of:=[.L43]-[.K43]" office:value-type="float" office:value="0.00454545454545452">
            <text:p>0.0045454545454545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0909090909091">
            <text:p>0.470909090909091</text:p>
          </table:table-cell>
          <table:table-cell table:formula="of:=[.C44]-[.B44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89090909090909">
            <text:p>0.489090909090909</text:p>
          </table:table-cell>
          <table:table-cell table:formula="of:=[.F44]-[.E44]" office:value-type="float" office:value="0.0100000000000001">
            <text:p>0.0100000000000001</text:p>
          </table:table-cell>
          <table:table-cell table:number-columns-repeated="2" office:value-type="float" office:value="0.481818181818182">
            <text:p>0.481818181818182</text:p>
          </table:table-cell>
          <table:table-cell table:formula="of:=[.I44]-[.H44]" office:value-type="float" office:value="0">
            <text:p>0</text:p>
          </table:table-cell>
          <table:table-cell table:number-columns-repeated="2" office:value-type="float" office:value="0.492727272727273">
            <text:p>0.492727272727273</text:p>
          </table:table-cell>
          <table:table-cell table:formula="of:=[.L44]-[.K4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84545454545455">
            <text:p>0.484545454545455</text:p>
          </table:table-cell>
          <table:table-cell table:formula="of:=[.C45]-[.B45]" office:value-type="float" office:value="0">
            <text:p>0</text:p>
          </table:table-cell>
          <table:table-cell table:number-columns-repeated="2" office:value-type="float" office:value="0.489090909090909">
            <text:p>0.489090909090909</text:p>
          </table:table-cell>
          <table:table-cell table:formula="of:=[.F45]-[.E45]" office:value-type="float" office:value="0">
            <text:p>0</text:p>
          </table:table-cell>
          <table:table-cell office:value-type="float" office:value="0.493636363636364">
            <text:p>0.493636363636364</text:p>
          </table:table-cell>
          <table:table-cell office:value-type="float" office:value="0.498181818181818">
            <text:p>0.498181818181818</text:p>
          </table:table-cell>
          <table:table-cell table:formula="of:=[.I45]-[.H45]" office:value-type="float" office:value="0.00454545454545457">
            <text:p>0.00454545454545457</text:p>
          </table:table-cell>
          <table:table-cell office:value-type="float" office:value="0.487272727272727">
            <text:p>0.487272727272727</text:p>
          </table:table-cell>
          <table:table-cell office:value-type="float" office:value="0.494545454545455">
            <text:p>0.494545454545455</text:p>
          </table:table-cell>
          <table:table-cell table:formula="of:=[.L45]-[.K45]" office:value-type="float" office:value="0.00727272727272721">
            <text:p>0.0072727272727272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2727272727273">
            <text:p>0.492727272727273</text:p>
          </table:table-cell>
          <table:table-cell table:formula="of:=[.C46]-[.B46]" office:value-type="float" office:value="0">
            <text:p>0</text:p>
          </table:table-cell>
          <table:table-cell office:value-type="float" office:value="0.475454545454546">
            <text:p>0.475454545454546</text:p>
          </table:table-cell>
          <table:table-cell office:value-type="float" office:value="0.487272727272727">
            <text:p>0.487272727272727</text:p>
          </table:table-cell>
          <table:table-cell table:formula="of:=[.F46]-[.E46]" office:value-type="float" office:value="0.0118181818181818">
            <text:p>0.0118181818181818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I46]-[.H46]" office:value-type="float" office:value="0">
            <text:p>0</text:p>
          </table:table-cell>
          <table:table-cell office:value-type="float" office:value="0.472727272727273">
            <text:p>0.472727272727273</text:p>
          </table:table-cell>
          <table:table-cell office:value-type="float" office:value="0.498181818181818">
            <text:p>0.498181818181818</text:p>
          </table:table-cell>
          <table:table-cell table:formula="of:=[.L46]-[.K46]" office:value-type="float" office:value="0.0254545454545454">
            <text:p>0.025454545454545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6363636363636">
            <text:p>0.476363636363636</text:p>
          </table:table-cell>
          <table:table-cell table:formula="of:=[.C47]-[.B47]" office:value-type="float" office:value="0">
            <text:p>0</text:p>
          </table:table-cell>
          <table:table-cell office:value-type="float" office:value="0.48">
            <text:p>0.48</text:p>
          </table:table-cell>
          <table:table-cell office:value-type="float" office:value="0.489090909090909">
            <text:p>0.489090909090909</text:p>
          </table:table-cell>
          <table:table-cell table:formula="of:=[.F47]-[.E47]" office:value-type="float" office:value="0.00909090909090909">
            <text:p>0.00909090909090909</text:p>
          </table:table-cell>
          <table:table-cell table:number-columns-repeated="2" office:value-type="float" office:value="0.488181818181818">
            <text:p>0.488181818181818</text:p>
          </table:table-cell>
          <table:table-cell table:formula="of:=[.I47]-[.H47]" office:value-type="float" office:value="0">
            <text:p>0</text:p>
          </table:table-cell>
          <table:table-cell office:value-type="float" office:value="0.484545454545455">
            <text:p>0.484545454545455</text:p>
          </table:table-cell>
          <table:table-cell office:value-type="float" office:value="0.493636363636364">
            <text:p>0.493636363636364</text:p>
          </table:table-cell>
          <table:table-cell table:formula="of:=[.L47]-[.K47]" office:value-type="float" office:value="0.00909090909090921">
            <text:p>0.0090909090909092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4545454545455">
            <text:p>0.474545454545455</text:p>
          </table:table-cell>
          <table:table-cell table:formula="of:=[.C48]-[.B48]" office:value-type="float" office:value="0">
            <text:p>0</text:p>
          </table:table-cell>
          <table:table-cell office:value-type="float" office:value="0.486363636363637">
            <text:p>0.486363636363637</text:p>
          </table:table-cell>
          <table:table-cell office:value-type="float" office:value="0.498181818181818">
            <text:p>0.498181818181818</text:p>
          </table:table-cell>
          <table:table-cell table:formula="of:=[.F48]-[.E48]" office:value-type="float" office:value="0.0118181818181818">
            <text:p>0.0118181818181818</text:p>
          </table:table-cell>
          <table:table-cell office:value-type="float" office:value="0.467272727272727">
            <text:p>0.467272727272727</text:p>
          </table:table-cell>
          <table:table-cell office:value-type="float" office:value="0.483636363636364">
            <text:p>0.483636363636364</text:p>
          </table:table-cell>
          <table:table-cell table:formula="of:=[.I48]-[.H48]" office:value-type="float" office:value="0.0163636363636364">
            <text:p>0.0163636363636364</text:p>
          </table:table-cell>
          <table:table-cell office:value-type="float" office:value="0.475454545454546">
            <text:p>0.475454545454546</text:p>
          </table:table-cell>
          <table:table-cell office:value-type="float" office:value="0.494545454545455">
            <text:p>0.494545454545455</text:p>
          </table:table-cell>
          <table:table-cell table:formula="of:=[.L48]-[.K48]" office:value-type="float" office:value="0.019090909090909">
            <text:p>0.01909090909090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6363636363636">
            <text:p>0.476363636363636</text:p>
          </table:table-cell>
          <table:table-cell table:formula="of:=[.C49]-[.B49]" office:value-type="float" office:value="0">
            <text:p>0</text:p>
          </table:table-cell>
          <table:table-cell table:number-columns-repeated="2" office:value-type="float" office:value="0.487272727272727">
            <text:p>0.487272727272727</text:p>
          </table:table-cell>
          <table:table-cell table:formula="of:=[.F49]-[.E49]" office:value-type="float" office:value="0">
            <text:p>0</text:p>
          </table:table-cell>
          <table:table-cell office:value-type="float" office:value="0.470909090909091">
            <text:p>0.470909090909091</text:p>
          </table:table-cell>
          <table:table-cell office:value-type="float" office:value="0.472727272727273">
            <text:p>0.472727272727273</text:p>
          </table:table-cell>
          <table:table-cell table:formula="of:=[.I49]-[.H49]" office:value-type="float" office:value="0.00181818181818177">
            <text:p>0.00181818181818177</text:p>
          </table:table-cell>
          <table:table-cell office:value-type="float" office:value="0.474545454545455">
            <text:p>0.474545454545455</text:p>
          </table:table-cell>
          <table:table-cell office:value-type="float" office:value="0.498181818181818">
            <text:p>0.498181818181818</text:p>
          </table:table-cell>
          <table:table-cell table:formula="of:=[.L49]-[.K49]" office:value-type="float" office:value="0.0236363636363636">
            <text:p>0.023636363636363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50]-[.B50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97272727272727">
            <text:p>0.497272727272727</text:p>
          </table:table-cell>
          <table:table-cell table:formula="of:=[.F50]-[.E50]" office:value-type="float" office:value="0.0181818181818182">
            <text:p>0.0181818181818182</text:p>
          </table:table-cell>
          <table:table-cell table:number-columns-repeated="2" office:value-type="float" office:value="0.466363636363637">
            <text:p>0.466363636363637</text:p>
          </table:table-cell>
          <table:table-cell table:formula="of:=[.I50]-[.H50]" office:value-type="float" office:value="0">
            <text:p>0</text:p>
          </table:table-cell>
          <table:table-cell office:value-type="float" office:value="0.476363636363636">
            <text:p>0.476363636363636</text:p>
          </table:table-cell>
          <table:table-cell office:value-type="float" office:value="0.488181818181818">
            <text:p>0.488181818181818</text:p>
          </table:table-cell>
          <table:table-cell table:formula="of:=[.L50]-[.K50]" office:value-type="float" office:value="0.011818181818182">
            <text:p>0.01181818181818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4545454545455">
            <text:p>0.474545454545455</text:p>
          </table:table-cell>
          <table:table-cell table:formula="of:=[.C51]-[.B51]" office:value-type="float" office:value="0">
            <text:p>0</text:p>
          </table:table-cell>
          <table:table-cell table:number-columns-repeated="2" office:value-type="float" office:value="0.472727272727273">
            <text:p>0.472727272727273</text:p>
          </table:table-cell>
          <table:table-cell table:formula="of:=[.F51]-[.E51]" office:value-type="float" office:value="0">
            <text:p>0</text:p>
          </table:table-cell>
          <table:table-cell office:value-type="float" office:value="0.489090909090909">
            <text:p>0.489090909090909</text:p>
          </table:table-cell>
          <table:table-cell office:value-type="float" office:value="0.498181818181818">
            <text:p>0.498181818181818</text:p>
          </table:table-cell>
          <table:table-cell table:formula="of:=[.I51]-[.H51]" office:value-type="float" office:value="0.00909090909090915">
            <text:p>0.00909090909090915</text:p>
          </table:table-cell>
          <table:table-cell office:value-type="float" office:value="0.476363636363636">
            <text:p>0.476363636363636</text:p>
          </table:table-cell>
          <table:table-cell office:value-type="float" office:value="0.487272727272727">
            <text:p>0.487272727272727</text:p>
          </table:table-cell>
          <table:table-cell table:formula="of:=[.L51]-[.K51]" office:value-type="float" office:value="0.010909090909091">
            <text:p>0.01090909090909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73636363636364">
            <text:p>0.473636363636364</text:p>
          </table:table-cell>
          <table:table-cell table:formula="of:=[.C52]-[.B52]" office:value-type="float" office:value="0">
            <text:p>0</text:p>
          </table:table-cell>
          <table:table-cell office:value-type="float" office:value="0.478181818181818">
            <text:p>0.478181818181818</text:p>
          </table:table-cell>
          <table:table-cell office:value-type="float" office:value="0.479090909090909">
            <text:p>0.479090909090909</text:p>
          </table:table-cell>
          <table:table-cell table:formula="of:=[.F52]-[.E52]" office:value-type="float" office:value="0.000909090909090859">
            <text:p>0.000909090909090859</text:p>
          </table:table-cell>
          <table:table-cell office:value-type="float" office:value="0.485454545454546">
            <text:p>0.485454545454546</text:p>
          </table:table-cell>
          <table:table-cell office:value-type="float" office:value="0.497272727272727">
            <text:p>0.497272727272727</text:p>
          </table:table-cell>
          <table:table-cell table:formula="of:=[.I52]-[.H52]" office:value-type="float" office:value="0.0118181818181818">
            <text:p>0.0118181818181818</text:p>
          </table:table-cell>
          <table:table-cell office:value-type="float" office:value="0.49">
            <text:p>0.49</text:p>
          </table:table-cell>
          <table:table-cell office:value-type="float" office:value="0.494545454545455">
            <text:p>0.494545454545455</text:p>
          </table:table-cell>
          <table:table-cell table:formula="of:=[.L52]-[.K52]" office:value-type="float" office:value="0.00454545454545452">
            <text:p>0.0045454545454545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496363636363636">
            <text:p>0.496363636363636</text:p>
          </table:table-cell>
          <table:table-cell table:formula="of:=[.C53]-[.B53]" office:value-type="float" office:value="0">
            <text:p>0</text:p>
          </table:table-cell>
          <table:table-cell table:number-columns-repeated="2" office:value-type="float" office:value="0.490909090909091">
            <text:p>0.490909090909091</text:p>
          </table:table-cell>
          <table:table-cell table:formula="of:=[.F53]-[.E53]" office:value-type="float" office:value="0">
            <text:p>0</text:p>
          </table:table-cell>
          <table:table-cell office:value-type="float" office:value="0.479090909090909">
            <text:p>0.479090909090909</text:p>
          </table:table-cell>
          <table:table-cell office:value-type="float" office:value="0.498181818181818">
            <text:p>0.498181818181818</text:p>
          </table:table-cell>
          <table:table-cell table:formula="of:=[.I53]-[.H53]" office:value-type="float" office:value="0.0190909090909091">
            <text:p>0.0190909090909091</text:p>
          </table:table-cell>
          <table:table-cell table:number-columns-repeated="2" office:value-type="float" office:value="0.481818181818182">
            <text:p>0.481818181818182</text:p>
          </table:table-cell>
          <table:table-cell table:formula="of:=[.L53]-[.K53]" office:value-type="float" office:value="0">
            <text:p>0</text:p>
          </table:table-cell>
          <table:table-cell table:number-columns-repeated="1011"/>
        </table:table-row>
      </table:table>
      <table:table table:name="Sheet4" table:style-name="ta1" table:print="false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AVERAGE</text:p>
          </table:table-cell>
          <table:table-cell table:style-name="ce1" table:number-columns-repeated="2"/>
          <table:table-cell table:style-name="ce2" table:formula="of:=AVERAGE([.D4:.D53])" office:value-type="float" office:value="0">
            <text:p>0.00000</text:p>
          </table:table-cell>
          <table:table-cell table:style-name="ce1" table:number-columns-repeated="2"/>
          <table:table-cell table:style-name="ce2" table:formula="of:=AVERAGE([.G4:.G53])" office:value-type="float" office:value="0">
            <text:p>0.00000</text:p>
          </table:table-cell>
          <table:table-cell table:style-name="ce1" table:number-columns-repeated="2"/>
          <table:table-cell table:style-name="ce2" table:formula="of:=AVERAGE([.J4:.J53])" office:value-type="float" office:value="0">
            <text:p>0.00000</text:p>
          </table:table-cell>
          <table:table-cell table:style-name="ce1" table:number-columns-repeated="2"/>
          <table:table-cell table:style-name="ce2" table:formula="of:=AVERAGE([.M4:.M53])" office:value-type="float" office:value="0">
            <text:p>0.00000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number-columns-repeated="2"/>
          <table:table-cell table:style-name="ce2" table:formula="of:=STDEV([.D4:.D53])" office:value-type="float" office:value="0">
            <text:p>0.00000</text:p>
          </table:table-cell>
          <table:table-cell table:style-name="ce1" table:number-columns-repeated="2"/>
          <table:table-cell table:style-name="ce2" table:formula="of:=STDEV([.G4:.G53])" office:value-type="float" office:value="0">
            <text:p>0.00000</text:p>
          </table:table-cell>
          <table:table-cell table:style-name="ce1" table:number-columns-repeated="2"/>
          <table:table-cell table:style-name="ce2" table:formula="of:=STDEV([.J4:.J53])" office:value-type="float" office:value="0">
            <text:p>0.00000</text:p>
          </table:table-cell>
          <table:table-cell table:style-name="ce1" table:number-columns-repeated="2"/>
          <table:table-cell table:style-name="ce2" table:formula="of:=STDEV([.M4:.M53])" office:value-type="float" office:value="0">
            <text:p>0.00000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>
            <text:p>Crossover-b</text:p>
          </table:table-cell>
          <table:table-cell table:style-name="ce1" office:value-type="string">
            <text:p>Crossover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Hungry-b</text:p>
          </table:table-cell>
          <table:table-cell table:style-name="ce1" office:value-type="string">
            <text:p>Hungry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LocalBranching-b</text:p>
          </table:table-cell>
          <table:table-cell table:style-name="ce1" office:value-type="string">
            <text:p>LocalBranching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Mutation-b</text:p>
          </table:table-cell>
          <table:table-cell table:style-name="ce1" office:value-type="string">
            <text:p>Mutation-a</text:p>
          </table:table-cell>
          <table:table-cell table:style-name="ce1" office:value-type="string">
            <text:p>Improvement</text:p>
          </table:table-cell>
          <table:table-cell table:style-name="ce1"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]-[.B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]-[.E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]-[.H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]-[.K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5]-[.B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5]-[.E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5]-[.H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5]-[.K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6]-[.B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6]-[.E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6]-[.H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6]-[.K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7]-[.B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7]-[.E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7]-[.H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7]-[.K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8]-[.B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8]-[.E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8]-[.H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8]-[.K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9]-[.B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9]-[.E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9]-[.H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9]-[.K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0]-[.B1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0]-[.E1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0]-[.H1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0]-[.K1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1]-[.B1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1]-[.E1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1]-[.H1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1]-[.K1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2]-[.B1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2]-[.E1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2]-[.H1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2]-[.K1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3]-[.B1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3]-[.E1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3]-[.H1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3]-[.K1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4]-[.B1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4]-[.E1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4]-[.H1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4]-[.K1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5]-[.B1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5]-[.E1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5]-[.H1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5]-[.K1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6]-[.B1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6]-[.E1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6]-[.H1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6]-[.K1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7]-[.B1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7]-[.E1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7]-[.H1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7]-[.K1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8]-[.B1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8]-[.E1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8]-[.H1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8]-[.K1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19]-[.B1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19]-[.E1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19]-[.H1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19]-[.K1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0]-[.B2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0]-[.E2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0]-[.H2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0]-[.K2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1]-[.B2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1]-[.E2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1]-[.H2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1]-[.K2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2]-[.B2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2]-[.E2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2]-[.H2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2]-[.K2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3]-[.B2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3]-[.E2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3]-[.H2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3]-[.K2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4]-[.B2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4]-[.E2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4]-[.H2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4]-[.K2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5]-[.B2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5]-[.E2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5]-[.H2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5]-[.K2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6]-[.B2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6]-[.E2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6]-[.H2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6]-[.K2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7]-[.B2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7]-[.E2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7]-[.H2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7]-[.K2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8]-[.B2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8]-[.E2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8]-[.H2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8]-[.K2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29]-[.B2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29]-[.E2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29]-[.H2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29]-[.K2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0]-[.B3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0]-[.E3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0]-[.H3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0]-[.K3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1]-[.B3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1]-[.E3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1]-[.H3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1]-[.K3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2]-[.B3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2]-[.E3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2]-[.H3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2]-[.K3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3]-[.B3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3]-[.E3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3]-[.H3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3]-[.K3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4]-[.B3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4]-[.E3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4]-[.H3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4]-[.K3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5]-[.B3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5]-[.E3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5]-[.H3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5]-[.K3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6]-[.B3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6]-[.E3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6]-[.H3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6]-[.K3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7]-[.B3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7]-[.E3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7]-[.H3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7]-[.K3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8]-[.B3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8]-[.E3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8]-[.H3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8]-[.K3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39]-[.B3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39]-[.E3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39]-[.H3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39]-[.K3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0]-[.B4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0]-[.E4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0]-[.H4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0]-[.K4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1]-[.B4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1]-[.E4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1]-[.H4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1]-[.K4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2]-[.B4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2]-[.E4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2]-[.H4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2]-[.K4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3]-[.B4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3]-[.E4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3]-[.H4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3]-[.K4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4]-[.B4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4]-[.E4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4]-[.H44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4]-[.K44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5]-[.B4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5]-[.E4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5]-[.H45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5]-[.K4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6]-[.B4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6]-[.E4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6]-[.H46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6]-[.K46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7]-[.B4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7]-[.E4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7]-[.H47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7]-[.K47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8]-[.B4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8]-[.E4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8]-[.H48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8]-[.K4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49]-[.B4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49]-[.E4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49]-[.H49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49]-[.K4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50]-[.B5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50]-[.E5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50]-[.H50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50]-[.K50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51]-[.B5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51]-[.E5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51]-[.H51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51]-[.K5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52]-[.B5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52]-[.E5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52]-[.H52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52]-[.K52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836666666666667">
            <text:p>0.836666666666667</text:p>
          </table:table-cell>
          <table:table-cell table:formula="of:=[.C53]-[.B5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F53]-[.E5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I53]-[.H53]" office:value-type="float" office:value="0">
            <text:p>0</text:p>
          </table:table-cell>
          <table:table-cell table:number-columns-repeated="2" office:value-type="float" office:value="0.836666666666667">
            <text:p>0.836666666666667</text:p>
          </table:table-cell>
          <table:table-cell table:formula="of:=[.L53]-[.K53]" office:value-type="float" office:value="0">
            <text:p>0</text:p>
          </table:table-cell>
          <table:table-cell table:number-columns-repeated="1011"/>
        </table:table-row>
      </table:table>
      <table:table table:name="Sheet5" table:style-name="ta1" table:print="false">
        <table:table-column table:style-name="co2" table:default-cell-style-name="Default"/>
        <table:table-row table:style-name="ro1">
          <table:table-cell office:value-type="string">
            <text:p>empty</text:p>
          </table:table-cell>
        </table:table-row>
        <table:table-row table:style-name="ro1">
          <table:table-cell office:value-type="string">
            <text:p>not interessant</text:p>
          </table:table-cell>
        </table:table-row>
      </table:table>
      <table:table table:name="Sheet6" table:style-name="ta1" table:print="false"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AVERAGE</text:p>
          </table:table-cell>
          <table:table-cell table:style-name="ce1" table:number-columns-repeated="2"/>
          <table:table-cell table:style-name="ce2" table:formula="of:=AVERAGE([.D4:.D53])" office:value-type="float" office:value="0.00179999999999999">
            <text:p>0.00180</text:p>
          </table:table-cell>
          <table:table-cell table:style-name="ce1" table:number-columns-repeated="2"/>
          <table:table-cell table:style-name="ce2" table:formula="of:=AVERAGE([.G4:.G53])" office:value-type="float" office:value="0.0162952380952381">
            <text:p>0.01630</text:p>
          </table:table-cell>
          <table:table-cell table:style-name="ce1" table:number-columns-repeated="2"/>
          <table:table-cell table:style-name="ce2" table:formula="of:=AVERAGE([.J4:.J53])" office:value-type="float" office:value="0.0171047619047619">
            <text:p>0.01710</text:p>
          </table:table-cell>
          <table:table-cell table:style-name="ce1" table:number-columns-repeated="2"/>
          <table:table-cell table:style-name="ce2" table:formula="of:=AVERAGE([.M4:.M53])" office:value-type="float" office:value="0.0233714285714286">
            <text:p>0.02337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TDEV</text:p>
          </table:table-cell>
          <table:table-cell table:style-name="ce1" table:number-columns-repeated="2"/>
          <table:table-cell table:style-name="ce2" table:formula="of:=STDEV([.D4:.D53])" office:value-type="float" office:value="0.00505537845387991">
            <text:p>0.00506</text:p>
          </table:table-cell>
          <table:table-cell table:style-name="ce1" table:number-columns-repeated="2"/>
          <table:table-cell table:style-name="ce2" table:formula="of:=STDEV([.G4:.G53])" office:value-type="float" office:value="0.0129370836608571">
            <text:p>0.01294</text:p>
          </table:table-cell>
          <table:table-cell table:style-name="ce1" table:number-columns-repeated="2"/>
          <table:table-cell table:style-name="ce2" table:formula="of:=STDEV([.J4:.J53])" office:value-type="float" office:value="0.0118796002315459">
            <text:p>0.01188</text:p>
          </table:table-cell>
          <table:table-cell table:style-name="ce1" table:number-columns-repeated="2"/>
          <table:table-cell table:style-name="ce2" table:formula="of:=STDEV([.M4:.M53])" office:value-type="float" office:value="0.0155818966070957">
            <text:p>0.01558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table:style-name="ce1" office:value-type="string">
            <text:p>Crossover-b</text:p>
          </table:table-cell>
          <table:table-cell table:style-name="ce1" office:value-type="string">
            <text:p>Crossover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Hungry-b</text:p>
          </table:table-cell>
          <table:table-cell table:style-name="ce1" office:value-type="string">
            <text:p>Hungry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LocalBranching-b</text:p>
          </table:table-cell>
          <table:table-cell table:style-name="ce1" office:value-type="string">
            <text:p>LocalBranching-a</text:p>
          </table:table-cell>
          <table:table-cell table:style-name="ce1" office:value-type="string">
            <text:p>Improvement</text:p>
          </table:table-cell>
          <table:table-cell table:style-name="ce1" office:value-type="string">
            <text:p>Mutation-b</text:p>
          </table:table-cell>
          <table:table-cell table:style-name="ce1" office:value-type="string">
            <text:p>Mutation-a</text:p>
          </table:table-cell>
          <table:table-cell table:style-name="ce1" office:value-type="string">
            <text:p>Improvement</text:p>
          </table:table-cell>
          <table:table-cell table:style-name="ce1" table:number-columns-repeated="1011"/>
        </table:table-row>
        <table:table-row table:style-name="ro1">
          <table:table-cell/>
          <table:table-cell table:number-columns-repeated="2" office:value-type="float" office:value="0.334285714285714">
            <text:p>0.334285714285714</text:p>
          </table:table-cell>
          <table:table-cell table:formula="of:=[.C4]-[.B4]" office:value-type="float" office:value="0">
            <text:p>0</text:p>
          </table:table-cell>
          <table:table-cell office:value-type="float" office:value="0.33047619047619">
            <text:p>0.33047619047619</text:p>
          </table:table-cell>
          <table:table-cell office:value-type="float" office:value="0.35">
            <text:p>0.35</text:p>
          </table:table-cell>
          <table:table-cell table:formula="of:=[.F4]-[.E4]" office:value-type="float" office:value="0.0195238095238096">
            <text:p>0.0195238095238096</text:p>
          </table:table-cell>
          <table:table-cell office:value-type="float" office:value="0.35">
            <text:p>0.35</text:p>
          </table:table-cell>
          <table:table-cell office:value-type="float" office:value="0.363809523809524">
            <text:p>0.363809523809524</text:p>
          </table:table-cell>
          <table:table-cell table:formula="of:=[.I4]-[.H4]" office:value-type="float" office:value="0.0138095238095239">
            <text:p>0.0138095238095239</text:p>
          </table:table-cell>
          <table:table-cell office:value-type="float" office:value="0.360476190476191">
            <text:p>0.360476190476191</text:p>
          </table:table-cell>
          <table:table-cell office:value-type="float" office:value="0.362857142857143">
            <text:p>0.362857142857143</text:p>
          </table:table-cell>
          <table:table-cell table:formula="of:=[.L4]-[.K4]" office:value-type="float" office:value="0.00238095238095232">
            <text:p>0.0023809523809523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2857142857143">
            <text:p>0.342857142857143</text:p>
          </table:table-cell>
          <table:table-cell table:formula="of:=[.C5]-[.B5]" office:value-type="float" office:value="0">
            <text:p>0</text:p>
          </table:table-cell>
          <table:table-cell office:value-type="float" office:value="0.352857142857143">
            <text:p>0.352857142857143</text:p>
          </table:table-cell>
          <table:table-cell office:value-type="float" office:value="0.358095238095238">
            <text:p>0.358095238095238</text:p>
          </table:table-cell>
          <table:table-cell table:formula="of:=[.F5]-[.E5]" office:value-type="float" office:value="0.00523809523809532">
            <text:p>0.00523809523809532</text:p>
          </table:table-cell>
          <table:table-cell office:value-type="float" office:value="0.335714285714286">
            <text:p>0.335714285714286</text:p>
          </table:table-cell>
          <table:table-cell office:value-type="float" office:value="0.343809523809524">
            <text:p>0.343809523809524</text:p>
          </table:table-cell>
          <table:table-cell table:formula="of:=[.I5]-[.H5]" office:value-type="float" office:value="0.00809523809523804">
            <text:p>0.00809523809523804</text:p>
          </table:table-cell>
          <table:table-cell office:value-type="float" office:value="0.348095238095238">
            <text:p>0.348095238095238</text:p>
          </table:table-cell>
          <table:table-cell office:value-type="float" office:value="0.360476190476191">
            <text:p>0.360476190476191</text:p>
          </table:table-cell>
          <table:table-cell table:formula="of:=[.L5]-[.K5]" office:value-type="float" office:value="0.0123809523809525">
            <text:p>0.012380952380952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8571428571429">
            <text:p>0.328571428571429</text:p>
          </table:table-cell>
          <table:table-cell table:formula="of:=[.C6]-[.B6]" office:value-type="float" office:value="0">
            <text:p>0</text:p>
          </table:table-cell>
          <table:table-cell office:value-type="float" office:value="0.361428571428571">
            <text:p>0.361428571428571</text:p>
          </table:table-cell>
          <table:table-cell office:value-type="float" office:value="0.376190476190476">
            <text:p>0.376190476190476</text:p>
          </table:table-cell>
          <table:table-cell table:formula="of:=[.F6]-[.E6]" office:value-type="float" office:value="0.0147619047619048">
            <text:p>0.0147619047619048</text:p>
          </table:table-cell>
          <table:table-cell office:value-type="float" office:value="0.32952380952381">
            <text:p>0.32952380952381</text:p>
          </table:table-cell>
          <table:table-cell office:value-type="float" office:value="0.357619047619048">
            <text:p>0.357619047619048</text:p>
          </table:table-cell>
          <table:table-cell table:formula="of:=[.I6]-[.H6]" office:value-type="float" office:value="0.0280952380952381">
            <text:p>0.0280952380952381</text:p>
          </table:table-cell>
          <table:table-cell office:value-type="float" office:value="0.335238095238095">
            <text:p>0.335238095238095</text:p>
          </table:table-cell>
          <table:table-cell office:value-type="float" office:value="0.352857142857143">
            <text:p>0.352857142857143</text:p>
          </table:table-cell>
          <table:table-cell table:formula="of:=[.L6]-[.K6]" office:value-type="float" office:value="0.0176190476190478">
            <text:p>0.017619047619047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51904761904762">
            <text:p>0.351904761904762</text:p>
          </table:table-cell>
          <table:table-cell table:formula="of:=[.C7]-[.B7]" office:value-type="float" office:value="0">
            <text:p>0</text:p>
          </table:table-cell>
          <table:table-cell office:value-type="float" office:value="0.350952380952381">
            <text:p>0.350952380952381</text:p>
          </table:table-cell>
          <table:table-cell office:value-type="float" office:value="0.356190476190476">
            <text:p>0.356190476190476</text:p>
          </table:table-cell>
          <table:table-cell table:formula="of:=[.F7]-[.E7]" office:value-type="float" office:value="0.00523809523809521">
            <text:p>0.00523809523809521</text:p>
          </table:table-cell>
          <table:table-cell office:value-type="float" office:value="0.335238095238095">
            <text:p>0.335238095238095</text:p>
          </table:table-cell>
          <table:table-cell office:value-type="float" office:value="0.351904761904762">
            <text:p>0.351904761904762</text:p>
          </table:table-cell>
          <table:table-cell table:formula="of:=[.I7]-[.H7]" office:value-type="float" office:value="0.0166666666666668">
            <text:p>0.0166666666666668</text:p>
          </table:table-cell>
          <table:table-cell office:value-type="float" office:value="0.342857142857143">
            <text:p>0.342857142857143</text:p>
          </table:table-cell>
          <table:table-cell office:value-type="float" office:value="0.345714285714286">
            <text:p>0.345714285714286</text:p>
          </table:table-cell>
          <table:table-cell table:formula="of:=[.L7]-[.K7]" office:value-type="float" office:value="0.00285714285714295">
            <text:p>0.0028571428571429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5238095238095">
            <text:p>0.335238095238095</text:p>
          </table:table-cell>
          <table:table-cell table:formula="of:=[.C8]-[.B8]" office:value-type="float" office:value="0">
            <text:p>0</text:p>
          </table:table-cell>
          <table:table-cell table:number-columns-repeated="2" office:value-type="float" office:value="0.33952380952381">
            <text:p>0.33952380952381</text:p>
          </table:table-cell>
          <table:table-cell table:formula="of:=[.F8]-[.E8]" office:value-type="float" office:value="0">
            <text:p>0</text:p>
          </table:table-cell>
          <table:table-cell office:value-type="float" office:value="0.354285714285714">
            <text:p>0.354285714285714</text:p>
          </table:table-cell>
          <table:table-cell office:value-type="float" office:value="0.363809523809524">
            <text:p>0.363809523809524</text:p>
          </table:table-cell>
          <table:table-cell table:formula="of:=[.I8]-[.H8]" office:value-type="float" office:value="0.00952380952380955">
            <text:p>0.00952380952380955</text:p>
          </table:table-cell>
          <table:table-cell office:value-type="float" office:value="0.326190476190476">
            <text:p>0.326190476190476</text:p>
          </table:table-cell>
          <table:table-cell office:value-type="float" office:value="0.360952380952381">
            <text:p>0.360952380952381</text:p>
          </table:table-cell>
          <table:table-cell table:formula="of:=[.L8]-[.K8]" office:value-type="float" office:value="0.0347619047619048">
            <text:p>0.034761904761904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5714285714286">
            <text:p>0.335714285714286</text:p>
          </table:table-cell>
          <table:table-cell table:formula="of:=[.C9]-[.B9]" office:value-type="float" office:value="0">
            <text:p>0</text:p>
          </table:table-cell>
          <table:table-cell table:number-columns-repeated="2" office:value-type="float" office:value="0.37047619047619">
            <text:p>0.37047619047619</text:p>
          </table:table-cell>
          <table:table-cell table:formula="of:=[.F9]-[.E9]" office:value-type="float" office:value="0">
            <text:p>0</text:p>
          </table:table-cell>
          <table:table-cell office:value-type="float" office:value="0.345238095238095">
            <text:p>0.345238095238095</text:p>
          </table:table-cell>
          <table:table-cell office:value-type="float" office:value="0.358095238095238">
            <text:p>0.358095238095238</text:p>
          </table:table-cell>
          <table:table-cell table:formula="of:=[.I9]-[.H9]" office:value-type="float" office:value="0.0128571428571428">
            <text:p>0.0128571428571428</text:p>
          </table:table-cell>
          <table:table-cell office:value-type="float" office:value="0.334285714285714">
            <text:p>0.334285714285714</text:p>
          </table:table-cell>
          <table:table-cell office:value-type="float" office:value="0.33952380952381">
            <text:p>0.33952380952381</text:p>
          </table:table-cell>
          <table:table-cell table:formula="of:=[.L9]-[.K9]" office:value-type="float" office:value="0.00523809523809521">
            <text:p>0.0052380952380952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3333333333333">
            <text:p>0.343333333333333</text:p>
          </table:table-cell>
          <table:table-cell table:formula="of:=[.C10]-[.B10]" office:value-type="float" office:value="0">
            <text:p>0</text:p>
          </table:table-cell>
          <table:table-cell office:value-type="float" office:value="0.326666666666667">
            <text:p>0.326666666666667</text:p>
          </table:table-cell>
          <table:table-cell office:value-type="float" office:value="0.36047619047619">
            <text:p>0.36047619047619</text:p>
          </table:table-cell>
          <table:table-cell table:formula="of:=[.F10]-[.E10]" office:value-type="float" office:value="0.0338095238095238">
            <text:p>0.0338095238095238</text:p>
          </table:table-cell>
          <table:table-cell office:value-type="float" office:value="0.33047619047619">
            <text:p>0.33047619047619</text:p>
          </table:table-cell>
          <table:table-cell office:value-type="float" office:value="0.342380952380952">
            <text:p>0.342380952380952</text:p>
          </table:table-cell>
          <table:table-cell table:formula="of:=[.I10]-[.H10]" office:value-type="float" office:value="0.011904761904762">
            <text:p>0.011904761904762</text:p>
          </table:table-cell>
          <table:table-cell office:value-type="float" office:value="0.323809523809524">
            <text:p>0.323809523809524</text:p>
          </table:table-cell>
          <table:table-cell office:value-type="float" office:value="0.376190476190476">
            <text:p>0.376190476190476</text:p>
          </table:table-cell>
          <table:table-cell table:formula="of:=[.L10]-[.K10]" office:value-type="float" office:value="0.0523809523809524">
            <text:p>0.052380952380952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1428571428571">
            <text:p>0.341428571428571</text:p>
          </table:table-cell>
          <table:table-cell table:formula="of:=[.C11]-[.B11]" office:value-type="float" office:value="0">
            <text:p>0</text:p>
          </table:table-cell>
          <table:table-cell table:number-columns-repeated="2" office:value-type="float" office:value="0.345238095238095">
            <text:p>0.345238095238095</text:p>
          </table:table-cell>
          <table:table-cell table:formula="of:=[.F11]-[.E11]" office:value-type="float" office:value="0">
            <text:p>0</text:p>
          </table:table-cell>
          <table:table-cell office:value-type="float" office:value="0.32952380952381">
            <text:p>0.32952380952381</text:p>
          </table:table-cell>
          <table:table-cell office:value-type="float" office:value="0.342380952380952">
            <text:p>0.342380952380952</text:p>
          </table:table-cell>
          <table:table-cell table:formula="of:=[.I11]-[.H11]" office:value-type="float" office:value="0.0128571428571428">
            <text:p>0.0128571428571428</text:p>
          </table:table-cell>
          <table:table-cell table:number-columns-repeated="2" office:value-type="float" office:value="0.352857142857143">
            <text:p>0.352857142857143</text:p>
          </table:table-cell>
          <table:table-cell table:formula="of:=[.L11]-[.K11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952380952381">
            <text:p>0.33952380952381</text:p>
          </table:table-cell>
          <table:table-cell table:formula="of:=[.C12]-[.B12]" office:value-type="float" office:value="0">
            <text:p>0</text:p>
          </table:table-cell>
          <table:table-cell office:value-type="float" office:value="0.345714285714286">
            <text:p>0.345714285714286</text:p>
          </table:table-cell>
          <table:table-cell office:value-type="float" office:value="0.35952380952381">
            <text:p>0.35952380952381</text:p>
          </table:table-cell>
          <table:table-cell table:formula="of:=[.F12]-[.E12]" office:value-type="float" office:value="0.0138095238095238">
            <text:p>0.0138095238095238</text:p>
          </table:table-cell>
          <table:table-cell office:value-type="float" office:value="0.344761904761905">
            <text:p>0.344761904761905</text:p>
          </table:table-cell>
          <table:table-cell office:value-type="float" office:value="0.353333333333333">
            <text:p>0.353333333333333</text:p>
          </table:table-cell>
          <table:table-cell table:formula="of:=[.I12]-[.H12]" office:value-type="float" office:value="0.00857142857142862">
            <text:p>0.00857142857142862</text:p>
          </table:table-cell>
          <table:table-cell office:value-type="float" office:value="0.335238095238095">
            <text:p>0.335238095238095</text:p>
          </table:table-cell>
          <table:table-cell office:value-type="float" office:value="0.362857142857143">
            <text:p>0.362857142857143</text:p>
          </table:table-cell>
          <table:table-cell table:formula="of:=[.L12]-[.K12]" office:value-type="float" office:value="0.0276190476190475">
            <text:p>0.027619047619047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047619047619">
            <text:p>0.34047619047619</text:p>
          </table:table-cell>
          <table:table-cell table:formula="of:=[.C13]-[.B13]" office:value-type="float" office:value="0">
            <text:p>0</text:p>
          </table:table-cell>
          <table:table-cell office:value-type="float" office:value="0.344761904761905">
            <text:p>0.344761904761905</text:p>
          </table:table-cell>
          <table:table-cell office:value-type="float" office:value="0.358095238095238">
            <text:p>0.358095238095238</text:p>
          </table:table-cell>
          <table:table-cell table:formula="of:=[.F13]-[.E13]" office:value-type="float" office:value="0.0133333333333334">
            <text:p>0.0133333333333334</text:p>
          </table:table-cell>
          <table:table-cell office:value-type="float" office:value="0.33952380952381">
            <text:p>0.33952380952381</text:p>
          </table:table-cell>
          <table:table-cell office:value-type="float" office:value="0.345238095238095">
            <text:p>0.345238095238095</text:p>
          </table:table-cell>
          <table:table-cell table:formula="of:=[.I13]-[.H13]" office:value-type="float" office:value="0.00571428571428567">
            <text:p>0.00571428571428567</text:p>
          </table:table-cell>
          <table:table-cell table:number-columns-repeated="2" office:value-type="float" office:value="0.337142857142857">
            <text:p>0.337142857142857</text:p>
          </table:table-cell>
          <table:table-cell table:formula="of:=[.L13]-[.K13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3809523809524">
            <text:p>0.343809523809524</text:p>
          </table:table-cell>
          <table:table-cell table:formula="of:=[.C14]-[.B14]" office:value-type="float" office:value="0">
            <text:p>0</text:p>
          </table:table-cell>
          <table:table-cell table:number-columns-repeated="2" office:value-type="float" office:value="0.33952380952381">
            <text:p>0.33952380952381</text:p>
          </table:table-cell>
          <table:table-cell table:formula="of:=[.F14]-[.E14]" office:value-type="float" office:value="0">
            <text:p>0</text:p>
          </table:table-cell>
          <table:table-cell office:value-type="float" office:value="0.328095238095238">
            <text:p>0.328095238095238</text:p>
          </table:table-cell>
          <table:table-cell office:value-type="float" office:value="0.36">
            <text:p>0.36</text:p>
          </table:table-cell>
          <table:table-cell table:formula="of:=[.I14]-[.H14]" office:value-type="float" office:value="0.0319047619047619">
            <text:p>0.0319047619047619</text:p>
          </table:table-cell>
          <table:table-cell office:value-type="float" office:value="0.326666666666667">
            <text:p>0.326666666666667</text:p>
          </table:table-cell>
          <table:table-cell office:value-type="float" office:value="0.356190476190476">
            <text:p>0.356190476190476</text:p>
          </table:table-cell>
          <table:table-cell table:formula="of:=[.L14]-[.K14]" office:value-type="float" office:value="0.0295238095238094">
            <text:p>0.029523809523809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5">
            <text:p>0.35</text:p>
          </table:table-cell>
          <table:table-cell table:formula="of:=[.C15]-[.B15]" office:value-type="float" office:value="0">
            <text:p>0</text:p>
          </table:table-cell>
          <table:table-cell office:value-type="float" office:value="0.327619047619048">
            <text:p>0.327619047619048</text:p>
          </table:table-cell>
          <table:table-cell office:value-type="float" office:value="0.341428571428571">
            <text:p>0.341428571428571</text:p>
          </table:table-cell>
          <table:table-cell table:formula="of:=[.F15]-[.E15]" office:value-type="float" office:value="0.0138095238095239">
            <text:p>0.0138095238095239</text:p>
          </table:table-cell>
          <table:table-cell table:number-columns-repeated="2" office:value-type="float" office:value="0.338095238095238">
            <text:p>0.338095238095238</text:p>
          </table:table-cell>
          <table:table-cell table:formula="of:=[.I15]-[.H15]" office:value-type="float" office:value="0">
            <text:p>0</text:p>
          </table:table-cell>
          <table:table-cell office:value-type="float" office:value="0.342857142857143">
            <text:p>0.342857142857143</text:p>
          </table:table-cell>
          <table:table-cell office:value-type="float" office:value="0.378571428571429">
            <text:p>0.378571428571429</text:p>
          </table:table-cell>
          <table:table-cell table:formula="of:=[.L15]-[.K15]" office:value-type="float" office:value="0.0357142857142858">
            <text:p>0.035714285714285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7619047619048">
            <text:p>0.347619047619048</text:p>
          </table:table-cell>
          <table:table-cell table:formula="of:=[.C16]-[.B16]" office:value-type="float" office:value="0">
            <text:p>0</text:p>
          </table:table-cell>
          <table:table-cell office:value-type="float" office:value="0.335714285714286">
            <text:p>0.335714285714286</text:p>
          </table:table-cell>
          <table:table-cell office:value-type="float" office:value="0.351904761904762">
            <text:p>0.351904761904762</text:p>
          </table:table-cell>
          <table:table-cell table:formula="of:=[.F16]-[.E16]" office:value-type="float" office:value="0.0161904761904761">
            <text:p>0.0161904761904761</text:p>
          </table:table-cell>
          <table:table-cell office:value-type="float" office:value="0.343809523809524">
            <text:p>0.343809523809524</text:p>
          </table:table-cell>
          <table:table-cell office:value-type="float" office:value="0.380952380952381">
            <text:p>0.380952380952381</text:p>
          </table:table-cell>
          <table:table-cell table:formula="of:=[.I16]-[.H16]" office:value-type="float" office:value="0.0371428571428572">
            <text:p>0.0371428571428572</text:p>
          </table:table-cell>
          <table:table-cell office:value-type="float" office:value="0.348095238095238">
            <text:p>0.348095238095238</text:p>
          </table:table-cell>
          <table:table-cell office:value-type="float" office:value="0.373333333333333">
            <text:p>0.373333333333333</text:p>
          </table:table-cell>
          <table:table-cell table:formula="of:=[.L16]-[.K16]" office:value-type="float" office:value="0.0252380952380953">
            <text:p>0.025238095238095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38571428571429">
            <text:p>0.338571428571429</text:p>
          </table:table-cell>
          <table:table-cell office:value-type="float" office:value="0.339523809523809">
            <text:p>0.339523809523809</text:p>
          </table:table-cell>
          <table:table-cell table:formula="of:=[.C17]-[.B17]" office:value-type="float" office:value="0.000952380952380816">
            <text:p>0.000952380952380816</text:p>
          </table:table-cell>
          <table:table-cell table:number-columns-repeated="2" office:value-type="float" office:value="0.348095238095238">
            <text:p>0.348095238095238</text:p>
          </table:table-cell>
          <table:table-cell table:formula="of:=[.F17]-[.E17]" office:value-type="float" office:value="0">
            <text:p>0</text:p>
          </table:table-cell>
          <table:table-cell table:number-columns-repeated="2" office:value-type="float" office:value="0.363809523809524">
            <text:p>0.363809523809524</text:p>
          </table:table-cell>
          <table:table-cell table:formula="of:=[.I17]-[.H17]" office:value-type="float" office:value="0">
            <text:p>0</text:p>
          </table:table-cell>
          <table:table-cell office:value-type="float" office:value="0.331428571428571">
            <text:p>0.331428571428571</text:p>
          </table:table-cell>
          <table:table-cell office:value-type="float" office:value="0.358095238095238">
            <text:p>0.358095238095238</text:p>
          </table:table-cell>
          <table:table-cell table:formula="of:=[.L17]-[.K17]" office:value-type="float" office:value="0.0266666666666667">
            <text:p>0.026666666666666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0952380952381">
            <text:p>0.340952380952381</text:p>
          </table:table-cell>
          <table:table-cell table:formula="of:=[.C18]-[.B18]" office:value-type="float" office:value="0">
            <text:p>0</text:p>
          </table:table-cell>
          <table:table-cell office:value-type="float" office:value="0.343333333333333">
            <text:p>0.343333333333333</text:p>
          </table:table-cell>
          <table:table-cell office:value-type="float" office:value="0.359523809523809">
            <text:p>0.359523809523809</text:p>
          </table:table-cell>
          <table:table-cell table:formula="of:=[.F18]-[.E18]" office:value-type="float" office:value="0.0161904761904762">
            <text:p>0.0161904761904762</text:p>
          </table:table-cell>
          <table:table-cell office:value-type="float" office:value="0.355238095238095">
            <text:p>0.355238095238095</text:p>
          </table:table-cell>
          <table:table-cell office:value-type="float" office:value="0.378571428571429">
            <text:p>0.378571428571429</text:p>
          </table:table-cell>
          <table:table-cell table:formula="of:=[.I18]-[.H18]" office:value-type="float" office:value="0.0233333333333334">
            <text:p>0.0233333333333334</text:p>
          </table:table-cell>
          <table:table-cell table:number-columns-repeated="2" office:value-type="float" office:value="0.337619047619048">
            <text:p>0.337619047619048</text:p>
          </table:table-cell>
          <table:table-cell table:formula="of:=[.L18]-[.K1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18571428571429">
            <text:p>0.318571428571429</text:p>
          </table:table-cell>
          <table:table-cell office:value-type="float" office:value="0.328571428571429">
            <text:p>0.328571428571429</text:p>
          </table:table-cell>
          <table:table-cell table:formula="of:=[.C19]-[.B19]" office:value-type="float" office:value="0.00999999999999995">
            <text:p>0.00999999999999995</text:p>
          </table:table-cell>
          <table:table-cell office:value-type="float" office:value="0.33047619047619">
            <text:p>0.33047619047619</text:p>
          </table:table-cell>
          <table:table-cell office:value-type="float" office:value="0.353333333333333">
            <text:p>0.353333333333333</text:p>
          </table:table-cell>
          <table:table-cell table:formula="of:=[.F19]-[.E19]" office:value-type="float" office:value="0.022857142857143">
            <text:p>0.022857142857143</text:p>
          </table:table-cell>
          <table:table-cell office:value-type="float" office:value="0.338095238095238">
            <text:p>0.338095238095238</text:p>
          </table:table-cell>
          <table:table-cell office:value-type="float" office:value="0.354285714285714">
            <text:p>0.354285714285714</text:p>
          </table:table-cell>
          <table:table-cell table:formula="of:=[.I19]-[.H19]" office:value-type="float" office:value="0.0161904761904763">
            <text:p>0.0161904761904763</text:p>
          </table:table-cell>
          <table:table-cell office:value-type="float" office:value="0.335714285714286">
            <text:p>0.335714285714286</text:p>
          </table:table-cell>
          <table:table-cell office:value-type="float" office:value="0.340952380952381">
            <text:p>0.340952380952381</text:p>
          </table:table-cell>
          <table:table-cell table:formula="of:=[.L19]-[.K19]" office:value-type="float" office:value="0.00523809523809526">
            <text:p>0.0052380952380952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952380952381">
            <text:p>0.32952380952381</text:p>
          </table:table-cell>
          <table:table-cell table:formula="of:=[.C20]-[.B20]" office:value-type="float" office:value="0">
            <text:p>0</text:p>
          </table:table-cell>
          <table:table-cell office:value-type="float" office:value="0.341428571428571">
            <text:p>0.341428571428571</text:p>
          </table:table-cell>
          <table:table-cell office:value-type="float" office:value="0.36">
            <text:p>0.36</text:p>
          </table:table-cell>
          <table:table-cell table:formula="of:=[.F20]-[.E20]" office:value-type="float" office:value="0.0185714285714285">
            <text:p>0.0185714285714285</text:p>
          </table:table-cell>
          <table:table-cell office:value-type="float" office:value="0.346190476190476">
            <text:p>0.346190476190476</text:p>
          </table:table-cell>
          <table:table-cell office:value-type="float" office:value="0.371428571428571">
            <text:p>0.371428571428571</text:p>
          </table:table-cell>
          <table:table-cell table:formula="of:=[.I20]-[.H20]" office:value-type="float" office:value="0.0252380952380953">
            <text:p>0.0252380952380953</text:p>
          </table:table-cell>
          <table:table-cell office:value-type="float" office:value="0.342380952380952">
            <text:p>0.342380952380952</text:p>
          </table:table-cell>
          <table:table-cell office:value-type="float" office:value="0.378571428571429">
            <text:p>0.378571428571429</text:p>
          </table:table-cell>
          <table:table-cell table:formula="of:=[.L20]-[.K20]" office:value-type="float" office:value="0.0361904761904763">
            <text:p>0.03619047619047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28571428571429">
            <text:p>0.328571428571429</text:p>
          </table:table-cell>
          <table:table-cell office:value-type="float" office:value="0.348095238095238">
            <text:p>0.348095238095238</text:p>
          </table:table-cell>
          <table:table-cell table:formula="of:=[.C21]-[.B21]" office:value-type="float" office:value="0.0195238095238095">
            <text:p>0.0195238095238095</text:p>
          </table:table-cell>
          <table:table-cell office:value-type="float" office:value="0.327142857142857">
            <text:p>0.327142857142857</text:p>
          </table:table-cell>
          <table:table-cell office:value-type="float" office:value="0.378571428571429">
            <text:p>0.378571428571429</text:p>
          </table:table-cell>
          <table:table-cell table:formula="of:=[.F21]-[.E21]" office:value-type="float" office:value="0.0514285714285716">
            <text:p>0.0514285714285716</text:p>
          </table:table-cell>
          <table:table-cell office:value-type="float" office:value="0.337619047619048">
            <text:p>0.337619047619048</text:p>
          </table:table-cell>
          <table:table-cell office:value-type="float" office:value="0.372857142857143">
            <text:p>0.372857142857143</text:p>
          </table:table-cell>
          <table:table-cell table:formula="of:=[.I21]-[.H21]" office:value-type="float" office:value="0.0352380952380952">
            <text:p>0.0352380952380952</text:p>
          </table:table-cell>
          <table:table-cell office:value-type="float" office:value="0.342380952380952">
            <text:p>0.342380952380952</text:p>
          </table:table-cell>
          <table:table-cell office:value-type="float" office:value="0.378571428571429">
            <text:p>0.378571428571429</text:p>
          </table:table-cell>
          <table:table-cell table:formula="of:=[.L21]-[.K21]" office:value-type="float" office:value="0.0361904761904762">
            <text:p>0.036190476190476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4285714285714">
            <text:p>0.334285714285714</text:p>
          </table:table-cell>
          <table:table-cell table:formula="of:=[.C22]-[.B22]" office:value-type="float" office:value="0">
            <text:p>0</text:p>
          </table:table-cell>
          <table:table-cell office:value-type="float" office:value="0.334761904761905">
            <text:p>0.334761904761905</text:p>
          </table:table-cell>
          <table:table-cell office:value-type="float" office:value="0.350476190476191">
            <text:p>0.350476190476191</text:p>
          </table:table-cell>
          <table:table-cell table:formula="of:=[.F22]-[.E22]" office:value-type="float" office:value="0.0157142857142857">
            <text:p>0.0157142857142857</text:p>
          </table:table-cell>
          <table:table-cell office:value-type="float" office:value="0.333333333333333">
            <text:p>0.333333333333333</text:p>
          </table:table-cell>
          <table:table-cell office:value-type="float" office:value="0.336190476190476">
            <text:p>0.336190476190476</text:p>
          </table:table-cell>
          <table:table-cell table:formula="of:=[.I22]-[.H22]" office:value-type="float" office:value="0.00285714285714284">
            <text:p>0.00285714285714284</text:p>
          </table:table-cell>
          <table:table-cell office:value-type="float" office:value="0.335714285714286">
            <text:p>0.335714285714286</text:p>
          </table:table-cell>
          <table:table-cell office:value-type="float" office:value="0.365714285714286">
            <text:p>0.365714285714286</text:p>
          </table:table-cell>
          <table:table-cell table:formula="of:=[.L22]-[.K22]" office:value-type="float" office:value="0.03">
            <text:p>0.0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7619047619048">
            <text:p>0.327619047619048</text:p>
          </table:table-cell>
          <table:table-cell table:formula="of:=[.C23]-[.B23]" office:value-type="float" office:value="0">
            <text:p>0</text:p>
          </table:table-cell>
          <table:table-cell table:number-columns-repeated="2" office:value-type="float" office:value="0.324761904761905">
            <text:p>0.324761904761905</text:p>
          </table:table-cell>
          <table:table-cell table:formula="of:=[.F23]-[.E23]" office:value-type="float" office:value="0">
            <text:p>0</text:p>
          </table:table-cell>
          <table:table-cell office:value-type="float" office:value="0.341904761904762">
            <text:p>0.341904761904762</text:p>
          </table:table-cell>
          <table:table-cell office:value-type="float" office:value="0.380952380952381">
            <text:p>0.380952380952381</text:p>
          </table:table-cell>
          <table:table-cell table:formula="of:=[.I23]-[.H23]" office:value-type="float" office:value="0.0390476190476191">
            <text:p>0.0390476190476191</text:p>
          </table:table-cell>
          <table:table-cell office:value-type="float" office:value="0.338095238095238">
            <text:p>0.338095238095238</text:p>
          </table:table-cell>
          <table:table-cell office:value-type="float" office:value="0.376190476190476">
            <text:p>0.376190476190476</text:p>
          </table:table-cell>
          <table:table-cell table:formula="of:=[.L23]-[.K23]" office:value-type="float" office:value="0.0380952380952381">
            <text:p>0.038095238095238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8095238095238">
            <text:p>0.338095238095238</text:p>
          </table:table-cell>
          <table:table-cell table:formula="of:=[.C24]-[.B24]" office:value-type="float" office:value="0">
            <text:p>0</text:p>
          </table:table-cell>
          <table:table-cell office:value-type="float" office:value="0.350476190476191">
            <text:p>0.350476190476191</text:p>
          </table:table-cell>
          <table:table-cell office:value-type="float" office:value="0.372857142857143">
            <text:p>0.372857142857143</text:p>
          </table:table-cell>
          <table:table-cell table:formula="of:=[.F24]-[.E24]" office:value-type="float" office:value="0.0223809523809523">
            <text:p>0.0223809523809523</text:p>
          </table:table-cell>
          <table:table-cell office:value-type="float" office:value="0.364285714285714">
            <text:p>0.364285714285714</text:p>
          </table:table-cell>
          <table:table-cell office:value-type="float" office:value="0.380952380952381">
            <text:p>0.380952380952381</text:p>
          </table:table-cell>
          <table:table-cell table:formula="of:=[.I24]-[.H24]" office:value-type="float" office:value="0.0166666666666667">
            <text:p>0.0166666666666667</text:p>
          </table:table-cell>
          <table:table-cell office:value-type="float" office:value="0.342380952380952">
            <text:p>0.342380952380952</text:p>
          </table:table-cell>
          <table:table-cell office:value-type="float" office:value="0.365714285714286">
            <text:p>0.365714285714286</text:p>
          </table:table-cell>
          <table:table-cell table:formula="of:=[.L24]-[.K24]" office:value-type="float" office:value="0.0233333333333333">
            <text:p>0.023333333333333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8095238095238">
            <text:p>0.348095238095238</text:p>
          </table:table-cell>
          <table:table-cell table:formula="of:=[.C25]-[.B25]" office:value-type="float" office:value="0">
            <text:p>0</text:p>
          </table:table-cell>
          <table:table-cell office:value-type="float" office:value="0.326190476190476">
            <text:p>0.326190476190476</text:p>
          </table:table-cell>
          <table:table-cell office:value-type="float" office:value="0.35">
            <text:p>0.35</text:p>
          </table:table-cell>
          <table:table-cell table:formula="of:=[.F25]-[.E25]" office:value-type="float" office:value="0.0238095238095239">
            <text:p>0.0238095238095239</text:p>
          </table:table-cell>
          <table:table-cell office:value-type="float" office:value="0.341428571428571">
            <text:p>0.341428571428571</text:p>
          </table:table-cell>
          <table:table-cell office:value-type="float" office:value="0.346190476190476">
            <text:p>0.346190476190476</text:p>
          </table:table-cell>
          <table:table-cell table:formula="of:=[.I25]-[.H25]" office:value-type="float" office:value="0.0047619047619048">
            <text:p>0.0047619047619048</text:p>
          </table:table-cell>
          <table:table-cell office:value-type="float" office:value="0.339047619047619">
            <text:p>0.339047619047619</text:p>
          </table:table-cell>
          <table:table-cell office:value-type="float" office:value="0.36952380952381">
            <text:p>0.36952380952381</text:p>
          </table:table-cell>
          <table:table-cell table:formula="of:=[.L25]-[.K25]" office:value-type="float" office:value="0.0304761904761905">
            <text:p>0.030476190476190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8095238095238">
            <text:p>0.328095238095238</text:p>
          </table:table-cell>
          <table:table-cell table:formula="of:=[.C26]-[.B26]" office:value-type="float" office:value="0">
            <text:p>0</text:p>
          </table:table-cell>
          <table:table-cell office:value-type="float" office:value="0.336190476190476">
            <text:p>0.336190476190476</text:p>
          </table:table-cell>
          <table:table-cell office:value-type="float" office:value="0.35">
            <text:p>0.35</text:p>
          </table:table-cell>
          <table:table-cell table:formula="of:=[.F26]-[.E26]" office:value-type="float" office:value="0.0138095238095238">
            <text:p>0.0138095238095238</text:p>
          </table:table-cell>
          <table:table-cell office:value-type="float" office:value="0.330952380952381">
            <text:p>0.330952380952381</text:p>
          </table:table-cell>
          <table:table-cell office:value-type="float" office:value="0.350952380952381">
            <text:p>0.350952380952381</text:p>
          </table:table-cell>
          <table:table-cell table:formula="of:=[.I26]-[.H26]" office:value-type="float" office:value="0.02">
            <text:p>0.02</text:p>
          </table:table-cell>
          <table:table-cell office:value-type="float" office:value="0.345714285714286">
            <text:p>0.345714285714286</text:p>
          </table:table-cell>
          <table:table-cell office:value-type="float" office:value="0.36952380952381">
            <text:p>0.36952380952381</text:p>
          </table:table-cell>
          <table:table-cell table:formula="of:=[.L26]-[.K26]" office:value-type="float" office:value="0.0238095238095239">
            <text:p>0.0238095238095239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18571428571429">
            <text:p>0.318571428571429</text:p>
          </table:table-cell>
          <table:table-cell table:formula="of:=[.C27]-[.B27]" office:value-type="float" office:value="0">
            <text:p>0</text:p>
          </table:table-cell>
          <table:table-cell office:value-type="float" office:value="0.330952380952381">
            <text:p>0.330952380952381</text:p>
          </table:table-cell>
          <table:table-cell office:value-type="float" office:value="0.356666666666667">
            <text:p>0.356666666666667</text:p>
          </table:table-cell>
          <table:table-cell table:formula="of:=[.F27]-[.E27]" office:value-type="float" office:value="0.0257142857142859">
            <text:p>0.0257142857142859</text:p>
          </table:table-cell>
          <table:table-cell office:value-type="float" office:value="0.336190476190476">
            <text:p>0.336190476190476</text:p>
          </table:table-cell>
          <table:table-cell office:value-type="float" office:value="0.365714285714286">
            <text:p>0.365714285714286</text:p>
          </table:table-cell>
          <table:table-cell table:formula="of:=[.I27]-[.H27]" office:value-type="float" office:value="0.0295238095238095">
            <text:p>0.0295238095238095</text:p>
          </table:table-cell>
          <table:table-cell office:value-type="float" office:value="0.328571428571429">
            <text:p>0.328571428571429</text:p>
          </table:table-cell>
          <table:table-cell office:value-type="float" office:value="0.366666666666667">
            <text:p>0.366666666666667</text:p>
          </table:table-cell>
          <table:table-cell table:formula="of:=[.L27]-[.K27]" office:value-type="float" office:value="0.0380952380952381">
            <text:p>0.038095238095238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7142857142857">
            <text:p>0.337142857142857</text:p>
          </table:table-cell>
          <table:table-cell table:formula="of:=[.C28]-[.B28]" office:value-type="float" office:value="0">
            <text:p>0</text:p>
          </table:table-cell>
          <table:table-cell office:value-type="float" office:value="0.338095238095238">
            <text:p>0.338095238095238</text:p>
          </table:table-cell>
          <table:table-cell office:value-type="float" office:value="0.34">
            <text:p>0.34</text:p>
          </table:table-cell>
          <table:table-cell table:formula="of:=[.F28]-[.E28]" office:value-type="float" office:value="0.00190476190476185">
            <text:p>0.00190476190476185</text:p>
          </table:table-cell>
          <table:table-cell office:value-type="float" office:value="0.336666666666667">
            <text:p>0.336666666666667</text:p>
          </table:table-cell>
          <table:table-cell office:value-type="float" office:value="0.350476190476191">
            <text:p>0.350476190476191</text:p>
          </table:table-cell>
          <table:table-cell table:formula="of:=[.I28]-[.H28]" office:value-type="float" office:value="0.0138095238095239">
            <text:p>0.0138095238095239</text:p>
          </table:table-cell>
          <table:table-cell office:value-type="float" office:value="0.358095238095238">
            <text:p>0.358095238095238</text:p>
          </table:table-cell>
          <table:table-cell office:value-type="float" office:value="0.363809523809524">
            <text:p>0.363809523809524</text:p>
          </table:table-cell>
          <table:table-cell table:formula="of:=[.L28]-[.K28]" office:value-type="float" office:value="0.00571428571428584">
            <text:p>0.00571428571428584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2380952380952">
            <text:p>0.332380952380952</text:p>
          </table:table-cell>
          <table:table-cell table:formula="of:=[.C29]-[.B29]" office:value-type="float" office:value="0">
            <text:p>0</text:p>
          </table:table-cell>
          <table:table-cell table:number-columns-repeated="2" office:value-type="float" office:value="0.348095238095238">
            <text:p>0.348095238095238</text:p>
          </table:table-cell>
          <table:table-cell table:formula="of:=[.F29]-[.E29]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78095238095238">
            <text:p>0.378095238095238</text:p>
          </table:table-cell>
          <table:table-cell table:formula="of:=[.I29]-[.H29]" office:value-type="float" office:value="0.028095238095238">
            <text:p>0.028095238095238</text:p>
          </table:table-cell>
          <table:table-cell table:number-columns-repeated="2" office:value-type="float" office:value="0.348571428571429">
            <text:p>0.348571428571429</text:p>
          </table:table-cell>
          <table:table-cell table:formula="of:=[.L29]-[.K29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45714285714286">
            <text:p>0.345714285714286</text:p>
          </table:table-cell>
          <table:table-cell office:value-type="float" office:value="0.363333333333333">
            <text:p>0.363333333333333</text:p>
          </table:table-cell>
          <table:table-cell table:formula="of:=[.C30]-[.B30]" office:value-type="float" office:value="0.0176190476190475">
            <text:p>0.0176190476190475</text:p>
          </table:table-cell>
          <table:table-cell office:value-type="float" office:value="0.332380952380952">
            <text:p>0.332380952380952</text:p>
          </table:table-cell>
          <table:table-cell office:value-type="float" office:value="0.349047619047619">
            <text:p>0.349047619047619</text:p>
          </table:table-cell>
          <table:table-cell table:formula="of:=[.F30]-[.E30]" office:value-type="float" office:value="0.0166666666666667">
            <text:p>0.0166666666666667</text:p>
          </table:table-cell>
          <table:table-cell table:number-columns-repeated="2" office:value-type="float" office:value="0.36">
            <text:p>0.36</text:p>
          </table:table-cell>
          <table:table-cell table:formula="of:=[.I30]-[.H30]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76190476190476">
            <text:p>0.376190476190476</text:p>
          </table:table-cell>
          <table:table-cell table:formula="of:=[.L30]-[.K30]" office:value-type="float" office:value="0.0261904761904761">
            <text:p>0.0261904761904761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5238095238095">
            <text:p>0.335238095238095</text:p>
          </table:table-cell>
          <table:table-cell table:formula="of:=[.C31]-[.B31]" office:value-type="float" office:value="0">
            <text:p>0</text:p>
          </table:table-cell>
          <table:table-cell office:value-type="float" office:value="0.334285714285714">
            <text:p>0.334285714285714</text:p>
          </table:table-cell>
          <table:table-cell office:value-type="float" office:value="0.348095238095238">
            <text:p>0.348095238095238</text:p>
          </table:table-cell>
          <table:table-cell table:formula="of:=[.F31]-[.E31]" office:value-type="float" office:value="0.0138095238095237">
            <text:p>0.0138095238095237</text:p>
          </table:table-cell>
          <table:table-cell office:value-type="float" office:value="0.342857142857143">
            <text:p>0.342857142857143</text:p>
          </table:table-cell>
          <table:table-cell office:value-type="float" office:value="0.380952380952381">
            <text:p>0.380952380952381</text:p>
          </table:table-cell>
          <table:table-cell table:formula="of:=[.I31]-[.H31]" office:value-type="float" office:value="0.0380952380952381">
            <text:p>0.0380952380952381</text:p>
          </table:table-cell>
          <table:table-cell office:value-type="float" office:value="0.313809523809524">
            <text:p>0.313809523809524</text:p>
          </table:table-cell>
          <table:table-cell office:value-type="float" office:value="0.344285714285714">
            <text:p>0.344285714285714</text:p>
          </table:table-cell>
          <table:table-cell table:formula="of:=[.L31]-[.K31]" office:value-type="float" office:value="0.0304761904761906">
            <text:p>0.030476190476190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8095238095238">
            <text:p>0.348095238095238</text:p>
          </table:table-cell>
          <table:table-cell table:formula="of:=[.C32]-[.B32]" office:value-type="float" office:value="0">
            <text:p>0</text:p>
          </table:table-cell>
          <table:table-cell table:number-columns-repeated="2" office:value-type="float" office:value="0.346190476190476">
            <text:p>0.346190476190476</text:p>
          </table:table-cell>
          <table:table-cell table:formula="of:=[.F32]-[.E32]" office:value-type="float" office:value="0">
            <text:p>0</text:p>
          </table:table-cell>
          <table:table-cell table:number-columns-repeated="2" office:value-type="float" office:value="0.332380952380952">
            <text:p>0.332380952380952</text:p>
          </table:table-cell>
          <table:table-cell table:formula="of:=[.I32]-[.H32]" office:value-type="float" office:value="0">
            <text:p>0</text:p>
          </table:table-cell>
          <table:table-cell office:value-type="float" office:value="0.32952380952381">
            <text:p>0.32952380952381</text:p>
          </table:table-cell>
          <table:table-cell office:value-type="float" office:value="0.355238095238095">
            <text:p>0.355238095238095</text:p>
          </table:table-cell>
          <table:table-cell table:formula="of:=[.L32]-[.K32]" office:value-type="float" office:value="0.0257142857142857">
            <text:p>0.025714285714285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48095238095238">
            <text:p>0.348095238095238</text:p>
          </table:table-cell>
          <table:table-cell office:value-type="float" office:value="0.348095238095238">
            <text:p>0.348095238095238</text:p>
          </table:table-cell>
          <table:table-cell table:formula="of:=[.C33]-[.B33]" office:value-type="float" office:value="0">
            <text:p>0</text:p>
          </table:table-cell>
          <table:table-cell office:value-type="float" office:value="0.33952380952381">
            <text:p>0.33952380952381</text:p>
          </table:table-cell>
          <table:table-cell office:value-type="float" office:value="0.378571428571429">
            <text:p>0.378571428571429</text:p>
          </table:table-cell>
          <table:table-cell table:formula="of:=[.F33]-[.E33]" office:value-type="float" office:value="0.039047619047619">
            <text:p>0.039047619047619</text:p>
          </table:table-cell>
          <table:table-cell office:value-type="float" office:value="0.350952380952381">
            <text:p>0.350952380952381</text:p>
          </table:table-cell>
          <table:table-cell office:value-type="float" office:value="0.378571428571429">
            <text:p>0.378571428571429</text:p>
          </table:table-cell>
          <table:table-cell table:formula="of:=[.I33]-[.H33]" office:value-type="float" office:value="0.0276190476190476">
            <text:p>0.0276190476190476</text:p>
          </table:table-cell>
          <table:table-cell office:value-type="float" office:value="0.335238095238095">
            <text:p>0.335238095238095</text:p>
          </table:table-cell>
          <table:table-cell office:value-type="float" office:value="0.378571428571429">
            <text:p>0.378571428571429</text:p>
          </table:table-cell>
          <table:table-cell table:formula="of:=[.L33]-[.K33]" office:value-type="float" office:value="0.0433333333333333">
            <text:p>0.043333333333333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3333333333333">
            <text:p>0.343333333333333</text:p>
          </table:table-cell>
          <table:table-cell table:formula="of:=[.C34]-[.B34]" office:value-type="float" office:value="0">
            <text:p>0</text:p>
          </table:table-cell>
          <table:table-cell office:value-type="float" office:value="0.342380952380952">
            <text:p>0.342380952380952</text:p>
          </table:table-cell>
          <table:table-cell office:value-type="float" office:value="0.357142857142857">
            <text:p>0.357142857142857</text:p>
          </table:table-cell>
          <table:table-cell table:formula="of:=[.F34]-[.E34]" office:value-type="float" office:value="0.0147619047619048">
            <text:p>0.0147619047619048</text:p>
          </table:table-cell>
          <table:table-cell office:value-type="float" office:value="0.336666666666667">
            <text:p>0.336666666666667</text:p>
          </table:table-cell>
          <table:table-cell office:value-type="float" office:value="0.343333333333333">
            <text:p>0.343333333333333</text:p>
          </table:table-cell>
          <table:table-cell table:formula="of:=[.I34]-[.H34]" office:value-type="float" office:value="0.00666666666666665">
            <text:p>0.00666666666666665</text:p>
          </table:table-cell>
          <table:table-cell office:value-type="float" office:value="0.337142857142857">
            <text:p>0.337142857142857</text:p>
          </table:table-cell>
          <table:table-cell office:value-type="float" office:value="0.372857142857143">
            <text:p>0.372857142857143</text:p>
          </table:table-cell>
          <table:table-cell table:formula="of:=[.L34]-[.K34]" office:value-type="float" office:value="0.0357142857142857">
            <text:p>0.035714285714285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5714285714286">
            <text:p>0.335714285714286</text:p>
          </table:table-cell>
          <table:table-cell table:formula="of:=[.C35]-[.B35]" office:value-type="float" office:value="0">
            <text:p>0</text:p>
          </table:table-cell>
          <table:table-cell office:value-type="float" office:value="0.334285714285714">
            <text:p>0.334285714285714</text:p>
          </table:table-cell>
          <table:table-cell office:value-type="float" office:value="0.380952380952381">
            <text:p>0.380952380952381</text:p>
          </table:table-cell>
          <table:table-cell table:formula="of:=[.F35]-[.E35]" office:value-type="float" office:value="0.0466666666666665">
            <text:p>0.0466666666666665</text:p>
          </table:table-cell>
          <table:table-cell office:value-type="float" office:value="0.337619047619048">
            <text:p>0.337619047619048</text:p>
          </table:table-cell>
          <table:table-cell office:value-type="float" office:value="0.346190476190476">
            <text:p>0.346190476190476</text:p>
          </table:table-cell>
          <table:table-cell table:formula="of:=[.I35]-[.H35]" office:value-type="float" office:value="0.00857142857142873">
            <text:p>0.00857142857142873</text:p>
          </table:table-cell>
          <table:table-cell table:number-columns-repeated="2" office:value-type="float" office:value="0.344761904761905">
            <text:p>0.344761904761905</text:p>
          </table:table-cell>
          <table:table-cell table:formula="of:=[.L35]-[.K35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4285714285714">
            <text:p>0.334285714285714</text:p>
          </table:table-cell>
          <table:table-cell table:formula="of:=[.C36]-[.B36]" office:value-type="float" office:value="0">
            <text:p>0</text:p>
          </table:table-cell>
          <table:table-cell office:value-type="float" office:value="0.328571428571429">
            <text:p>0.328571428571429</text:p>
          </table:table-cell>
          <table:table-cell office:value-type="float" office:value="0.336666666666667">
            <text:p>0.336666666666667</text:p>
          </table:table-cell>
          <table:table-cell table:formula="of:=[.F36]-[.E36]" office:value-type="float" office:value="0.0080952380952381">
            <text:p>0.0080952380952381</text:p>
          </table:table-cell>
          <table:table-cell office:value-type="float" office:value="0.344761904761905">
            <text:p>0.344761904761905</text:p>
          </table:table-cell>
          <table:table-cell office:value-type="float" office:value="0.361428571428571">
            <text:p>0.361428571428571</text:p>
          </table:table-cell>
          <table:table-cell table:formula="of:=[.I36]-[.H36]" office:value-type="float" office:value="0.0166666666666666">
            <text:p>0.0166666666666666</text:p>
          </table:table-cell>
          <table:table-cell office:value-type="float" office:value="0.333809523809524">
            <text:p>0.333809523809524</text:p>
          </table:table-cell>
          <table:table-cell office:value-type="float" office:value="0.358095238095238">
            <text:p>0.358095238095238</text:p>
          </table:table-cell>
          <table:table-cell table:formula="of:=[.L36]-[.K36]" office:value-type="float" office:value="0.0242857142857143">
            <text:p>0.024285714285714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61904761904762">
            <text:p>0.361904761904762</text:p>
          </table:table-cell>
          <table:table-cell table:formula="of:=[.C37]-[.B37]" office:value-type="float" office:value="0">
            <text:p>0</text:p>
          </table:table-cell>
          <table:table-cell office:value-type="float" office:value="0.335714285714286">
            <text:p>0.335714285714286</text:p>
          </table:table-cell>
          <table:table-cell office:value-type="float" office:value="0.35">
            <text:p>0.35</text:p>
          </table:table-cell>
          <table:table-cell table:formula="of:=[.F37]-[.E37]" office:value-type="float" office:value="0.0142857142857143">
            <text:p>0.0142857142857143</text:p>
          </table:table-cell>
          <table:table-cell office:value-type="float" office:value="0.329523809523809">
            <text:p>0.329523809523809</text:p>
          </table:table-cell>
          <table:table-cell office:value-type="float" office:value="0.339047619047619">
            <text:p>0.339047619047619</text:p>
          </table:table-cell>
          <table:table-cell table:formula="of:=[.I37]-[.H37]" office:value-type="float" office:value="0.00952380952380955">
            <text:p>0.00952380952380955</text:p>
          </table:table-cell>
          <table:table-cell office:value-type="float" office:value="0.333809523809524">
            <text:p>0.333809523809524</text:p>
          </table:table-cell>
          <table:table-cell office:value-type="float" office:value="0.351428571428572">
            <text:p>0.351428571428572</text:p>
          </table:table-cell>
          <table:table-cell table:formula="of:=[.L37]-[.K37]" office:value-type="float" office:value="0.0176190476190477">
            <text:p>0.017619047619047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36190476190476">
            <text:p>0.336190476190476</text:p>
          </table:table-cell>
          <table:table-cell office:value-type="float" office:value="0.342380952380952">
            <text:p>0.342380952380952</text:p>
          </table:table-cell>
          <table:table-cell table:formula="of:=[.C38]-[.B38]" office:value-type="float" office:value="0.00619047619047619">
            <text:p>0.00619047619047619</text:p>
          </table:table-cell>
          <table:table-cell table:number-columns-repeated="2" office:value-type="float" office:value="0.331428571428571">
            <text:p>0.331428571428571</text:p>
          </table:table-cell>
          <table:table-cell table:formula="of:=[.F38]-[.E38]" office:value-type="float" office:value="0">
            <text:p>0</text:p>
          </table:table-cell>
          <table:table-cell office:value-type="float" office:value="0.336190476190476">
            <text:p>0.336190476190476</text:p>
          </table:table-cell>
          <table:table-cell office:value-type="float" office:value="0.353333333333333">
            <text:p>0.353333333333333</text:p>
          </table:table-cell>
          <table:table-cell table:formula="of:=[.I38]-[.H38]" office:value-type="float" office:value="0.0171428571428571">
            <text:p>0.0171428571428571</text:p>
          </table:table-cell>
          <table:table-cell office:value-type="float" office:value="0.343333333333333">
            <text:p>0.343333333333333</text:p>
          </table:table-cell>
          <table:table-cell office:value-type="float" office:value="0.344285714285714">
            <text:p>0.344285714285714</text:p>
          </table:table-cell>
          <table:table-cell table:formula="of:=[.L38]-[.K38]" office:value-type="float" office:value="0.000952380952380816">
            <text:p>0.000952380952380816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2857142857143">
            <text:p>0.342857142857143</text:p>
          </table:table-cell>
          <table:table-cell table:formula="of:=[.C39]-[.B39]" office:value-type="float" office:value="0">
            <text:p>0</text:p>
          </table:table-cell>
          <table:table-cell office:value-type="float" office:value="0.33952380952381">
            <text:p>0.33952380952381</text:p>
          </table:table-cell>
          <table:table-cell office:value-type="float" office:value="0.354761904761905">
            <text:p>0.354761904761905</text:p>
          </table:table-cell>
          <table:table-cell table:formula="of:=[.F39]-[.E39]" office:value-type="float" office:value="0.0152380952380952">
            <text:p>0.0152380952380952</text:p>
          </table:table-cell>
          <table:table-cell office:value-type="float" office:value="0.333809523809524">
            <text:p>0.333809523809524</text:p>
          </table:table-cell>
          <table:table-cell office:value-type="float" office:value="0.356190476190476">
            <text:p>0.356190476190476</text:p>
          </table:table-cell>
          <table:table-cell table:formula="of:=[.I39]-[.H39]" office:value-type="float" office:value="0.0223809523809524">
            <text:p>0.0223809523809524</text:p>
          </table:table-cell>
          <table:table-cell office:value-type="float" office:value="0.330952380952381">
            <text:p>0.330952380952381</text:p>
          </table:table-cell>
          <table:table-cell office:value-type="float" office:value="0.376190476190476">
            <text:p>0.376190476190476</text:p>
          </table:table-cell>
          <table:table-cell table:formula="of:=[.L39]-[.K39]" office:value-type="float" office:value="0.0452380952380952">
            <text:p>0.045238095238095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8095238095238">
            <text:p>0.338095238095238</text:p>
          </table:table-cell>
          <table:table-cell table:formula="of:=[.C40]-[.B40]" office:value-type="float" office:value="0">
            <text:p>0</text:p>
          </table:table-cell>
          <table:table-cell office:value-type="float" office:value="0.339047619047619">
            <text:p>0.339047619047619</text:p>
          </table:table-cell>
          <table:table-cell office:value-type="float" office:value="0.369523809523809">
            <text:p>0.369523809523809</text:p>
          </table:table-cell>
          <table:table-cell table:formula="of:=[.F40]-[.E40]" office:value-type="float" office:value="0.0304761904761905">
            <text:p>0.0304761904761905</text:p>
          </table:table-cell>
          <table:table-cell office:value-type="float" office:value="0.345238095238095">
            <text:p>0.345238095238095</text:p>
          </table:table-cell>
          <table:table-cell office:value-type="float" office:value="0.361904761904762">
            <text:p>0.361904761904762</text:p>
          </table:table-cell>
          <table:table-cell table:formula="of:=[.I40]-[.H40]" office:value-type="float" office:value="0.0166666666666667">
            <text:p>0.0166666666666667</text:p>
          </table:table-cell>
          <table:table-cell office:value-type="float" office:value="0.326190476190476">
            <text:p>0.326190476190476</text:p>
          </table:table-cell>
          <table:table-cell office:value-type="float" office:value="0.35">
            <text:p>0.35</text:p>
          </table:table-cell>
          <table:table-cell table:formula="of:=[.L40]-[.K40]" office:value-type="float" office:value="0.0238095238095238">
            <text:p>0.023809523809523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44285714285714">
            <text:p>0.344285714285714</text:p>
          </table:table-cell>
          <table:table-cell office:value-type="float" office:value="0.365714285714286">
            <text:p>0.365714285714286</text:p>
          </table:table-cell>
          <table:table-cell table:formula="of:=[.C41]-[.B41]" office:value-type="float" office:value="0.0214285714285715">
            <text:p>0.0214285714285715</text:p>
          </table:table-cell>
          <table:table-cell office:value-type="float" office:value="0.332857142857143">
            <text:p>0.332857142857143</text:p>
          </table:table-cell>
          <table:table-cell office:value-type="float" office:value="0.351428571428572">
            <text:p>0.351428571428572</text:p>
          </table:table-cell>
          <table:table-cell table:formula="of:=[.F41]-[.E41]" office:value-type="float" office:value="0.0185714285714286">
            <text:p>0.0185714285714286</text:p>
          </table:table-cell>
          <table:table-cell office:value-type="float" office:value="0.337619047619048">
            <text:p>0.337619047619048</text:p>
          </table:table-cell>
          <table:table-cell office:value-type="float" office:value="0.351904761904762">
            <text:p>0.351904761904762</text:p>
          </table:table-cell>
          <table:table-cell table:formula="of:=[.I41]-[.H41]" office:value-type="float" office:value="0.0142857142857142">
            <text:p>0.0142857142857142</text:p>
          </table:table-cell>
          <table:table-cell office:value-type="float" office:value="0.323333333333333">
            <text:p>0.323333333333333</text:p>
          </table:table-cell>
          <table:table-cell office:value-type="float" office:value="0.36952380952381">
            <text:p>0.36952380952381</text:p>
          </table:table-cell>
          <table:table-cell table:formula="of:=[.L41]-[.K41]" office:value-type="float" office:value="0.0461904761904761">
            <text:p>0.046190476190476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25714285714286">
            <text:p>0.325714285714286</text:p>
          </table:table-cell>
          <table:table-cell office:value-type="float" office:value="0.32952380952381">
            <text:p>0.32952380952381</text:p>
          </table:table-cell>
          <table:table-cell table:formula="of:=[.C42]-[.B42]" office:value-type="float" office:value="0.00380952380952387">
            <text:p>0.00380952380952387</text:p>
          </table:table-cell>
          <table:table-cell office:value-type="float" office:value="0.340952380952381">
            <text:p>0.340952380952381</text:p>
          </table:table-cell>
          <table:table-cell office:value-type="float" office:value="0.367619047619048">
            <text:p>0.367619047619048</text:p>
          </table:table-cell>
          <table:table-cell table:formula="of:=[.F42]-[.E42]" office:value-type="float" office:value="0.0266666666666668">
            <text:p>0.0266666666666668</text:p>
          </table:table-cell>
          <table:table-cell office:value-type="float" office:value="0.328571428571429">
            <text:p>0.328571428571429</text:p>
          </table:table-cell>
          <table:table-cell office:value-type="float" office:value="0.349047619047619">
            <text:p>0.349047619047619</text:p>
          </table:table-cell>
          <table:table-cell table:formula="of:=[.I42]-[.H42]" office:value-type="float" office:value="0.0204761904761905">
            <text:p>0.0204761904761905</text:p>
          </table:table-cell>
          <table:table-cell office:value-type="float" office:value="0.362857142857143">
            <text:p>0.362857142857143</text:p>
          </table:table-cell>
          <table:table-cell office:value-type="float" office:value="0.367619047619048">
            <text:p>0.367619047619048</text:p>
          </table:table-cell>
          <table:table-cell table:formula="of:=[.L42]-[.K42]" office:value-type="float" office:value="0.0047619047619048">
            <text:p>0.004761904761904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6666666666667">
            <text:p>0.326666666666667</text:p>
          </table:table-cell>
          <table:table-cell table:formula="of:=[.C43]-[.B43]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78571428571429">
            <text:p>0.378571428571429</text:p>
          </table:table-cell>
          <table:table-cell table:formula="of:=[.F43]-[.E43]" office:value-type="float" office:value="0.0285714285714286">
            <text:p>0.0285714285714286</text:p>
          </table:table-cell>
          <table:table-cell office:value-type="float" office:value="0.342380952380952">
            <text:p>0.342380952380952</text:p>
          </table:table-cell>
          <table:table-cell office:value-type="float" office:value="0.378571428571429">
            <text:p>0.378571428571429</text:p>
          </table:table-cell>
          <table:table-cell table:formula="of:=[.I43]-[.H43]" office:value-type="float" office:value="0.0361904761904762">
            <text:p>0.0361904761904762</text:p>
          </table:table-cell>
          <table:table-cell office:value-type="float" office:value="0.328571428571429">
            <text:p>0.328571428571429</text:p>
          </table:table-cell>
          <table:table-cell office:value-type="float" office:value="0.380952380952381">
            <text:p>0.380952380952381</text:p>
          </table:table-cell>
          <table:table-cell table:formula="of:=[.L43]-[.K43]" office:value-type="float" office:value="0.0523809523809525">
            <text:p>0.0523809523809525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5714285714286">
            <text:p>0.325714285714286</text:p>
          </table:table-cell>
          <table:table-cell table:formula="of:=[.C44]-[.B44]" office:value-type="float" office:value="0">
            <text:p>0</text:p>
          </table:table-cell>
          <table:table-cell table:number-columns-repeated="2" office:value-type="float" office:value="0.347142857142857">
            <text:p>0.347142857142857</text:p>
          </table:table-cell>
          <table:table-cell table:formula="of:=[.F44]-[.E44]" office:value-type="float" office:value="0">
            <text:p>0</text:p>
          </table:table-cell>
          <table:table-cell office:value-type="float" office:value="0.333333333333333">
            <text:p>0.333333333333333</text:p>
          </table:table-cell>
          <table:table-cell office:value-type="float" office:value="0.343333333333333">
            <text:p>0.343333333333333</text:p>
          </table:table-cell>
          <table:table-cell table:formula="of:=[.I44]-[.H44]" office:value-type="float" office:value="0.0100000000000001">
            <text:p>0.0100000000000001</text:p>
          </table:table-cell>
          <table:table-cell office:value-type="float" office:value="0.354761904761905">
            <text:p>0.354761904761905</text:p>
          </table:table-cell>
          <table:table-cell office:value-type="float" office:value="0.380952380952381">
            <text:p>0.380952380952381</text:p>
          </table:table-cell>
          <table:table-cell table:formula="of:=[.L44]-[.K44]" office:value-type="float" office:value="0.0261904761904763">
            <text:p>0.0261904761904763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1428571428571">
            <text:p>0.331428571428571</text:p>
          </table:table-cell>
          <table:table-cell table:formula="of:=[.C45]-[.B45]" office:value-type="float" office:value="0">
            <text:p>0</text:p>
          </table:table-cell>
          <table:table-cell office:value-type="float" office:value="0.343809523809524">
            <text:p>0.343809523809524</text:p>
          </table:table-cell>
          <table:table-cell office:value-type="float" office:value="0.359047619047619">
            <text:p>0.359047619047619</text:p>
          </table:table-cell>
          <table:table-cell table:formula="of:=[.F45]-[.E45]" office:value-type="float" office:value="0.0152380952380952">
            <text:p>0.0152380952380952</text:p>
          </table:table-cell>
          <table:table-cell office:value-type="float" office:value="0.338571428571429">
            <text:p>0.338571428571429</text:p>
          </table:table-cell>
          <table:table-cell office:value-type="float" office:value="0.348095238095238">
            <text:p>0.348095238095238</text:p>
          </table:table-cell>
          <table:table-cell table:formula="of:=[.I45]-[.H45]" office:value-type="float" office:value="0.0095238095238096">
            <text:p>0.0095238095238096</text:p>
          </table:table-cell>
          <table:table-cell office:value-type="float" office:value="0.339047619047619">
            <text:p>0.339047619047619</text:p>
          </table:table-cell>
          <table:table-cell office:value-type="float" office:value="0.362857142857143">
            <text:p>0.362857142857143</text:p>
          </table:table-cell>
          <table:table-cell table:formula="of:=[.L45]-[.K45]" office:value-type="float" office:value="0.0238095238095237">
            <text:p>0.023809523809523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6666666666667">
            <text:p>0.326666666666667</text:p>
          </table:table-cell>
          <table:table-cell table:formula="of:=[.C46]-[.B46]" office:value-type="float" office:value="0">
            <text:p>0</text:p>
          </table:table-cell>
          <table:table-cell office:value-type="float" office:value="0.343333333333333">
            <text:p>0.343333333333333</text:p>
          </table:table-cell>
          <table:table-cell office:value-type="float" office:value="0.351904761904762">
            <text:p>0.351904761904762</text:p>
          </table:table-cell>
          <table:table-cell table:formula="of:=[.F46]-[.E46]" office:value-type="float" office:value="0.00857142857142851">
            <text:p>0.00857142857142851</text:p>
          </table:table-cell>
          <table:table-cell office:value-type="float" office:value="0.338095238095238">
            <text:p>0.338095238095238</text:p>
          </table:table-cell>
          <table:table-cell office:value-type="float" office:value="0.378571428571429">
            <text:p>0.378571428571429</text:p>
          </table:table-cell>
          <table:table-cell table:formula="of:=[.I46]-[.H46]" office:value-type="float" office:value="0.0404761904761904">
            <text:p>0.0404761904761904</text:p>
          </table:table-cell>
          <table:table-cell office:value-type="float" office:value="0.343809523809524">
            <text:p>0.343809523809524</text:p>
          </table:table-cell>
          <table:table-cell office:value-type="float" office:value="0.348571428571429">
            <text:p>0.348571428571429</text:p>
          </table:table-cell>
          <table:table-cell table:formula="of:=[.L46]-[.K46]" office:value-type="float" office:value="0.0047619047619048">
            <text:p>0.004761904761904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9047619047619">
            <text:p>0.349047619047619</text:p>
          </table:table-cell>
          <table:table-cell table:formula="of:=[.C47]-[.B47]" office:value-type="float" office:value="0">
            <text:p>0</text:p>
          </table:table-cell>
          <table:table-cell office:value-type="float" office:value="0.334285714285714">
            <text:p>0.334285714285714</text:p>
          </table:table-cell>
          <table:table-cell office:value-type="float" office:value="0.357142857142857">
            <text:p>0.357142857142857</text:p>
          </table:table-cell>
          <table:table-cell table:formula="of:=[.F47]-[.E47]" office:value-type="float" office:value="0.0228571428571429">
            <text:p>0.0228571428571429</text:p>
          </table:table-cell>
          <table:table-cell office:value-type="float" office:value="0.337142857142857">
            <text:p>0.337142857142857</text:p>
          </table:table-cell>
          <table:table-cell office:value-type="float" office:value="0.372380952380952">
            <text:p>0.372380952380952</text:p>
          </table:table-cell>
          <table:table-cell table:formula="of:=[.I47]-[.H47]" office:value-type="float" office:value="0.0352380952380952">
            <text:p>0.0352380952380952</text:p>
          </table:table-cell>
          <table:table-cell office:value-type="float" office:value="0.340952380952381">
            <text:p>0.340952380952381</text:p>
          </table:table-cell>
          <table:table-cell office:value-type="float" office:value="0.378571428571429">
            <text:p>0.378571428571429</text:p>
          </table:table-cell>
          <table:table-cell table:formula="of:=[.L47]-[.K47]" office:value-type="float" office:value="0.0376190476190478">
            <text:p>0.037619047619047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46190476190476">
            <text:p>0.346190476190476</text:p>
          </table:table-cell>
          <table:table-cell table:formula="of:=[.C48]-[.B48]"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.369523809523809">
            <text:p>0.369523809523809</text:p>
          </table:table-cell>
          <table:table-cell table:formula="of:=[.F48]-[.E48]" office:value-type="float" office:value="0.0195238095238094">
            <text:p>0.0195238095238094</text:p>
          </table:table-cell>
          <table:table-cell office:value-type="float" office:value="0.342857142857143">
            <text:p>0.342857142857143</text:p>
          </table:table-cell>
          <table:table-cell office:value-type="float" office:value="0.359047619047619">
            <text:p>0.359047619047619</text:p>
          </table:table-cell>
          <table:table-cell table:formula="of:=[.I48]-[.H48]" office:value-type="float" office:value="0.0161904761904761">
            <text:p>0.0161904761904761</text:p>
          </table:table-cell>
          <table:table-cell table:number-columns-repeated="2" office:value-type="float" office:value="0.361904761904762">
            <text:p>0.361904761904762</text:p>
          </table:table-cell>
          <table:table-cell table:formula="of:=[.L48]-[.K48]" office:value-type="float" office:value="0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2380952380952">
            <text:p>0.332380952380952</text:p>
          </table:table-cell>
          <table:table-cell table:formula="of:=[.C49]-[.B49]" office:value-type="float" office:value="0">
            <text:p>0</text:p>
          </table:table-cell>
          <table:table-cell office:value-type="float" office:value="0.339047619047619">
            <text:p>0.339047619047619</text:p>
          </table:table-cell>
          <table:table-cell office:value-type="float" office:value="0.352857142857143">
            <text:p>0.352857142857143</text:p>
          </table:table-cell>
          <table:table-cell table:formula="of:=[.F49]-[.E49]" office:value-type="float" office:value="0.0138095238095237">
            <text:p>0.0138095238095237</text:p>
          </table:table-cell>
          <table:table-cell office:value-type="float" office:value="0.34047619047619">
            <text:p>0.34047619047619</text:p>
          </table:table-cell>
          <table:table-cell office:value-type="float" office:value="0.356190476190476">
            <text:p>0.356190476190476</text:p>
          </table:table-cell>
          <table:table-cell table:formula="of:=[.I49]-[.H49]" office:value-type="float" office:value="0.0157142857142857">
            <text:p>0.0157142857142857</text:p>
          </table:table-cell>
          <table:table-cell office:value-type="float" office:value="0.35">
            <text:p>0.35</text:p>
          </table:table-cell>
          <table:table-cell office:value-type="float" office:value="0.378571428571429">
            <text:p>0.378571428571429</text:p>
          </table:table-cell>
          <table:table-cell table:formula="of:=[.L49]-[.K49]" office:value-type="float" office:value="0.0285714285714287">
            <text:p>0.0285714285714287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55714285714286">
            <text:p>0.355714285714286</text:p>
          </table:table-cell>
          <table:table-cell table:formula="of:=[.C50]-[.B50]" office:value-type="float" office:value="0">
            <text:p>0</text:p>
          </table:table-cell>
          <table:table-cell office:value-type="float" office:value="0.328571428571429">
            <text:p>0.328571428571429</text:p>
          </table:table-cell>
          <table:table-cell office:value-type="float" office:value="0.344285714285714">
            <text:p>0.344285714285714</text:p>
          </table:table-cell>
          <table:table-cell table:formula="of:=[.F50]-[.E50]" office:value-type="float" office:value="0.0157142857142857">
            <text:p>0.0157142857142857</text:p>
          </table:table-cell>
          <table:table-cell office:value-type="float" office:value="0.349523809523809">
            <text:p>0.349523809523809</text:p>
          </table:table-cell>
          <table:table-cell office:value-type="float" office:value="0.380952380952381">
            <text:p>0.380952380952381</text:p>
          </table:table-cell>
          <table:table-cell table:formula="of:=[.I50]-[.H50]" office:value-type="float" office:value="0.0314285714285715">
            <text:p>0.0314285714285715</text:p>
          </table:table-cell>
          <table:table-cell office:value-type="float" office:value="0.342380952380952">
            <text:p>0.342380952380952</text:p>
          </table:table-cell>
          <table:table-cell office:value-type="float" office:value="0.378571428571429">
            <text:p>0.378571428571429</text:p>
          </table:table-cell>
          <table:table-cell table:formula="of:=[.L50]-[.K50]" office:value-type="float" office:value="0.0361904761904762">
            <text:p>0.036190476190476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.324761904761905">
            <text:p>0.324761904761905</text:p>
          </table:table-cell>
          <table:table-cell office:value-type="float" office:value="0.335238095238095">
            <text:p>0.335238095238095</text:p>
          </table:table-cell>
          <table:table-cell table:formula="of:=[.C51]-[.B51]" office:value-type="float" office:value="0.0104761904761904">
            <text:p>0.0104761904761904</text:p>
          </table:table-cell>
          <table:table-cell office:value-type="float" office:value="0.326666666666667">
            <text:p>0.326666666666667</text:p>
          </table:table-cell>
          <table:table-cell office:value-type="float" office:value="0.372857142857143">
            <text:p>0.372857142857143</text:p>
          </table:table-cell>
          <table:table-cell table:formula="of:=[.F51]-[.E51]" office:value-type="float" office:value="0.0461904761904761">
            <text:p>0.0461904761904761</text:p>
          </table:table-cell>
          <table:table-cell office:value-type="float" office:value="0.352380952380952">
            <text:p>0.352380952380952</text:p>
          </table:table-cell>
          <table:table-cell office:value-type="float" office:value="0.362857142857143">
            <text:p>0.362857142857143</text:p>
          </table:table-cell>
          <table:table-cell table:formula="of:=[.I51]-[.H51]" office:value-type="float" office:value="0.0104761904761904">
            <text:p>0.0104761904761904</text:p>
          </table:table-cell>
          <table:table-cell office:value-type="float" office:value="0.333333333333333">
            <text:p>0.333333333333333</text:p>
          </table:table-cell>
          <table:table-cell office:value-type="float" office:value="0.378571428571429">
            <text:p>0.378571428571429</text:p>
          </table:table-cell>
          <table:table-cell table:formula="of:=[.L51]-[.K51]" office:value-type="float" office:value="0.0452380952380952">
            <text:p>0.0452380952380952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31904761904762">
            <text:p>0.331904761904762</text:p>
          </table:table-cell>
          <table:table-cell table:formula="of:=[.C52]-[.B52]" office:value-type="float" office:value="0">
            <text:p>0</text:p>
          </table:table-cell>
          <table:table-cell office:value-type="float" office:value="0.339047619047619">
            <text:p>0.339047619047619</text:p>
          </table:table-cell>
          <table:table-cell office:value-type="float" office:value="0.358095238095238">
            <text:p>0.358095238095238</text:p>
          </table:table-cell>
          <table:table-cell table:formula="of:=[.F52]-[.E52]" office:value-type="float" office:value="0.0190476190476191">
            <text:p>0.0190476190476191</text:p>
          </table:table-cell>
          <table:table-cell table:number-columns-repeated="2" office:value-type="float" office:value="0.347619047619048">
            <text:p>0.347619047619048</text:p>
          </table:table-cell>
          <table:table-cell table:formula="of:=[.I52]-[.H52]" office:value-type="float" office:value="0">
            <text:p>0</text:p>
          </table:table-cell>
          <table:table-cell office:value-type="float" office:value="0.350952380952381">
            <text:p>0.350952380952381</text:p>
          </table:table-cell>
          <table:table-cell office:value-type="float" office:value="0.378571428571429">
            <text:p>0.378571428571429</text:p>
          </table:table-cell>
          <table:table-cell table:formula="of:=[.L52]-[.K52]" office:value-type="float" office:value="0.0276190476190478">
            <text:p>0.0276190476190478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float" office:value="0.327142857142857">
            <text:p>0.327142857142857</text:p>
          </table:table-cell>
          <table:table-cell table:formula="of:=[.C53]-[.B53]" office:value-type="float" office:value="0">
            <text:p>0</text:p>
          </table:table-cell>
          <table:table-cell office:value-type="float" office:value="0.330952380952381">
            <text:p>0.330952380952381</text:p>
          </table:table-cell>
          <table:table-cell office:value-type="float" office:value="0.363809523809524">
            <text:p>0.363809523809524</text:p>
          </table:table-cell>
          <table:table-cell table:formula="of:=[.F53]-[.E53]" office:value-type="float" office:value="0.0328571428571427">
            <text:p>0.0328571428571427</text:p>
          </table:table-cell>
          <table:table-cell table:number-columns-repeated="2" office:value-type="float" office:value="0.329047619047619">
            <text:p>0.329047619047619</text:p>
          </table:table-cell>
          <table:table-cell table:formula="of:=[.I53]-[.H53]" office:value-type="float" office:value="0">
            <text:p>0</text:p>
          </table:table-cell>
          <table:table-cell office:value-type="float" office:value="0.334285714285714">
            <text:p>0.334285714285714</text:p>
          </table:table-cell>
          <table:table-cell office:value-type="float" office:value="0.356666666666667">
            <text:p>0.356666666666667</text:p>
          </table:table-cell>
          <table:table-cell table:formula="of:=[.L53]-[.K53]" office:value-type="float" office:value="0.0223809523809523">
            <text:p>0.0223809523809523</text:p>
          </table:table-cell>
          <table:table-cell table:number-columns-repeated="10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7" number:min-integer-digits="1"/>
    </number:number-style>
    <number:number-style style:name="N117">
      <number:number number:decimal-places="16" number:min-integer-digits="1"/>
    </number:number-style>
    <number:number-style style:name="N118">
      <number:number number:decimal-places="15" number:min-integer-digits="1"/>
    </number:number-style>
    <number:number-style style:name="N119">
      <number:number number:decimal-places="14" number:min-integer-digits="1"/>
    </number:number-style>
    <number:number-style style:name="N120">
      <number:number number:decimal-places="13" number:min-integer-digits="1"/>
    </number:number-style>
    <number:number-style style:name="N121">
      <number:number number:decimal-places="12" number:min-integer-digits="1"/>
    </number:number-style>
    <number:number-style style:name="N122">
      <number:number number:decimal-places="11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13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8-27T13:59:25</dc:date>
    <dc:creator>vektor </dc:creator>
    <meta:generator>OpenOffice.org/3.2$Unix OpenOffice.org_project/320m12$Build-9483</meta:generator>
    <meta:editing-duration>PT00H25M20S</meta:editing-duration>
    <meta:editing-cycles>7</meta:editing-cycles>
    <meta:document-statistic meta:table-count="6" meta:cell-count="3312" meta:object-count="0"/>
  </office:meta>
</office:document-meta>
</file>